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3"/>
          <table:table-cell office:value-type="string" calcext:value-type="string">
            <text:p>radius</text:p>
          </table:table-cell>
          <table:table-cell office:value-type="string" calcext:value-type="string">
            <text:p>angle (width)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d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5min strokes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1min strokes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hand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N4]/[.P4]" office:value-type="float" office:value="16.6" calcext:value-type="float">
            <text:p>16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angle1</text:p>
          </table:table-cell>
          <table:table-cell office:value-type="string" calcext:value-type="string">
            <text:p>angle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127.5*COS([.A6]*2*PI()/360)+127.5;0)" office:value-type="float" office:value="255" calcext:value-type="float">
            <text:p>255</text:p>
          </table:table-cell>
          <table:table-cell table:formula="of:=ROUND(127.5*SIN([.A6]*2*PI()/360)+127.5;0)" office:value-type="float" office:value="128" calcext:value-type="float">
            <text:p>128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$G$4]*COS([.E6]*2*PI()/360)+127.5;0)" office:value-type="float" office:value="243" calcext:value-type="float">
            <text:p>243</text:p>
          </table:table-cell>
          <table:table-cell table:formula="of:=ROUND([.$G$4]*SIN([.E6]*2*PI()/360)+127.5;0)" office:value-type="float" office:value="128" calcext:value-type="float">
            <text:p>12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ROUND([.$K$4]*COS([.I6]*2*PI()/360)+127.5;0)" office:value-type="float" office:value="128" calcext:value-type="float">
            <text:p>128</text:p>
          </table:table-cell>
          <table:table-cell table:formula="of:=ROUND([.$K$4]*SIN([.I6]*2*PI()/360)+127.5;0)" office:value-type="float" office:value="230" calcext:value-type="float">
            <text:p>23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ROUND([.$N$4]*COS([.M6]*2*PI()/360)+127.5;0)" office:value-type="float" office:value="128" calcext:value-type="float">
            <text:p>128</text:p>
          </table:table-cell>
          <table:table-cell table:formula="of:=ROUND([.$N$4]*SIN([.M6]*2*PI()/360)+127.5;0)" office:value-type="float" office:value="211" calcext:value-type="float">
            <text:p>211</text:p>
          </table:table-cell>
          <table:table-cell table:formula="of:=ROUND([.$Q$4]*COS([.T6]*2*PI()/360)+127.5;0)" office:value-type="float" office:value="122" calcext:value-type="float">
            <text:p>122</text:p>
          </table:table-cell>
          <table:table-cell table:formula="of:=ROUND([.$Q$4]*SIN([.T6]*2*PI()/360)+127.5;0)" office:value-type="float" office:value="143" calcext:value-type="float">
            <text:p>143</text:p>
          </table:table-cell>
          <table:table-cell table:formula="of:=ROUND([.$Q$4]*COS([.U6]*2*PI()/360)+127.5;0)" office:value-type="float" office:value="133" calcext:value-type="float">
            <text:p>133</text:p>
          </table:table-cell>
          <table:table-cell table:formula="of:=ROUND([.$Q$4]*SIN([.U6]*2*PI()/360)+127.5;0)" office:value-type="float" office:value="143" calcext:value-type="float">
            <text:p>143</text:p>
          </table:table-cell>
          <table:table-cell table:formula="of:=[.M6]+[.$O$4]" office:value-type="float" office:value="110" calcext:value-type="float">
            <text:p>110</text:p>
          </table:table-cell>
          <table:table-cell table:formula="of:=[.M6]-[.$O$4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127.5*COS([.A7]*2*PI()/360)+127.5;0)" office:value-type="float" office:value="255" calcext:value-type="float">
            <text:p>255</text:p>
          </table:table-cell>
          <table:table-cell table:formula="of:=ROUND(127.5*SIN([.A7]*2*PI()/360)+127.5;0)" office:value-type="float" office:value="130" calcext:value-type="float">
            <text:p>13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[.$G$4]*COS([.E7]*2*PI()/360)+127.5;0)" office:value-type="float" office:value="227" calcext:value-type="float">
            <text:p>227</text:p>
          </table:table-cell>
          <table:table-cell table:formula="of:=ROUND([.$G$4]*SIN([.E7]*2*PI()/360)+127.5;0)" office:value-type="float" office:value="185" calcext:value-type="float">
            <text:p>185</text:p>
          </table:table-cell>
          <table:table-cell/>
          <table:table-cell office:value-type="float" office:value="96" calcext:value-type="float">
            <text:p>96</text:p>
          </table:table-cell>
          <table:table-cell table:formula="of:=ROUND([.$K$4]*COS([.I7]*2*PI()/360)+127.5;0)" office:value-type="float" office:value="117" calcext:value-type="float">
            <text:p>117</text:p>
          </table:table-cell>
          <table:table-cell table:formula="of:=ROUND([.$K$4]*SIN([.I7]*2*PI()/360)+127.5;0)" office:value-type="float" office:value="229" calcext:value-type="float">
            <text:p>22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ROUND([.$N$4]*COS([.M7]*2*PI()/360)+127.5;0)" office:value-type="float" office:value="119" calcext:value-type="float">
            <text:p>119</text:p>
          </table:table-cell>
          <table:table-cell table:formula="of:=ROUND([.$N$4]*SIN([.M7]*2*PI()/360)+127.5;0)" office:value-type="float" office:value="210" calcext:value-type="float">
            <text:p>210</text:p>
          </table:table-cell>
          <table:table-cell table:formula="of:=ROUND([.$Q$4]*COS([.T7]*2*PI()/360)+127.5;0)" office:value-type="float" office:value="120" calcext:value-type="float">
            <text:p>120</text:p>
          </table:table-cell>
          <table:table-cell table:formula="of:=ROUND([.$Q$4]*SIN([.T7]*2*PI()/360)+127.5;0)" office:value-type="float" office:value="142" calcext:value-type="float">
            <text:p>142</text:p>
          </table:table-cell>
          <table:table-cell table:formula="of:=ROUND([.$Q$4]*COS([.U7]*2*PI()/360)+127.5;0)" office:value-type="float" office:value="132" calcext:value-type="float">
            <text:p>132</text:p>
          </table:table-cell>
          <table:table-cell table:formula="of:=ROUND([.$Q$4]*SIN([.U7]*2*PI()/360)+127.5;0)" office:value-type="float" office:value="144" calcext:value-type="float">
            <text:p>144</text:p>
          </table:table-cell>
          <table:table-cell table:formula="of:=[.M7]+[.$O$4]" office:value-type="float" office:value="116" calcext:value-type="float">
            <text:p>116</text:p>
          </table:table-cell>
          <table:table-cell table:formula="of:=[.M7]-[.$O$4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127.5*COS([.A8]*2*PI()/360)+127.5;0)" office:value-type="float" office:value="255" calcext:value-type="float">
            <text:p>255</text:p>
          </table:table-cell>
          <table:table-cell table:formula="of:=ROUND(127.5*SIN([.A8]*2*PI()/360)+127.5;0)" office:value-type="float" office:value="132" calcext:value-type="float">
            <text:p>13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$G$4]*COS([.E8]*2*PI()/360)+127.5;0)" office:value-type="float" office:value="185" calcext:value-type="float">
            <text:p>185</text:p>
          </table:table-cell>
          <table:table-cell table:formula="of:=ROUND([.$G$4]*SIN([.E8]*2*PI()/360)+127.5;0)" office:value-type="float" office:value="227" calcext:value-type="float">
            <text:p>22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ROUND([.$K$4]*COS([.I8]*2*PI()/360)+127.5;0)" office:value-type="float" office:value="106" calcext:value-type="float">
            <text:p>106</text:p>
          </table:table-cell>
          <table:table-cell table:formula="of:=ROUND([.$K$4]*SIN([.I8]*2*PI()/360)+127.5;0)" office:value-type="float" office:value="227" calcext:value-type="float">
            <text:p>22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ROUND([.$N$4]*COS([.M8]*2*PI()/360)+127.5;0)" office:value-type="float" office:value="110" calcext:value-type="float">
            <text:p>110</text:p>
          </table:table-cell>
          <table:table-cell table:formula="of:=ROUND([.$N$4]*SIN([.M8]*2*PI()/360)+127.5;0)" office:value-type="float" office:value="209" calcext:value-type="float">
            <text:p>209</text:p>
          </table:table-cell>
          <table:table-cell table:formula="of:=ROUND([.$Q$4]*COS([.T8]*2*PI()/360)+127.5;0)" office:value-type="float" office:value="119" calcext:value-type="float">
            <text:p>119</text:p>
          </table:table-cell>
          <table:table-cell table:formula="of:=ROUND([.$Q$4]*SIN([.T8]*2*PI()/360)+127.5;0)" office:value-type="float" office:value="142" calcext:value-type="float">
            <text:p>142</text:p>
          </table:table-cell>
          <table:table-cell table:formula="of:=ROUND([.$Q$4]*COS([.U8]*2*PI()/360)+127.5;0)" office:value-type="float" office:value="130" calcext:value-type="float">
            <text:p>130</text:p>
          </table:table-cell>
          <table:table-cell table:formula="of:=ROUND([.$Q$4]*SIN([.U8]*2*PI()/360)+127.5;0)" office:value-type="float" office:value="144" calcext:value-type="float">
            <text:p>144</text:p>
          </table:table-cell>
          <table:table-cell table:formula="of:=[.M8]+[.$O$4]" office:value-type="float" office:value="122" calcext:value-type="float">
            <text:p>122</text:p>
          </table:table-cell>
          <table:table-cell table:formula="of:=[.M8]-[.$O$4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127.5*COS([.A9]*2*PI()/360)+127.5;0)" office:value-type="float" office:value="255" calcext:value-type="float">
            <text:p>255</text:p>
          </table:table-cell>
          <table:table-cell table:formula="of:=ROUND(127.5*SIN([.A9]*2*PI()/360)+127.5;0)" office:value-type="float" office:value="134" calcext:value-type="float">
            <text:p>13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ROUND([.$G$4]*COS([.E9]*2*PI()/360)+127.5;0)" office:value-type="float" office:value="128" calcext:value-type="float">
            <text:p>128</text:p>
          </table:table-cell>
          <table:table-cell table:formula="of:=ROUND([.$G$4]*SIN([.E9]*2*PI()/360)+127.5;0)" office:value-type="float" office:value="243" calcext:value-type="float">
            <text:p>24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ROUND([.$K$4]*COS([.I9]*2*PI()/360)+127.5;0)" office:value-type="float" office:value="96" calcext:value-type="float">
            <text:p>96</text:p>
          </table:table-cell>
          <table:table-cell table:formula="of:=ROUND([.$K$4]*SIN([.I9]*2*PI()/360)+127.5;0)" office:value-type="float" office:value="225" calcext:value-type="float">
            <text:p>225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ROUND([.$N$4]*COS([.M9]*2*PI()/360)+127.5;0)" office:value-type="float" office:value="102" calcext:value-type="float">
            <text:p>102</text:p>
          </table:table-cell>
          <table:table-cell table:formula="of:=ROUND([.$N$4]*SIN([.M9]*2*PI()/360)+127.5;0)" office:value-type="float" office:value="206" calcext:value-type="float">
            <text:p>206</text:p>
          </table:table-cell>
          <table:table-cell table:formula="of:=ROUND([.$Q$4]*COS([.T9]*2*PI()/360)+127.5;0)" office:value-type="float" office:value="117" calcext:value-type="float">
            <text:p>117</text:p>
          </table:table-cell>
          <table:table-cell table:formula="of:=ROUND([.$Q$4]*SIN([.T9]*2*PI()/360)+127.5;0)" office:value-type="float" office:value="141" calcext:value-type="float">
            <text:p>141</text:p>
          </table:table-cell>
          <table:table-cell table:formula="of:=ROUND([.$Q$4]*COS([.U9]*2*PI()/360)+127.5;0)" office:value-type="float" office:value="128" calcext:value-type="float">
            <text:p>128</text:p>
          </table:table-cell>
          <table:table-cell table:formula="of:=ROUND([.$Q$4]*SIN([.U9]*2*PI()/360)+127.5;0)" office:value-type="float" office:value="144" calcext:value-type="float">
            <text:p>144</text:p>
          </table:table-cell>
          <table:table-cell table:formula="of:=[.M9]+[.$O$4]" office:value-type="float" office:value="128" calcext:value-type="float">
            <text:p>128</text:p>
          </table:table-cell>
          <table:table-cell table:formula="of:=[.M9]-[.$O$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127.5*COS([.A10]*2*PI()/360)+127.5;0)" office:value-type="float" office:value="255" calcext:value-type="float">
            <text:p>255</text:p>
          </table:table-cell>
          <table:table-cell table:formula="of:=ROUND(127.5*SIN([.A10]*2*PI()/360)+127.5;0)" office:value-type="float" office:value="136" calcext:value-type="float">
            <text:p>13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ROUND([.$G$4]*COS([.E10]*2*PI()/360)+127.5;0)" office:value-type="float" office:value="70" calcext:value-type="float">
            <text:p>70</text:p>
          </table:table-cell>
          <table:table-cell table:formula="of:=ROUND([.$G$4]*SIN([.E10]*2*PI()/360)+127.5;0)" office:value-type="float" office:value="227" calcext:value-type="float">
            <text:p>227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ROUND([.$K$4]*COS([.I10]*2*PI()/360)+127.5;0)" office:value-type="float" office:value="86" calcext:value-type="float">
            <text:p>86</text:p>
          </table:table-cell>
          <table:table-cell table:formula="of:=ROUND([.$K$4]*SIN([.I10]*2*PI()/360)+127.5;0)" office:value-type="float" office:value="221" calcext:value-type="float">
            <text:p>221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ROUND([.$N$4]*COS([.M10]*2*PI()/360)+127.5;0)" office:value-type="float" office:value="94" calcext:value-type="float">
            <text:p>94</text:p>
          </table:table-cell>
          <table:table-cell table:formula="of:=ROUND([.$N$4]*SIN([.M10]*2*PI()/360)+127.5;0)" office:value-type="float" office:value="203" calcext:value-type="float">
            <text:p>203</text:p>
          </table:table-cell>
          <table:table-cell table:formula="of:=ROUND([.$Q$4]*COS([.T10]*2*PI()/360)+127.5;0)" office:value-type="float" office:value="116" calcext:value-type="float">
            <text:p>116</text:p>
          </table:table-cell>
          <table:table-cell table:formula="of:=ROUND([.$Q$4]*SIN([.T10]*2*PI()/360)+127.5;0)" office:value-type="float" office:value="139" calcext:value-type="float">
            <text:p>139</text:p>
          </table:table-cell>
          <table:table-cell table:formula="of:=ROUND([.$Q$4]*COS([.U10]*2*PI()/360)+127.5;0)" office:value-type="float" office:value="126" calcext:value-type="float">
            <text:p>126</text:p>
          </table:table-cell>
          <table:table-cell table:formula="of:=ROUND([.$Q$4]*SIN([.U10]*2*PI()/360)+127.5;0)" office:value-type="float" office:value="144" calcext:value-type="float">
            <text:p>144</text:p>
          </table:table-cell>
          <table:table-cell table:formula="of:=[.M10]+[.$O$4]" office:value-type="float" office:value="134" calcext:value-type="float">
            <text:p>134</text:p>
          </table:table-cell>
          <table:table-cell table:formula="of:=[.M10]-[.$O$4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127.5*COS([.A11]*2*PI()/360)+127.5;0)" office:value-type="float" office:value="255" calcext:value-type="float">
            <text:p>255</text:p>
          </table:table-cell>
          <table:table-cell table:formula="of:=ROUND(127.5*SIN([.A11]*2*PI()/360)+127.5;0)" office:value-type="float" office:value="139" calcext:value-type="float">
            <text:p>139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ROUND([.$G$4]*COS([.E11]*2*PI()/360)+127.5;0)" office:value-type="float" office:value="28" calcext:value-type="float">
            <text:p>28</text:p>
          </table:table-cell>
          <table:table-cell table:formula="of:=ROUND([.$G$4]*SIN([.E11]*2*PI()/360)+127.5;0)" office:value-type="float" office:value="185" calcext:value-type="float">
            <text:p>18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ROUND([.$K$4]*COS([.I11]*2*PI()/360)+127.5;0)" office:value-type="float" office:value="77" calcext:value-type="float">
            <text:p>77</text:p>
          </table:table-cell>
          <table:table-cell table:formula="of:=ROUND([.$K$4]*SIN([.I11]*2*PI()/360)+127.5;0)" office:value-type="float" office:value="216" calcext:value-type="float">
            <text:p>21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ROUND([.$N$4]*COS([.M11]*2*PI()/360)+127.5;0)" office:value-type="float" office:value="86" calcext:value-type="float">
            <text:p>86</text:p>
          </table:table-cell>
          <table:table-cell table:formula="of:=ROUND([.$N$4]*SIN([.M11]*2*PI()/360)+127.5;0)" office:value-type="float" office:value="199" calcext:value-type="float">
            <text:p>199</text:p>
          </table:table-cell>
          <table:table-cell table:formula="of:=ROUND([.$Q$4]*COS([.T11]*2*PI()/360)+127.5;0)" office:value-type="float" office:value="115" calcext:value-type="float">
            <text:p>115</text:p>
          </table:table-cell>
          <table:table-cell table:formula="of:=ROUND([.$Q$4]*SIN([.T11]*2*PI()/360)+127.5;0)" office:value-type="float" office:value="138" calcext:value-type="float">
            <text:p>138</text:p>
          </table:table-cell>
          <table:table-cell table:formula="of:=ROUND([.$Q$4]*COS([.U11]*2*PI()/360)+127.5;0)" office:value-type="float" office:value="125" calcext:value-type="float">
            <text:p>125</text:p>
          </table:table-cell>
          <table:table-cell table:formula="of:=ROUND([.$Q$4]*SIN([.U11]*2*PI()/360)+127.5;0)" office:value-type="float" office:value="144" calcext:value-type="float">
            <text:p>144</text:p>
          </table:table-cell>
          <table:table-cell table:formula="of:=[.M11]+[.$O$4]" office:value-type="float" office:value="140" calcext:value-type="float">
            <text:p>140</text:p>
          </table:table-cell>
          <table:table-cell table:formula="of:=[.M11]-[.$O$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127.5*COS([.A12]*2*PI()/360)+127.5;0)" office:value-type="float" office:value="254" calcext:value-type="float">
            <text:p>254</text:p>
          </table:table-cell>
          <table:table-cell table:formula="of:=ROUND(127.5*SIN([.A12]*2*PI()/360)+127.5;0)" office:value-type="float" office:value="141" calcext:value-type="float">
            <text:p>14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ROUND([.$G$4]*COS([.E12]*2*PI()/360)+127.5;0)" office:value-type="float" office:value="13" calcext:value-type="float">
            <text:p>13</text:p>
          </table:table-cell>
          <table:table-cell table:formula="of:=ROUND([.$G$4]*SIN([.E12]*2*PI()/360)+127.5;0)" office:value-type="float" office:value="128" calcext:value-type="float">
            <text:p>128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ROUND([.$K$4]*COS([.I12]*2*PI()/360)+127.5;0)" office:value-type="float" office:value="68" calcext:value-type="float">
            <text:p>68</text:p>
          </table:table-cell>
          <table:table-cell table:formula="of:=ROUND([.$K$4]*SIN([.I12]*2*PI()/360)+127.5;0)" office:value-type="float" office:value="210" calcext:value-type="float">
            <text:p>21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ROUND([.$N$4]*COS([.M12]*2*PI()/360)+127.5;0)" office:value-type="float" office:value="79" calcext:value-type="float">
            <text:p>79</text:p>
          </table:table-cell>
          <table:table-cell table:formula="of:=ROUND([.$N$4]*SIN([.M12]*2*PI()/360)+127.5;0)" office:value-type="float" office:value="195" calcext:value-type="float">
            <text:p>195</text:p>
          </table:table-cell>
          <table:table-cell table:formula="of:=ROUND([.$Q$4]*COS([.T12]*2*PI()/360)+127.5;0)" office:value-type="float" office:value="114" calcext:value-type="float">
            <text:p>114</text:p>
          </table:table-cell>
          <table:table-cell table:formula="of:=ROUND([.$Q$4]*SIN([.T12]*2*PI()/360)+127.5;0)" office:value-type="float" office:value="137" calcext:value-type="float">
            <text:p>137</text:p>
          </table:table-cell>
          <table:table-cell table:formula="of:=ROUND([.$Q$4]*COS([.U12]*2*PI()/360)+127.5;0)" office:value-type="float" office:value="123" calcext:value-type="float">
            <text:p>123</text:p>
          </table:table-cell>
          <table:table-cell table:formula="of:=ROUND([.$Q$4]*SIN([.U12]*2*PI()/360)+127.5;0)" office:value-type="float" office:value="143" calcext:value-type="float">
            <text:p>143</text:p>
          </table:table-cell>
          <table:table-cell table:formula="of:=[.M12]+[.$O$4]" office:value-type="float" office:value="146" calcext:value-type="float">
            <text:p>146</text:p>
          </table:table-cell>
          <table:table-cell table:formula="of:=[.M12]-[.$O$4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127.5*COS([.A13]*2*PI()/360)+127.5;0)" office:value-type="float" office:value="254" calcext:value-type="float">
            <text:p>254</text:p>
          </table:table-cell>
          <table:table-cell table:formula="of:=ROUND(127.5*SIN([.A13]*2*PI()/360)+127.5;0)" office:value-type="float" office:value="143" calcext:value-type="float">
            <text:p>143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ROUND([.$G$4]*COS([.E13]*2*PI()/360)+127.5;0)" office:value-type="float" office:value="28" calcext:value-type="float">
            <text:p>28</text:p>
          </table:table-cell>
          <table:table-cell table:formula="of:=ROUND([.$G$4]*SIN([.E13]*2*PI()/360)+127.5;0)" office:value-type="float" office:value="70" calcext:value-type="float">
            <text:p>7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ROUND([.$K$4]*COS([.I13]*2*PI()/360)+127.5;0)" office:value-type="float" office:value="59" calcext:value-type="float">
            <text:p>59</text:p>
          </table:table-cell>
          <table:table-cell table:formula="of:=ROUND([.$K$4]*SIN([.I13]*2*PI()/360)+127.5;0)" office:value-type="float" office:value="203" calcext:value-type="float">
            <text:p>203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ROUND([.$N$4]*COS([.M13]*2*PI()/360)+127.5;0)" office:value-type="float" office:value="72" calcext:value-type="float">
            <text:p>72</text:p>
          </table:table-cell>
          <table:table-cell table:formula="of:=ROUND([.$N$4]*SIN([.M13]*2*PI()/360)+127.5;0)" office:value-type="float" office:value="189" calcext:value-type="float">
            <text:p>189</text:p>
          </table:table-cell>
          <table:table-cell table:formula="of:=ROUND([.$Q$4]*COS([.T13]*2*PI()/360)+127.5;0)" office:value-type="float" office:value="113" calcext:value-type="float">
            <text:p>113</text:p>
          </table:table-cell>
          <table:table-cell table:formula="of:=ROUND([.$Q$4]*SIN([.T13]*2*PI()/360)+127.5;0)" office:value-type="float" office:value="135" calcext:value-type="float">
            <text:p>135</text:p>
          </table:table-cell>
          <table:table-cell table:formula="of:=ROUND([.$Q$4]*COS([.U13]*2*PI()/360)+127.5;0)" office:value-type="float" office:value="121" calcext:value-type="float">
            <text:p>121</text:p>
          </table:table-cell>
          <table:table-cell table:formula="of:=ROUND([.$Q$4]*SIN([.U13]*2*PI()/360)+127.5;0)" office:value-type="float" office:value="143" calcext:value-type="float">
            <text:p>143</text:p>
          </table:table-cell>
          <table:table-cell table:formula="of:=[.M13]+[.$O$4]" office:value-type="float" office:value="152" calcext:value-type="float">
            <text:p>152</text:p>
          </table:table-cell>
          <table:table-cell table:formula="of:=[.M13]-[.$O$4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127.5*COS([.A14]*2*PI()/360)+127.5;0)" office:value-type="float" office:value="254" calcext:value-type="float">
            <text:p>254</text:p>
          </table:table-cell>
          <table:table-cell table:formula="of:=ROUND(127.5*SIN([.A14]*2*PI()/360)+127.5;0)" office:value-type="float" office:value="145" calcext:value-type="float">
            <text:p>145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ROUND([.$G$4]*COS([.E14]*2*PI()/360)+127.5;0)" office:value-type="float" office:value="70" calcext:value-type="float">
            <text:p>70</text:p>
          </table:table-cell>
          <table:table-cell table:formula="of:=ROUND([.$G$4]*SIN([.E14]*2*PI()/360)+127.5;0)" office:value-type="float" office:value="28" calcext:value-type="float">
            <text:p>28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ROUND([.$K$4]*COS([.I14]*2*PI()/360)+127.5;0)" office:value-type="float" office:value="52" calcext:value-type="float">
            <text:p>52</text:p>
          </table:table-cell>
          <table:table-cell table:formula="of:=ROUND([.$K$4]*SIN([.I14]*2*PI()/360)+127.5;0)" office:value-type="float" office:value="196" calcext:value-type="float">
            <text:p>196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ROUND([.$N$4]*COS([.M14]*2*PI()/360)+127.5;0)" office:value-type="float" office:value="66" calcext:value-type="float">
            <text:p>66</text:p>
          </table:table-cell>
          <table:table-cell table:formula="of:=ROUND([.$N$4]*SIN([.M14]*2*PI()/360)+127.5;0)" office:value-type="float" office:value="183" calcext:value-type="float">
            <text:p>183</text:p>
          </table:table-cell>
          <table:table-cell table:formula="of:=ROUND([.$Q$4]*COS([.T14]*2*PI()/360)+127.5;0)" office:value-type="float" office:value="112" calcext:value-type="float">
            <text:p>112</text:p>
          </table:table-cell>
          <table:table-cell table:formula="of:=ROUND([.$Q$4]*SIN([.T14]*2*PI()/360)+127.5;0)" office:value-type="float" office:value="134" calcext:value-type="float">
            <text:p>134</text:p>
          </table:table-cell>
          <table:table-cell table:formula="of:=ROUND([.$Q$4]*COS([.U14]*2*PI()/360)+127.5;0)" office:value-type="float" office:value="120" calcext:value-type="float">
            <text:p>120</text:p>
          </table:table-cell>
          <table:table-cell table:formula="of:=ROUND([.$Q$4]*SIN([.U14]*2*PI()/360)+127.5;0)" office:value-type="float" office:value="142" calcext:value-type="float">
            <text:p>142</text:p>
          </table:table-cell>
          <table:table-cell table:formula="of:=[.M14]+[.$O$4]" office:value-type="float" office:value="158" calcext:value-type="float">
            <text:p>158</text:p>
          </table:table-cell>
          <table:table-cell table:formula="of:=[.M14]-[.$O$4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127.5*COS([.A15]*2*PI()/360)+127.5;0)" office:value-type="float" office:value="253" calcext:value-type="float">
            <text:p>253</text:p>
          </table:table-cell>
          <table:table-cell table:formula="of:=ROUND(127.5*SIN([.A15]*2*PI()/360)+127.5;0)" office:value-type="float" office:value="147" calcext:value-type="float">
            <text:p>147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ROUND([.$G$4]*COS([.E15]*2*PI()/360)+127.5;0)" office:value-type="float" office:value="128" calcext:value-type="float">
            <text:p>128</text:p>
          </table:table-cell>
          <table:table-cell table:formula="of:=ROUND([.$G$4]*SIN([.E15]*2*PI()/360)+127.5;0)" office:value-type="float" office:value="13" calcext:value-type="float">
            <text:p>1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ROUND([.$K$4]*COS([.I15]*2*PI()/360)+127.5;0)" office:value-type="float" office:value="45" calcext:value-type="float">
            <text:p>45</text:p>
          </table:table-cell>
          <table:table-cell table:formula="of:=ROUND([.$K$4]*SIN([.I15]*2*PI()/360)+127.5;0)" office:value-type="float" office:value="187" calcext:value-type="float">
            <text:p>187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ROUND([.$N$4]*COS([.M15]*2*PI()/360)+127.5;0)" office:value-type="float" office:value="60" calcext:value-type="float">
            <text:p>60</text:p>
          </table:table-cell>
          <table:table-cell table:formula="of:=ROUND([.$N$4]*SIN([.M15]*2*PI()/360)+127.5;0)" office:value-type="float" office:value="176" calcext:value-type="float">
            <text:p>176</text:p>
          </table:table-cell>
          <table:table-cell table:formula="of:=ROUND([.$Q$4]*COS([.T15]*2*PI()/360)+127.5;0)" office:value-type="float" office:value="112" calcext:value-type="float">
            <text:p>112</text:p>
          </table:table-cell>
          <table:table-cell table:formula="of:=ROUND([.$Q$4]*SIN([.T15]*2*PI()/360)+127.5;0)" office:value-type="float" office:value="132" calcext:value-type="float">
            <text:p>132</text:p>
          </table:table-cell>
          <table:table-cell table:formula="of:=ROUND([.$Q$4]*COS([.U15]*2*PI()/360)+127.5;0)" office:value-type="float" office:value="118" calcext:value-type="float">
            <text:p>118</text:p>
          </table:table-cell>
          <table:table-cell table:formula="of:=ROUND([.$Q$4]*SIN([.U15]*2*PI()/360)+127.5;0)" office:value-type="float" office:value="141" calcext:value-type="float">
            <text:p>141</text:p>
          </table:table-cell>
          <table:table-cell table:formula="of:=[.M15]+[.$O$4]" office:value-type="float" office:value="164" calcext:value-type="float">
            <text:p>164</text:p>
          </table:table-cell>
          <table:table-cell table:formula="of:=[.M15]-[.$O$4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127.5*COS([.A16]*2*PI()/360)+127.5;0)" office:value-type="float" office:value="253" calcext:value-type="float">
            <text:p>253</text:p>
          </table:table-cell>
          <table:table-cell table:formula="of:=ROUND(127.5*SIN([.A16]*2*PI()/360)+127.5;0)" office:value-type="float" office:value="150" calcext:value-type="float">
            <text:p>15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ROUND([.$G$4]*COS([.E16]*2*PI()/360)+127.5;0)" office:value-type="float" office:value="185" calcext:value-type="float">
            <text:p>185</text:p>
          </table:table-cell>
          <table:table-cell table:formula="of:=ROUND([.$G$4]*SIN([.E16]*2*PI()/360)+127.5;0)" office:value-type="float" office:value="28" calcext:value-type="float">
            <text:p>28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ROUND([.$K$4]*COS([.I16]*2*PI()/360)+127.5;0)" office:value-type="float" office:value="39" calcext:value-type="float">
            <text:p>39</text:p>
          </table:table-cell>
          <table:table-cell table:formula="of:=ROUND([.$K$4]*SIN([.I16]*2*PI()/360)+127.5;0)" office:value-type="float" office:value="179" calcext:value-type="float">
            <text:p>179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ROUND([.$N$4]*COS([.M16]*2*PI()/360)+127.5;0)" office:value-type="float" office:value="56" calcext:value-type="float">
            <text:p>56</text:p>
          </table:table-cell>
          <table:table-cell table:formula="of:=ROUND([.$N$4]*SIN([.M16]*2*PI()/360)+127.5;0)" office:value-type="float" office:value="169" calcext:value-type="float">
            <text:p>169</text:p>
          </table:table-cell>
          <table:table-cell table:formula="of:=ROUND([.$Q$4]*COS([.T16]*2*PI()/360)+127.5;0)" office:value-type="float" office:value="111" calcext:value-type="float">
            <text:p>111</text:p>
          </table:table-cell>
          <table:table-cell table:formula="of:=ROUND([.$Q$4]*SIN([.T16]*2*PI()/360)+127.5;0)" office:value-type="float" office:value="130" calcext:value-type="float">
            <text:p>130</text:p>
          </table:table-cell>
          <table:table-cell table:formula="of:=ROUND([.$Q$4]*COS([.U16]*2*PI()/360)+127.5;0)" office:value-type="float" office:value="117" calcext:value-type="float">
            <text:p>117</text:p>
          </table:table-cell>
          <table:table-cell table:formula="of:=ROUND([.$Q$4]*SIN([.U16]*2*PI()/360)+127.5;0)" office:value-type="float" office:value="140" calcext:value-type="float">
            <text:p>140</text:p>
          </table:table-cell>
          <table:table-cell table:formula="of:=[.M16]+[.$O$4]" office:value-type="float" office:value="170" calcext:value-type="float">
            <text:p>170</text:p>
          </table:table-cell>
          <table:table-cell table:formula="of:=[.M16]-[.$O$4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127.5*COS([.A17]*2*PI()/360)+127.5;0)" office:value-type="float" office:value="253" calcext:value-type="float">
            <text:p>253</text:p>
          </table:table-cell>
          <table:table-cell table:formula="of:=ROUND(127.5*SIN([.A17]*2*PI()/360)+127.5;0)" office:value-type="float" office:value="152" calcext:value-type="float">
            <text:p>152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ROUND([.$G$4]*COS([.E17]*2*PI()/360)+127.5;0)" office:value-type="float" office:value="227" calcext:value-type="float">
            <text:p>227</text:p>
          </table:table-cell>
          <table:table-cell table:formula="of:=ROUND([.$G$4]*SIN([.E17]*2*PI()/360)+127.5;0)" office:value-type="float" office:value="70" calcext:value-type="float">
            <text:p>70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ROUND([.$K$4]*COS([.I17]*2*PI()/360)+127.5;0)" office:value-type="float" office:value="34" calcext:value-type="float">
            <text:p>34</text:p>
          </table:table-cell>
          <table:table-cell table:formula="of:=ROUND([.$K$4]*SIN([.I17]*2*PI()/360)+127.5;0)" office:value-type="float" office:value="169" calcext:value-type="float">
            <text:p>169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ROUND([.$N$4]*COS([.M17]*2*PI()/360)+127.5;0)" office:value-type="float" office:value="52" calcext:value-type="float">
            <text:p>52</text:p>
          </table:table-cell>
          <table:table-cell table:formula="of:=ROUND([.$N$4]*SIN([.M17]*2*PI()/360)+127.5;0)" office:value-type="float" office:value="161" calcext:value-type="float">
            <text:p>161</text:p>
          </table:table-cell>
          <table:table-cell table:formula="of:=ROUND([.$Q$4]*COS([.T17]*2*PI()/360)+127.5;0)" office:value-type="float" office:value="111" calcext:value-type="float">
            <text:p>111</text:p>
          </table:table-cell>
          <table:table-cell table:formula="of:=ROUND([.$Q$4]*SIN([.T17]*2*PI()/360)+127.5;0)" office:value-type="float" office:value="129" calcext:value-type="float">
            <text:p>129</text:p>
          </table:table-cell>
          <table:table-cell table:formula="of:=ROUND([.$Q$4]*COS([.U17]*2*PI()/360)+127.5;0)" office:value-type="float" office:value="116" calcext:value-type="float">
            <text:p>116</text:p>
          </table:table-cell>
          <table:table-cell table:formula="of:=ROUND([.$Q$4]*SIN([.U17]*2*PI()/360)+127.5;0)" office:value-type="float" office:value="139" calcext:value-type="float">
            <text:p>139</text:p>
          </table:table-cell>
          <table:table-cell table:formula="of:=[.M17]+[.$O$4]" office:value-type="float" office:value="176" calcext:value-type="float">
            <text:p>176</text:p>
          </table:table-cell>
          <table:table-cell table:formula="of:=[.M17]-[.$O$4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127.5*COS([.A18]*2*PI()/360)+127.5;0)" office:value-type="float" office:value="252" calcext:value-type="float">
            <text:p>252</text:p>
          </table:table-cell>
          <table:table-cell table:formula="of:=ROUND(127.5*SIN([.A18]*2*PI()/360)+127.5;0)" office:value-type="float" office:value="154" calcext:value-type="float">
            <text:p>154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ROUND([.$K$4]*COS([.I18]*2*PI()/360)+127.5;0)" office:value-type="float" office:value="30" calcext:value-type="float">
            <text:p>30</text:p>
          </table:table-cell>
          <table:table-cell table:formula="of:=ROUND([.$K$4]*SIN([.I18]*2*PI()/360)+127.5;0)" office:value-type="float" office:value="159" calcext:value-type="float">
            <text:p>159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ROUND([.$N$4]*COS([.M18]*2*PI()/360)+127.5;0)" office:value-type="float" office:value="49" calcext:value-type="float">
            <text:p>49</text:p>
          </table:table-cell>
          <table:table-cell table:formula="of:=ROUND([.$N$4]*SIN([.M18]*2*PI()/360)+127.5;0)" office:value-type="float" office:value="153" calcext:value-type="float">
            <text:p>153</text:p>
          </table:table-cell>
          <table:table-cell table:formula="of:=ROUND([.$Q$4]*COS([.T18]*2*PI()/360)+127.5;0)" office:value-type="float" office:value="111" calcext:value-type="float">
            <text:p>111</text:p>
          </table:table-cell>
          <table:table-cell table:formula="of:=ROUND([.$Q$4]*SIN([.T18]*2*PI()/360)+127.5;0)" office:value-type="float" office:value="127" calcext:value-type="float">
            <text:p>127</text:p>
          </table:table-cell>
          <table:table-cell table:formula="of:=ROUND([.$Q$4]*COS([.U18]*2*PI()/360)+127.5;0)" office:value-type="float" office:value="114" calcext:value-type="float">
            <text:p>114</text:p>
          </table:table-cell>
          <table:table-cell table:formula="of:=ROUND([.$Q$4]*SIN([.U18]*2*PI()/360)+127.5;0)" office:value-type="float" office:value="138" calcext:value-type="float">
            <text:p>138</text:p>
          </table:table-cell>
          <table:table-cell table:formula="of:=[.M18]+[.$O$4]" office:value-type="float" office:value="182" calcext:value-type="float">
            <text:p>182</text:p>
          </table:table-cell>
          <table:table-cell table:formula="of:=[.M18]-[.$O$4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127.5*COS([.A19]*2*PI()/360)+127.5;0)" office:value-type="float" office:value="252" calcext:value-type="float">
            <text:p>252</text:p>
          </table:table-cell>
          <table:table-cell table:formula="of:=ROUND(127.5*SIN([.A19]*2*PI()/360)+127.5;0)" office:value-type="float" office:value="156" calcext:value-type="float">
            <text:p>156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ROUND([.$K$4]*COS([.I19]*2*PI()/360)+127.5;0)" office:value-type="float" office:value="28" calcext:value-type="float">
            <text:p>28</text:p>
          </table:table-cell>
          <table:table-cell table:formula="of:=ROUND([.$K$4]*SIN([.I19]*2*PI()/360)+127.5;0)" office:value-type="float" office:value="149" calcext:value-type="float">
            <text:p>149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ROUND([.$N$4]*COS([.M19]*2*PI()/360)+127.5;0)" office:value-type="float" office:value="46" calcext:value-type="float">
            <text:p>46</text:p>
          </table:table-cell>
          <table:table-cell table:formula="of:=ROUND([.$N$4]*SIN([.M19]*2*PI()/360)+127.5;0)" office:value-type="float" office:value="145" calcext:value-type="float">
            <text:p>145</text:p>
          </table:table-cell>
          <table:table-cell table:formula="of:=ROUND([.$Q$4]*COS([.T19]*2*PI()/360)+127.5;0)" office:value-type="float" office:value="111" calcext:value-type="float">
            <text:p>111</text:p>
          </table:table-cell>
          <table:table-cell table:formula="of:=ROUND([.$Q$4]*SIN([.T19]*2*PI()/360)+127.5;0)" office:value-type="float" office:value="125" calcext:value-type="float">
            <text:p>125</text:p>
          </table:table-cell>
          <table:table-cell table:formula="of:=ROUND([.$Q$4]*COS([.U19]*2*PI()/360)+127.5;0)" office:value-type="float" office:value="113" calcext:value-type="float">
            <text:p>113</text:p>
          </table:table-cell>
          <table:table-cell table:formula="of:=ROUND([.$Q$4]*SIN([.U19]*2*PI()/360)+127.5;0)" office:value-type="float" office:value="136" calcext:value-type="float">
            <text:p>136</text:p>
          </table:table-cell>
          <table:table-cell table:formula="of:=[.M19]+[.$O$4]" office:value-type="float" office:value="188" calcext:value-type="float">
            <text:p>188</text:p>
          </table:table-cell>
          <table:table-cell table:formula="of:=[.M19]-[.$O$4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127.5*COS([.A20]*2*PI()/360)+127.5;0)" office:value-type="float" office:value="251" calcext:value-type="float">
            <text:p>251</text:p>
          </table:table-cell>
          <table:table-cell table:formula="of:=ROUND(127.5*SIN([.A20]*2*PI()/360)+127.5;0)" office:value-type="float" office:value="158" calcext:value-type="float">
            <text:p>158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ROUND([.$K$4]*COS([.I20]*2*PI()/360)+127.5;0)" office:value-type="float" office:value="26" calcext:value-type="float">
            <text:p>26</text:p>
          </table:table-cell>
          <table:table-cell table:formula="of:=ROUND([.$K$4]*SIN([.I20]*2*PI()/360)+127.5;0)" office:value-type="float" office:value="138" calcext:value-type="float">
            <text:p>138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ROUND([.$N$4]*COS([.M20]*2*PI()/360)+127.5;0)" office:value-type="float" office:value="45" calcext:value-type="float">
            <text:p>45</text:p>
          </table:table-cell>
          <table:table-cell table:formula="of:=ROUND([.$N$4]*SIN([.M20]*2*PI()/360)+127.5;0)" office:value-type="float" office:value="136" calcext:value-type="float">
            <text:p>136</text:p>
          </table:table-cell>
          <table:table-cell table:formula="of:=ROUND([.$Q$4]*COS([.T20]*2*PI()/360)+127.5;0)" office:value-type="float" office:value="111" calcext:value-type="float">
            <text:p>111</text:p>
          </table:table-cell>
          <table:table-cell table:formula="of:=ROUND([.$Q$4]*SIN([.T20]*2*PI()/360)+127.5;0)" office:value-type="float" office:value="123" calcext:value-type="float">
            <text:p>123</text:p>
          </table:table-cell>
          <table:table-cell table:formula="of:=ROUND([.$Q$4]*COS([.U20]*2*PI()/360)+127.5;0)" office:value-type="float" office:value="113" calcext:value-type="float">
            <text:p>113</text:p>
          </table:table-cell>
          <table:table-cell table:formula="of:=ROUND([.$Q$4]*SIN([.U20]*2*PI()/360)+127.5;0)" office:value-type="float" office:value="135" calcext:value-type="float">
            <text:p>135</text:p>
          </table:table-cell>
          <table:table-cell table:formula="of:=[.M20]+[.$O$4]" office:value-type="float" office:value="194" calcext:value-type="float">
            <text:p>194</text:p>
          </table:table-cell>
          <table:table-cell table:formula="of:=[.M20]-[.$O$4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127.5*COS([.A21]*2*PI()/360)+127.5;0)" office:value-type="float" office:value="251" calcext:value-type="float">
            <text:p>251</text:p>
          </table:table-cell>
          <table:table-cell table:formula="of:=ROUND(127.5*SIN([.A21]*2*PI()/360)+127.5;0)" office:value-type="float" office:value="160" calcext:value-type="float">
            <text:p>16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ROUND([.$K$4]*COS([.I21]*2*PI()/360)+127.5;0)" office:value-type="float" office:value="26" calcext:value-type="float">
            <text:p>26</text:p>
          </table:table-cell>
          <table:table-cell table:formula="of:=ROUND([.$K$4]*SIN([.I21]*2*PI()/360)+127.5;0)" office:value-type="float" office:value="128" calcext:value-type="float">
            <text:p>12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ROUND([.$N$4]*COS([.M21]*2*PI()/360)+127.5;0)" office:value-type="float" office:value="45" calcext:value-type="float">
            <text:p>45</text:p>
          </table:table-cell>
          <table:table-cell table:formula="of:=ROUND([.$N$4]*SIN([.M21]*2*PI()/360)+127.5;0)" office:value-type="float" office:value="128" calcext:value-type="float">
            <text:p>128</text:p>
          </table:table-cell>
          <table:table-cell table:formula="of:=ROUND([.$Q$4]*COS([.T21]*2*PI()/360)+127.5;0)" office:value-type="float" office:value="112" calcext:value-type="float">
            <text:p>112</text:p>
          </table:table-cell>
          <table:table-cell table:formula="of:=ROUND([.$Q$4]*SIN([.T21]*2*PI()/360)+127.5;0)" office:value-type="float" office:value="122" calcext:value-type="float">
            <text:p>122</text:p>
          </table:table-cell>
          <table:table-cell table:formula="of:=ROUND([.$Q$4]*COS([.U21]*2*PI()/360)+127.5;0)" office:value-type="float" office:value="112" calcext:value-type="float">
            <text:p>112</text:p>
          </table:table-cell>
          <table:table-cell table:formula="of:=ROUND([.$Q$4]*SIN([.U21]*2*PI()/360)+127.5;0)" office:value-type="float" office:value="133" calcext:value-type="float">
            <text:p>133</text:p>
          </table:table-cell>
          <table:table-cell table:formula="of:=[.M21]+[.$O$4]" office:value-type="float" office:value="200" calcext:value-type="float">
            <text:p>200</text:p>
          </table:table-cell>
          <table:table-cell table:formula="of:=[.M21]-[.$O$4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127.5*COS([.A22]*2*PI()/360)+127.5;0)" office:value-type="float" office:value="250" calcext:value-type="float">
            <text:p>250</text:p>
          </table:table-cell>
          <table:table-cell table:formula="of:=ROUND(127.5*SIN([.A22]*2*PI()/360)+127.5;0)" office:value-type="float" office:value="163" calcext:value-type="float">
            <text:p>163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ROUND([.$K$4]*COS([.I22]*2*PI()/360)+127.5;0)" office:value-type="float" office:value="26" calcext:value-type="float">
            <text:p>26</text:p>
          </table:table-cell>
          <table:table-cell table:formula="of:=ROUND([.$K$4]*SIN([.I22]*2*PI()/360)+127.5;0)" office:value-type="float" office:value="117" calcext:value-type="float">
            <text:p>117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ROUND([.$N$4]*COS([.M22]*2*PI()/360)+127.5;0)" office:value-type="float" office:value="45" calcext:value-type="float">
            <text:p>45</text:p>
          </table:table-cell>
          <table:table-cell table:formula="of:=ROUND([.$N$4]*SIN([.M22]*2*PI()/360)+127.5;0)" office:value-type="float" office:value="119" calcext:value-type="float">
            <text:p>119</text:p>
          </table:table-cell>
          <table:table-cell table:formula="of:=ROUND([.$Q$4]*COS([.T22]*2*PI()/360)+127.5;0)" office:value-type="float" office:value="113" calcext:value-type="float">
            <text:p>113</text:p>
          </table:table-cell>
          <table:table-cell table:formula="of:=ROUND([.$Q$4]*SIN([.T22]*2*PI()/360)+127.5;0)" office:value-type="float" office:value="120" calcext:value-type="float">
            <text:p>120</text:p>
          </table:table-cell>
          <table:table-cell table:formula="of:=ROUND([.$Q$4]*COS([.U22]*2*PI()/360)+127.5;0)" office:value-type="float" office:value="111" calcext:value-type="float">
            <text:p>111</text:p>
          </table:table-cell>
          <table:table-cell table:formula="of:=ROUND([.$Q$4]*SIN([.U22]*2*PI()/360)+127.5;0)" office:value-type="float" office:value="132" calcext:value-type="float">
            <text:p>132</text:p>
          </table:table-cell>
          <table:table-cell table:formula="of:=[.M22]+[.$O$4]" office:value-type="float" office:value="206" calcext:value-type="float">
            <text:p>206</text:p>
          </table:table-cell>
          <table:table-cell table:formula="of:=[.M22]-[.$O$4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127.5*COS([.A23]*2*PI()/360)+127.5;0)" office:value-type="float" office:value="249" calcext:value-type="float">
            <text:p>249</text:p>
          </table:table-cell>
          <table:table-cell table:formula="of:=ROUND(127.5*SIN([.A23]*2*PI()/360)+127.5;0)" office:value-type="float" office:value="165" calcext:value-type="float">
            <text:p>165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ROUND([.$K$4]*COS([.I23]*2*PI()/360)+127.5;0)" office:value-type="float" office:value="28" calcext:value-type="float">
            <text:p>28</text:p>
          </table:table-cell>
          <table:table-cell table:formula="of:=ROUND([.$K$4]*SIN([.I23]*2*PI()/360)+127.5;0)" office:value-type="float" office:value="106" calcext:value-type="float">
            <text:p>106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ROUND([.$N$4]*COS([.M23]*2*PI()/360)+127.5;0)" office:value-type="float" office:value="46" calcext:value-type="float">
            <text:p>46</text:p>
          </table:table-cell>
          <table:table-cell table:formula="of:=ROUND([.$N$4]*SIN([.M23]*2*PI()/360)+127.5;0)" office:value-type="float" office:value="110" calcext:value-type="float">
            <text:p>110</text:p>
          </table:table-cell>
          <table:table-cell table:formula="of:=ROUND([.$Q$4]*COS([.T23]*2*PI()/360)+127.5;0)" office:value-type="float" office:value="113" calcext:value-type="float">
            <text:p>113</text:p>
          </table:table-cell>
          <table:table-cell table:formula="of:=ROUND([.$Q$4]*SIN([.T23]*2*PI()/360)+127.5;0)" office:value-type="float" office:value="119" calcext:value-type="float">
            <text:p>119</text:p>
          </table:table-cell>
          <table:table-cell table:formula="of:=ROUND([.$Q$4]*COS([.U23]*2*PI()/360)+127.5;0)" office:value-type="float" office:value="111" calcext:value-type="float">
            <text:p>111</text:p>
          </table:table-cell>
          <table:table-cell table:formula="of:=ROUND([.$Q$4]*SIN([.U23]*2*PI()/360)+127.5;0)" office:value-type="float" office:value="130" calcext:value-type="float">
            <text:p>130</text:p>
          </table:table-cell>
          <table:table-cell table:formula="of:=[.M23]+[.$O$4]" office:value-type="float" office:value="212" calcext:value-type="float">
            <text:p>212</text:p>
          </table:table-cell>
          <table:table-cell table:formula="of:=[.M23]-[.$O$4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127.5*COS([.A24]*2*PI()/360)+127.5;0)" office:value-type="float" office:value="249" calcext:value-type="float">
            <text:p>249</text:p>
          </table:table-cell>
          <table:table-cell table:formula="of:=ROUND(127.5*SIN([.A24]*2*PI()/360)+127.5;0)" office:value-type="float" office:value="167" calcext:value-type="float">
            <text:p>167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ROUND([.$K$4]*COS([.I24]*2*PI()/360)+127.5;0)" office:value-type="float" office:value="30" calcext:value-type="float">
            <text:p>30</text:p>
          </table:table-cell>
          <table:table-cell table:formula="of:=ROUND([.$K$4]*SIN([.I24]*2*PI()/360)+127.5;0)" office:value-type="float" office:value="96" calcext:value-type="float">
            <text:p>96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ROUND([.$N$4]*COS([.M24]*2*PI()/360)+127.5;0)" office:value-type="float" office:value="49" calcext:value-type="float">
            <text:p>49</text:p>
          </table:table-cell>
          <table:table-cell table:formula="of:=ROUND([.$N$4]*SIN([.M24]*2*PI()/360)+127.5;0)" office:value-type="float" office:value="102" calcext:value-type="float">
            <text:p>102</text:p>
          </table:table-cell>
          <table:table-cell table:formula="of:=ROUND([.$Q$4]*COS([.T24]*2*PI()/360)+127.5;0)" office:value-type="float" office:value="114" calcext:value-type="float">
            <text:p>114</text:p>
          </table:table-cell>
          <table:table-cell table:formula="of:=ROUND([.$Q$4]*SIN([.T24]*2*PI()/360)+127.5;0)" office:value-type="float" office:value="117" calcext:value-type="float">
            <text:p>117</text:p>
          </table:table-cell>
          <table:table-cell table:formula="of:=ROUND([.$Q$4]*COS([.U24]*2*PI()/360)+127.5;0)" office:value-type="float" office:value="111" calcext:value-type="float">
            <text:p>111</text:p>
          </table:table-cell>
          <table:table-cell table:formula="of:=ROUND([.$Q$4]*SIN([.U24]*2*PI()/360)+127.5;0)" office:value-type="float" office:value="128" calcext:value-type="float">
            <text:p>128</text:p>
          </table:table-cell>
          <table:table-cell table:formula="of:=[.M24]+[.$O$4]" office:value-type="float" office:value="218" calcext:value-type="float">
            <text:p>218</text:p>
          </table:table-cell>
          <table:table-cell table:formula="of:=[.M24]-[.$O$4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127.5*COS([.A25]*2*PI()/360)+127.5;0)" office:value-type="float" office:value="248" calcext:value-type="float">
            <text:p>248</text:p>
          </table:table-cell>
          <table:table-cell table:formula="of:=ROUND(127.5*SIN([.A25]*2*PI()/360)+127.5;0)" office:value-type="float" office:value="169" calcext:value-type="float">
            <text:p>169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ROUND([.$K$4]*COS([.I25]*2*PI()/360)+127.5;0)" office:value-type="float" office:value="34" calcext:value-type="float">
            <text:p>34</text:p>
          </table:table-cell>
          <table:table-cell table:formula="of:=ROUND([.$K$4]*SIN([.I25]*2*PI()/360)+127.5;0)" office:value-type="float" office:value="86" calcext:value-type="float">
            <text:p>86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ROUND([.$N$4]*COS([.M25]*2*PI()/360)+127.5;0)" office:value-type="float" office:value="52" calcext:value-type="float">
            <text:p>52</text:p>
          </table:table-cell>
          <table:table-cell table:formula="of:=ROUND([.$N$4]*SIN([.M25]*2*PI()/360)+127.5;0)" office:value-type="float" office:value="94" calcext:value-type="float">
            <text:p>94</text:p>
          </table:table-cell>
          <table:table-cell table:formula="of:=ROUND([.$Q$4]*COS([.T25]*2*PI()/360)+127.5;0)" office:value-type="float" office:value="116" calcext:value-type="float">
            <text:p>116</text:p>
          </table:table-cell>
          <table:table-cell table:formula="of:=ROUND([.$Q$4]*SIN([.T25]*2*PI()/360)+127.5;0)" office:value-type="float" office:value="116" calcext:value-type="float">
            <text:p>116</text:p>
          </table:table-cell>
          <table:table-cell table:formula="of:=ROUND([.$Q$4]*COS([.U25]*2*PI()/360)+127.5;0)" office:value-type="float" office:value="111" calcext:value-type="float">
            <text:p>111</text:p>
          </table:table-cell>
          <table:table-cell table:formula="of:=ROUND([.$Q$4]*SIN([.U25]*2*PI()/360)+127.5;0)" office:value-type="float" office:value="126" calcext:value-type="float">
            <text:p>126</text:p>
          </table:table-cell>
          <table:table-cell table:formula="of:=[.M25]+[.$O$4]" office:value-type="float" office:value="224" calcext:value-type="float">
            <text:p>224</text:p>
          </table:table-cell>
          <table:table-cell table:formula="of:=[.M25]-[.$O$4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127.5*COS([.A26]*2*PI()/360)+127.5;0)" office:value-type="float" office:value="247" calcext:value-type="float">
            <text:p>247</text:p>
          </table:table-cell>
          <table:table-cell table:formula="of:=ROUND(127.5*SIN([.A26]*2*PI()/360)+127.5;0)" office:value-type="float" office:value="171" calcext:value-type="float">
            <text:p>171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ROUND([.$K$4]*COS([.I26]*2*PI()/360)+127.5;0)" office:value-type="float" office:value="39" calcext:value-type="float">
            <text:p>39</text:p>
          </table:table-cell>
          <table:table-cell table:formula="of:=ROUND([.$K$4]*SIN([.I26]*2*PI()/360)+127.5;0)" office:value-type="float" office:value="77" calcext:value-type="float">
            <text:p>77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ROUND([.$N$4]*COS([.M26]*2*PI()/360)+127.5;0)" office:value-type="float" office:value="56" calcext:value-type="float">
            <text:p>56</text:p>
          </table:table-cell>
          <table:table-cell table:formula="of:=ROUND([.$N$4]*SIN([.M26]*2*PI()/360)+127.5;0)" office:value-type="float" office:value="86" calcext:value-type="float">
            <text:p>86</text:p>
          </table:table-cell>
          <table:table-cell table:formula="of:=ROUND([.$Q$4]*COS([.T26]*2*PI()/360)+127.5;0)" office:value-type="float" office:value="117" calcext:value-type="float">
            <text:p>117</text:p>
          </table:table-cell>
          <table:table-cell table:formula="of:=ROUND([.$Q$4]*SIN([.T26]*2*PI()/360)+127.5;0)" office:value-type="float" office:value="115" calcext:value-type="float">
            <text:p>115</text:p>
          </table:table-cell>
          <table:table-cell table:formula="of:=ROUND([.$Q$4]*COS([.U26]*2*PI()/360)+127.5;0)" office:value-type="float" office:value="111" calcext:value-type="float">
            <text:p>111</text:p>
          </table:table-cell>
          <table:table-cell table:formula="of:=ROUND([.$Q$4]*SIN([.U26]*2*PI()/360)+127.5;0)" office:value-type="float" office:value="125" calcext:value-type="float">
            <text:p>125</text:p>
          </table:table-cell>
          <table:table-cell table:formula="of:=[.M26]+[.$O$4]" office:value-type="float" office:value="230" calcext:value-type="float">
            <text:p>230</text:p>
          </table:table-cell>
          <table:table-cell table:formula="of:=[.M26]-[.$O$4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127.5*COS([.A27]*2*PI()/360)+127.5;0)" office:value-type="float" office:value="247" calcext:value-type="float">
            <text:p>247</text:p>
          </table:table-cell>
          <table:table-cell table:formula="of:=ROUND(127.5*SIN([.A27]*2*PI()/360)+127.5;0)" office:value-type="float" office:value="173" calcext:value-type="float">
            <text:p>173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ROUND([.$K$4]*COS([.I27]*2*PI()/360)+127.5;0)" office:value-type="float" office:value="45" calcext:value-type="float">
            <text:p>45</text:p>
          </table:table-cell>
          <table:table-cell table:formula="of:=ROUND([.$K$4]*SIN([.I27]*2*PI()/360)+127.5;0)" office:value-type="float" office:value="68" calcext:value-type="float">
            <text:p>68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ROUND([.$N$4]*COS([.M27]*2*PI()/360)+127.5;0)" office:value-type="float" office:value="60" calcext:value-type="float">
            <text:p>60</text:p>
          </table:table-cell>
          <table:table-cell table:formula="of:=ROUND([.$N$4]*SIN([.M27]*2*PI()/360)+127.5;0)" office:value-type="float" office:value="79" calcext:value-type="float">
            <text:p>79</text:p>
          </table:table-cell>
          <table:table-cell table:formula="of:=ROUND([.$Q$4]*COS([.T27]*2*PI()/360)+127.5;0)" office:value-type="float" office:value="118" calcext:value-type="float">
            <text:p>118</text:p>
          </table:table-cell>
          <table:table-cell table:formula="of:=ROUND([.$Q$4]*SIN([.T27]*2*PI()/360)+127.5;0)" office:value-type="float" office:value="114" calcext:value-type="float">
            <text:p>114</text:p>
          </table:table-cell>
          <table:table-cell table:formula="of:=ROUND([.$Q$4]*COS([.U27]*2*PI()/360)+127.5;0)" office:value-type="float" office:value="112" calcext:value-type="float">
            <text:p>112</text:p>
          </table:table-cell>
          <table:table-cell table:formula="of:=ROUND([.$Q$4]*SIN([.U27]*2*PI()/360)+127.5;0)" office:value-type="float" office:value="123" calcext:value-type="float">
            <text:p>123</text:p>
          </table:table-cell>
          <table:table-cell table:formula="of:=[.M27]+[.$O$4]" office:value-type="float" office:value="236" calcext:value-type="float">
            <text:p>236</text:p>
          </table:table-cell>
          <table:table-cell table:formula="of:=[.M27]-[.$O$4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127.5*COS([.A28]*2*PI()/360)+127.5;0)" office:value-type="float" office:value="246" calcext:value-type="float">
            <text:p>246</text:p>
          </table:table-cell>
          <table:table-cell table:formula="of:=ROUND(127.5*SIN([.A28]*2*PI()/360)+127.5;0)" office:value-type="float" office:value="175" calcext:value-type="float">
            <text:p>175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ROUND([.$K$4]*COS([.I28]*2*PI()/360)+127.5;0)" office:value-type="float" office:value="52" calcext:value-type="float">
            <text:p>52</text:p>
          </table:table-cell>
          <table:table-cell table:formula="of:=ROUND([.$K$4]*SIN([.I28]*2*PI()/360)+127.5;0)" office:value-type="float" office:value="59" calcext:value-type="float">
            <text:p>59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ROUND([.$N$4]*COS([.M28]*2*PI()/360)+127.5;0)" office:value-type="float" office:value="66" calcext:value-type="float">
            <text:p>66</text:p>
          </table:table-cell>
          <table:table-cell table:formula="of:=ROUND([.$N$4]*SIN([.M28]*2*PI()/360)+127.5;0)" office:value-type="float" office:value="72" calcext:value-type="float">
            <text:p>72</text:p>
          </table:table-cell>
          <table:table-cell table:formula="of:=ROUND([.$Q$4]*COS([.T28]*2*PI()/360)+127.5;0)" office:value-type="float" office:value="120" calcext:value-type="float">
            <text:p>120</text:p>
          </table:table-cell>
          <table:table-cell table:formula="of:=ROUND([.$Q$4]*SIN([.T28]*2*PI()/360)+127.5;0)" office:value-type="float" office:value="113" calcext:value-type="float">
            <text:p>113</text:p>
          </table:table-cell>
          <table:table-cell table:formula="of:=ROUND([.$Q$4]*COS([.U28]*2*PI()/360)+127.5;0)" office:value-type="float" office:value="112" calcext:value-type="float">
            <text:p>112</text:p>
          </table:table-cell>
          <table:table-cell table:formula="of:=ROUND([.$Q$4]*SIN([.U28]*2*PI()/360)+127.5;0)" office:value-type="float" office:value="121" calcext:value-type="float">
            <text:p>121</text:p>
          </table:table-cell>
          <table:table-cell table:formula="of:=[.M28]+[.$O$4]" office:value-type="float" office:value="242" calcext:value-type="float">
            <text:p>242</text:p>
          </table:table-cell>
          <table:table-cell table:formula="of:=[.M28]-[.$O$4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127.5*COS([.A29]*2*PI()/360)+127.5;0)" office:value-type="float" office:value="245" calcext:value-type="float">
            <text:p>245</text:p>
          </table:table-cell>
          <table:table-cell table:formula="of:=ROUND(127.5*SIN([.A29]*2*PI()/360)+127.5;0)" office:value-type="float" office:value="177" calcext:value-type="float">
            <text:p>177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ROUND([.$K$4]*COS([.I29]*2*PI()/360)+127.5;0)" office:value-type="float" office:value="59" calcext:value-type="float">
            <text:p>59</text:p>
          </table:table-cell>
          <table:table-cell table:formula="of:=ROUND([.$K$4]*SIN([.I29]*2*PI()/360)+127.5;0)" office:value-type="float" office:value="52" calcext:value-type="float">
            <text:p>52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ROUND([.$N$4]*COS([.M29]*2*PI()/360)+127.5;0)" office:value-type="float" office:value="72" calcext:value-type="float">
            <text:p>72</text:p>
          </table:table-cell>
          <table:table-cell table:formula="of:=ROUND([.$N$4]*SIN([.M29]*2*PI()/360)+127.5;0)" office:value-type="float" office:value="66" calcext:value-type="float">
            <text:p>66</text:p>
          </table:table-cell>
          <table:table-cell table:formula="of:=ROUND([.$Q$4]*COS([.T29]*2*PI()/360)+127.5;0)" office:value-type="float" office:value="121" calcext:value-type="float">
            <text:p>121</text:p>
          </table:table-cell>
          <table:table-cell table:formula="of:=ROUND([.$Q$4]*SIN([.T29]*2*PI()/360)+127.5;0)" office:value-type="float" office:value="112" calcext:value-type="float">
            <text:p>112</text:p>
          </table:table-cell>
          <table:table-cell table:formula="of:=ROUND([.$Q$4]*COS([.U29]*2*PI()/360)+127.5;0)" office:value-type="float" office:value="113" calcext:value-type="float">
            <text:p>113</text:p>
          </table:table-cell>
          <table:table-cell table:formula="of:=ROUND([.$Q$4]*SIN([.U29]*2*PI()/360)+127.5;0)" office:value-type="float" office:value="120" calcext:value-type="float">
            <text:p>120</text:p>
          </table:table-cell>
          <table:table-cell table:formula="of:=[.M29]+[.$O$4]" office:value-type="float" office:value="248" calcext:value-type="float">
            <text:p>248</text:p>
          </table:table-cell>
          <table:table-cell table:formula="of:=[.M29]-[.$O$4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127.5*COS([.A30]*2*PI()/360)+127.5;0)" office:value-type="float" office:value="244" calcext:value-type="float">
            <text:p>244</text:p>
          </table:table-cell>
          <table:table-cell table:formula="of:=ROUND(127.5*SIN([.A30]*2*PI()/360)+127.5;0)" office:value-type="float" office:value="179" calcext:value-type="float">
            <text:p>179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ROUND([.$K$4]*COS([.I30]*2*PI()/360)+127.5;0)" office:value-type="float" office:value="68" calcext:value-type="float">
            <text:p>68</text:p>
          </table:table-cell>
          <table:table-cell table:formula="of:=ROUND([.$K$4]*SIN([.I30]*2*PI()/360)+127.5;0)" office:value-type="float" office:value="45" calcext:value-type="float">
            <text:p>45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ROUND([.$N$4]*COS([.M30]*2*PI()/360)+127.5;0)" office:value-type="float" office:value="79" calcext:value-type="float">
            <text:p>79</text:p>
          </table:table-cell>
          <table:table-cell table:formula="of:=ROUND([.$N$4]*SIN([.M30]*2*PI()/360)+127.5;0)" office:value-type="float" office:value="60" calcext:value-type="float">
            <text:p>60</text:p>
          </table:table-cell>
          <table:table-cell table:formula="of:=ROUND([.$Q$4]*COS([.T30]*2*PI()/360)+127.5;0)" office:value-type="float" office:value="123" calcext:value-type="float">
            <text:p>123</text:p>
          </table:table-cell>
          <table:table-cell table:formula="of:=ROUND([.$Q$4]*SIN([.T30]*2*PI()/360)+127.5;0)" office:value-type="float" office:value="112" calcext:value-type="float">
            <text:p>112</text:p>
          </table:table-cell>
          <table:table-cell table:formula="of:=ROUND([.$Q$4]*COS([.U30]*2*PI()/360)+127.5;0)" office:value-type="float" office:value="114" calcext:value-type="float">
            <text:p>114</text:p>
          </table:table-cell>
          <table:table-cell table:formula="of:=ROUND([.$Q$4]*SIN([.U30]*2*PI()/360)+127.5;0)" office:value-type="float" office:value="118" calcext:value-type="float">
            <text:p>118</text:p>
          </table:table-cell>
          <table:table-cell table:formula="of:=[.M30]+[.$O$4]" office:value-type="float" office:value="254" calcext:value-type="float">
            <text:p>254</text:p>
          </table:table-cell>
          <table:table-cell table:formula="of:=[.M30]-[.$O$4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127.5*COS([.A31]*2*PI()/360)+127.5;0)" office:value-type="float" office:value="243" calcext:value-type="float">
            <text:p>243</text:p>
          </table:table-cell>
          <table:table-cell table:formula="of:=ROUND(127.5*SIN([.A31]*2*PI()/360)+127.5;0)" office:value-type="float" office:value="181" calcext:value-type="float">
            <text:p>181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ROUND([.$K$4]*COS([.I31]*2*PI()/360)+127.5;0)" office:value-type="float" office:value="77" calcext:value-type="float">
            <text:p>77</text:p>
          </table:table-cell>
          <table:table-cell table:formula="of:=ROUND([.$K$4]*SIN([.I31]*2*PI()/360)+127.5;0)" office:value-type="float" office:value="39" calcext:value-type="float">
            <text:p>39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ROUND([.$N$4]*COS([.M31]*2*PI()/360)+127.5;0)" office:value-type="float" office:value="86" calcext:value-type="float">
            <text:p>86</text:p>
          </table:table-cell>
          <table:table-cell table:formula="of:=ROUND([.$N$4]*SIN([.M31]*2*PI()/360)+127.5;0)" office:value-type="float" office:value="56" calcext:value-type="float">
            <text:p>56</text:p>
          </table:table-cell>
          <table:table-cell table:formula="of:=ROUND([.$Q$4]*COS([.T31]*2*PI()/360)+127.5;0)" office:value-type="float" office:value="125" calcext:value-type="float">
            <text:p>125</text:p>
          </table:table-cell>
          <table:table-cell table:formula="of:=ROUND([.$Q$4]*SIN([.T31]*2*PI()/360)+127.5;0)" office:value-type="float" office:value="111" calcext:value-type="float">
            <text:p>111</text:p>
          </table:table-cell>
          <table:table-cell table:formula="of:=ROUND([.$Q$4]*COS([.U31]*2*PI()/360)+127.5;0)" office:value-type="float" office:value="115" calcext:value-type="float">
            <text:p>115</text:p>
          </table:table-cell>
          <table:table-cell table:formula="of:=ROUND([.$Q$4]*SIN([.U31]*2*PI()/360)+127.5;0)" office:value-type="float" office:value="117" calcext:value-type="float">
            <text:p>117</text:p>
          </table:table-cell>
          <table:table-cell table:formula="of:=[.M31]+[.$O$4]" office:value-type="float" office:value="260" calcext:value-type="float">
            <text:p>260</text:p>
          </table:table-cell>
          <table:table-cell table:formula="of:=[.M31]-[.$O$4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127.5*COS([.A32]*2*PI()/360)+127.5;0)" office:value-type="float" office:value="242" calcext:value-type="float">
            <text:p>242</text:p>
          </table:table-cell>
          <table:table-cell table:formula="of:=ROUND(127.5*SIN([.A32]*2*PI()/360)+127.5;0)" office:value-type="float" office:value="183" calcext:value-type="float">
            <text:p>183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ROUND([.$K$4]*COS([.I32]*2*PI()/360)+127.5;0)" office:value-type="float" office:value="86" calcext:value-type="float">
            <text:p>86</text:p>
          </table:table-cell>
          <table:table-cell table:formula="of:=ROUND([.$K$4]*SIN([.I32]*2*PI()/360)+127.5;0)" office:value-type="float" office:value="34" calcext:value-type="float">
            <text:p>34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ROUND([.$N$4]*COS([.M32]*2*PI()/360)+127.5;0)" office:value-type="float" office:value="94" calcext:value-type="float">
            <text:p>94</text:p>
          </table:table-cell>
          <table:table-cell table:formula="of:=ROUND([.$N$4]*SIN([.M32]*2*PI()/360)+127.5;0)" office:value-type="float" office:value="52" calcext:value-type="float">
            <text:p>52</text:p>
          </table:table-cell>
          <table:table-cell table:formula="of:=ROUND([.$Q$4]*COS([.T32]*2*PI()/360)+127.5;0)" office:value-type="float" office:value="126" calcext:value-type="float">
            <text:p>126</text:p>
          </table:table-cell>
          <table:table-cell table:formula="of:=ROUND([.$Q$4]*SIN([.T32]*2*PI()/360)+127.5;0)" office:value-type="float" office:value="111" calcext:value-type="float">
            <text:p>111</text:p>
          </table:table-cell>
          <table:table-cell table:formula="of:=ROUND([.$Q$4]*COS([.U32]*2*PI()/360)+127.5;0)" office:value-type="float" office:value="116" calcext:value-type="float">
            <text:p>116</text:p>
          </table:table-cell>
          <table:table-cell table:formula="of:=ROUND([.$Q$4]*SIN([.U32]*2*PI()/360)+127.5;0)" office:value-type="float" office:value="116" calcext:value-type="float">
            <text:p>116</text:p>
          </table:table-cell>
          <table:table-cell table:formula="of:=[.M32]+[.$O$4]" office:value-type="float" office:value="266" calcext:value-type="float">
            <text:p>266</text:p>
          </table:table-cell>
          <table:table-cell table:formula="of:=[.M32]-[.$O$4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127.5*COS([.A33]*2*PI()/360)+127.5;0)" office:value-type="float" office:value="241" calcext:value-type="float">
            <text:p>241</text:p>
          </table:table-cell>
          <table:table-cell table:formula="of:=ROUND(127.5*SIN([.A33]*2*PI()/360)+127.5;0)" office:value-type="float" office:value="185" calcext:value-type="float">
            <text:p>185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ROUND([.$K$4]*COS([.I33]*2*PI()/360)+127.5;0)" office:value-type="float" office:value="96" calcext:value-type="float">
            <text:p>96</text:p>
          </table:table-cell>
          <table:table-cell table:formula="of:=ROUND([.$K$4]*SIN([.I33]*2*PI()/360)+127.5;0)" office:value-type="float" office:value="30" calcext:value-type="float">
            <text:p>30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ROUND([.$N$4]*COS([.M33]*2*PI()/360)+127.5;0)" office:value-type="float" office:value="102" calcext:value-type="float">
            <text:p>102</text:p>
          </table:table-cell>
          <table:table-cell table:formula="of:=ROUND([.$N$4]*SIN([.M33]*2*PI()/360)+127.5;0)" office:value-type="float" office:value="49" calcext:value-type="float">
            <text:p>49</text:p>
          </table:table-cell>
          <table:table-cell table:formula="of:=ROUND([.$Q$4]*COS([.T33]*2*PI()/360)+127.5;0)" office:value-type="float" office:value="128" calcext:value-type="float">
            <text:p>128</text:p>
          </table:table-cell>
          <table:table-cell table:formula="of:=ROUND([.$Q$4]*SIN([.T33]*2*PI()/360)+127.5;0)" office:value-type="float" office:value="111" calcext:value-type="float">
            <text:p>111</text:p>
          </table:table-cell>
          <table:table-cell table:formula="of:=ROUND([.$Q$4]*COS([.U33]*2*PI()/360)+127.5;0)" office:value-type="float" office:value="117" calcext:value-type="float">
            <text:p>117</text:p>
          </table:table-cell>
          <table:table-cell table:formula="of:=ROUND([.$Q$4]*SIN([.U33]*2*PI()/360)+127.5;0)" office:value-type="float" office:value="114" calcext:value-type="float">
            <text:p>114</text:p>
          </table:table-cell>
          <table:table-cell table:formula="of:=[.M33]+[.$O$4]" office:value-type="float" office:value="272" calcext:value-type="float">
            <text:p>272</text:p>
          </table:table-cell>
          <table:table-cell table:formula="of:=[.M33]-[.$O$4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127.5*COS([.A34]*2*PI()/360)+127.5;0)" office:value-type="float" office:value="240" calcext:value-type="float">
            <text:p>240</text:p>
          </table:table-cell>
          <table:table-cell table:formula="of:=ROUND(127.5*SIN([.A34]*2*PI()/360)+127.5;0)" office:value-type="float" office:value="187" calcext:value-type="float">
            <text:p>187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ROUND([.$K$4]*COS([.I34]*2*PI()/360)+127.5;0)" office:value-type="float" office:value="106" calcext:value-type="float">
            <text:p>106</text:p>
          </table:table-cell>
          <table:table-cell table:formula="of:=ROUND([.$K$4]*SIN([.I34]*2*PI()/360)+127.5;0)" office:value-type="float" office:value="28" calcext:value-type="float">
            <text:p>28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ROUND([.$N$4]*COS([.M34]*2*PI()/360)+127.5;0)" office:value-type="float" office:value="110" calcext:value-type="float">
            <text:p>110</text:p>
          </table:table-cell>
          <table:table-cell table:formula="of:=ROUND([.$N$4]*SIN([.M34]*2*PI()/360)+127.5;0)" office:value-type="float" office:value="46" calcext:value-type="float">
            <text:p>46</text:p>
          </table:table-cell>
          <table:table-cell table:formula="of:=ROUND([.$Q$4]*COS([.T34]*2*PI()/360)+127.5;0)" office:value-type="float" office:value="130" calcext:value-type="float">
            <text:p>130</text:p>
          </table:table-cell>
          <table:table-cell table:formula="of:=ROUND([.$Q$4]*SIN([.T34]*2*PI()/360)+127.5;0)" office:value-type="float" office:value="111" calcext:value-type="float">
            <text:p>111</text:p>
          </table:table-cell>
          <table:table-cell table:formula="of:=ROUND([.$Q$4]*COS([.U34]*2*PI()/360)+127.5;0)" office:value-type="float" office:value="119" calcext:value-type="float">
            <text:p>119</text:p>
          </table:table-cell>
          <table:table-cell table:formula="of:=ROUND([.$Q$4]*SIN([.U34]*2*PI()/360)+127.5;0)" office:value-type="float" office:value="113" calcext:value-type="float">
            <text:p>113</text:p>
          </table:table-cell>
          <table:table-cell table:formula="of:=[.M34]+[.$O$4]" office:value-type="float" office:value="278" calcext:value-type="float">
            <text:p>278</text:p>
          </table:table-cell>
          <table:table-cell table:formula="of:=[.M34]-[.$O$4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127.5*COS([.A35]*2*PI()/360)+127.5;0)" office:value-type="float" office:value="239" calcext:value-type="float">
            <text:p>239</text:p>
          </table:table-cell>
          <table:table-cell table:formula="of:=ROUND(127.5*SIN([.A35]*2*PI()/360)+127.5;0)" office:value-type="float" office:value="189" calcext:value-type="float">
            <text:p>189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ROUND([.$K$4]*COS([.I35]*2*PI()/360)+127.5;0)" office:value-type="float" office:value="117" calcext:value-type="float">
            <text:p>117</text:p>
          </table:table-cell>
          <table:table-cell table:formula="of:=ROUND([.$K$4]*SIN([.I35]*2*PI()/360)+127.5;0)" office:value-type="float" office:value="26" calcext:value-type="float">
            <text:p>26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ROUND([.$N$4]*COS([.M35]*2*PI()/360)+127.5;0)" office:value-type="float" office:value="119" calcext:value-type="float">
            <text:p>119</text:p>
          </table:table-cell>
          <table:table-cell table:formula="of:=ROUND([.$N$4]*SIN([.M35]*2*PI()/360)+127.5;0)" office:value-type="float" office:value="45" calcext:value-type="float">
            <text:p>45</text:p>
          </table:table-cell>
          <table:table-cell table:formula="of:=ROUND([.$Q$4]*COS([.T35]*2*PI()/360)+127.5;0)" office:value-type="float" office:value="132" calcext:value-type="float">
            <text:p>132</text:p>
          </table:table-cell>
          <table:table-cell table:formula="of:=ROUND([.$Q$4]*SIN([.T35]*2*PI()/360)+127.5;0)" office:value-type="float" office:value="111" calcext:value-type="float">
            <text:p>111</text:p>
          </table:table-cell>
          <table:table-cell table:formula="of:=ROUND([.$Q$4]*COS([.U35]*2*PI()/360)+127.5;0)" office:value-type="float" office:value="120" calcext:value-type="float">
            <text:p>120</text:p>
          </table:table-cell>
          <table:table-cell table:formula="of:=ROUND([.$Q$4]*SIN([.U35]*2*PI()/360)+127.5;0)" office:value-type="float" office:value="113" calcext:value-type="float">
            <text:p>113</text:p>
          </table:table-cell>
          <table:table-cell table:formula="of:=[.M35]+[.$O$4]" office:value-type="float" office:value="284" calcext:value-type="float">
            <text:p>284</text:p>
          </table:table-cell>
          <table:table-cell table:formula="of:=[.M35]-[.$O$4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127.5*COS([.A36]*2*PI()/360)+127.5;0)" office:value-type="float" office:value="238" calcext:value-type="float">
            <text:p>238</text:p>
          </table:table-cell>
          <table:table-cell table:formula="of:=ROUND(127.5*SIN([.A36]*2*PI()/360)+127.5;0)" office:value-type="float" office:value="191" calcext:value-type="float">
            <text:p>191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ROUND([.$K$4]*COS([.I36]*2*PI()/360)+127.5;0)" office:value-type="float" office:value="128" calcext:value-type="float">
            <text:p>128</text:p>
          </table:table-cell>
          <table:table-cell table:formula="of:=ROUND([.$K$4]*SIN([.I36]*2*PI()/360)+127.5;0)" office:value-type="float" office:value="26" calcext:value-type="float">
            <text:p>26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ROUND([.$N$4]*COS([.M36]*2*PI()/360)+127.5;0)" office:value-type="float" office:value="128" calcext:value-type="float">
            <text:p>128</text:p>
          </table:table-cell>
          <table:table-cell table:formula="of:=ROUND([.$N$4]*SIN([.M36]*2*PI()/360)+127.5;0)" office:value-type="float" office:value="45" calcext:value-type="float">
            <text:p>45</text:p>
          </table:table-cell>
          <table:table-cell table:formula="of:=ROUND([.$Q$4]*COS([.T36]*2*PI()/360)+127.5;0)" office:value-type="float" office:value="133" calcext:value-type="float">
            <text:p>133</text:p>
          </table:table-cell>
          <table:table-cell table:formula="of:=ROUND([.$Q$4]*SIN([.T36]*2*PI()/360)+127.5;0)" office:value-type="float" office:value="112" calcext:value-type="float">
            <text:p>112</text:p>
          </table:table-cell>
          <table:table-cell table:formula="of:=ROUND([.$Q$4]*COS([.U36]*2*PI()/360)+127.5;0)" office:value-type="float" office:value="122" calcext:value-type="float">
            <text:p>122</text:p>
          </table:table-cell>
          <table:table-cell table:formula="of:=ROUND([.$Q$4]*SIN([.U36]*2*PI()/360)+127.5;0)" office:value-type="float" office:value="112" calcext:value-type="float">
            <text:p>112</text:p>
          </table:table-cell>
          <table:table-cell table:formula="of:=[.M36]+[.$O$4]" office:value-type="float" office:value="290" calcext:value-type="float">
            <text:p>290</text:p>
          </table:table-cell>
          <table:table-cell table:formula="of:=[.M36]-[.$O$4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127.5*COS([.A37]*2*PI()/360)+127.5;0)" office:value-type="float" office:value="237" calcext:value-type="float">
            <text:p>237</text:p>
          </table:table-cell>
          <table:table-cell table:formula="of:=ROUND(127.5*SIN([.A37]*2*PI()/360)+127.5;0)" office:value-type="float" office:value="193" calcext:value-type="float">
            <text:p>193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ROUND([.$K$4]*COS([.I37]*2*PI()/360)+127.5;0)" office:value-type="float" office:value="138" calcext:value-type="float">
            <text:p>138</text:p>
          </table:table-cell>
          <table:table-cell table:formula="of:=ROUND([.$K$4]*SIN([.I37]*2*PI()/360)+127.5;0)" office:value-type="float" office:value="26" calcext:value-type="float">
            <text:p>26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ROUND([.$N$4]*COS([.M37]*2*PI()/360)+127.5;0)" office:value-type="float" office:value="136" calcext:value-type="float">
            <text:p>136</text:p>
          </table:table-cell>
          <table:table-cell table:formula="of:=ROUND([.$N$4]*SIN([.M37]*2*PI()/360)+127.5;0)" office:value-type="float" office:value="45" calcext:value-type="float">
            <text:p>45</text:p>
          </table:table-cell>
          <table:table-cell table:formula="of:=ROUND([.$Q$4]*COS([.T37]*2*PI()/360)+127.5;0)" office:value-type="float" office:value="135" calcext:value-type="float">
            <text:p>135</text:p>
          </table:table-cell>
          <table:table-cell table:formula="of:=ROUND([.$Q$4]*SIN([.T37]*2*PI()/360)+127.5;0)" office:value-type="float" office:value="113" calcext:value-type="float">
            <text:p>113</text:p>
          </table:table-cell>
          <table:table-cell table:formula="of:=ROUND([.$Q$4]*COS([.U37]*2*PI()/360)+127.5;0)" office:value-type="float" office:value="123" calcext:value-type="float">
            <text:p>123</text:p>
          </table:table-cell>
          <table:table-cell table:formula="of:=ROUND([.$Q$4]*SIN([.U37]*2*PI()/360)+127.5;0)" office:value-type="float" office:value="111" calcext:value-type="float">
            <text:p>111</text:p>
          </table:table-cell>
          <table:table-cell table:formula="of:=[.M37]+[.$O$4]" office:value-type="float" office:value="296" calcext:value-type="float">
            <text:p>296</text:p>
          </table:table-cell>
          <table:table-cell table:formula="of:=[.M37]-[.$O$4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127.5*COS([.A38]*2*PI()/360)+127.5;0)" office:value-type="float" office:value="236" calcext:value-type="float">
            <text:p>236</text:p>
          </table:table-cell>
          <table:table-cell table:formula="of:=ROUND(127.5*SIN([.A38]*2*PI()/360)+127.5;0)" office:value-type="float" office:value="195" calcext:value-type="float">
            <text:p>195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ROUND([.$K$4]*COS([.I38]*2*PI()/360)+127.5;0)" office:value-type="float" office:value="149" calcext:value-type="float">
            <text:p>149</text:p>
          </table:table-cell>
          <table:table-cell table:formula="of:=ROUND([.$K$4]*SIN([.I38]*2*PI()/360)+127.5;0)" office:value-type="float" office:value="28" calcext:value-type="float">
            <text:p>28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ROUND([.$N$4]*COS([.M38]*2*PI()/360)+127.5;0)" office:value-type="float" office:value="145" calcext:value-type="float">
            <text:p>145</text:p>
          </table:table-cell>
          <table:table-cell table:formula="of:=ROUND([.$N$4]*SIN([.M38]*2*PI()/360)+127.5;0)" office:value-type="float" office:value="46" calcext:value-type="float">
            <text:p>46</text:p>
          </table:table-cell>
          <table:table-cell table:formula="of:=ROUND([.$Q$4]*COS([.T38]*2*PI()/360)+127.5;0)" office:value-type="float" office:value="136" calcext:value-type="float">
            <text:p>136</text:p>
          </table:table-cell>
          <table:table-cell table:formula="of:=ROUND([.$Q$4]*SIN([.T38]*2*PI()/360)+127.5;0)" office:value-type="float" office:value="113" calcext:value-type="float">
            <text:p>113</text:p>
          </table:table-cell>
          <table:table-cell table:formula="of:=ROUND([.$Q$4]*COS([.U38]*2*PI()/360)+127.5;0)" office:value-type="float" office:value="125" calcext:value-type="float">
            <text:p>125</text:p>
          </table:table-cell>
          <table:table-cell table:formula="of:=ROUND([.$Q$4]*SIN([.U38]*2*PI()/360)+127.5;0)" office:value-type="float" office:value="111" calcext:value-type="float">
            <text:p>111</text:p>
          </table:table-cell>
          <table:table-cell table:formula="of:=[.M38]+[.$O$4]" office:value-type="float" office:value="302" calcext:value-type="float">
            <text:p>302</text:p>
          </table:table-cell>
          <table:table-cell table:formula="of:=[.M38]-[.$O$4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127.5*COS([.A39]*2*PI()/360)+127.5;0)" office:value-type="float" office:value="234" calcext:value-type="float">
            <text:p>234</text:p>
          </table:table-cell>
          <table:table-cell table:formula="of:=ROUND(127.5*SIN([.A39]*2*PI()/360)+127.5;0)" office:value-type="float" office:value="197" calcext:value-type="float">
            <text:p>197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ROUND([.$K$4]*COS([.I39]*2*PI()/360)+127.5;0)" office:value-type="float" office:value="159" calcext:value-type="float">
            <text:p>159</text:p>
          </table:table-cell>
          <table:table-cell table:formula="of:=ROUND([.$K$4]*SIN([.I39]*2*PI()/360)+127.5;0)" office:value-type="float" office:value="30" calcext:value-type="float">
            <text:p>30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ROUND([.$N$4]*COS([.M39]*2*PI()/360)+127.5;0)" office:value-type="float" office:value="153" calcext:value-type="float">
            <text:p>153</text:p>
          </table:table-cell>
          <table:table-cell table:formula="of:=ROUND([.$N$4]*SIN([.M39]*2*PI()/360)+127.5;0)" office:value-type="float" office:value="49" calcext:value-type="float">
            <text:p>49</text:p>
          </table:table-cell>
          <table:table-cell table:formula="of:=ROUND([.$Q$4]*COS([.T39]*2*PI()/360)+127.5;0)" office:value-type="float" office:value="138" calcext:value-type="float">
            <text:p>138</text:p>
          </table:table-cell>
          <table:table-cell table:formula="of:=ROUND([.$Q$4]*SIN([.T39]*2*PI()/360)+127.5;0)" office:value-type="float" office:value="114" calcext:value-type="float">
            <text:p>114</text:p>
          </table:table-cell>
          <table:table-cell table:formula="of:=ROUND([.$Q$4]*COS([.U39]*2*PI()/360)+127.5;0)" office:value-type="float" office:value="127" calcext:value-type="float">
            <text:p>127</text:p>
          </table:table-cell>
          <table:table-cell table:formula="of:=ROUND([.$Q$4]*SIN([.U39]*2*PI()/360)+127.5;0)" office:value-type="float" office:value="111" calcext:value-type="float">
            <text:p>111</text:p>
          </table:table-cell>
          <table:table-cell table:formula="of:=[.M39]+[.$O$4]" office:value-type="float" office:value="308" calcext:value-type="float">
            <text:p>308</text:p>
          </table:table-cell>
          <table:table-cell table:formula="of:=[.M39]-[.$O$4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127.5*COS([.A40]*2*PI()/360)+127.5;0)" office:value-type="float" office:value="233" calcext:value-type="float">
            <text:p>233</text:p>
          </table:table-cell>
          <table:table-cell table:formula="of:=ROUND(127.5*SIN([.A40]*2*PI()/360)+127.5;0)" office:value-type="float" office:value="199" calcext:value-type="float">
            <text:p>199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ROUND([.$K$4]*COS([.I40]*2*PI()/360)+127.5;0)" office:value-type="float" office:value="169" calcext:value-type="float">
            <text:p>169</text:p>
          </table:table-cell>
          <table:table-cell table:formula="of:=ROUND([.$K$4]*SIN([.I40]*2*PI()/360)+127.5;0)" office:value-type="float" office:value="34" calcext:value-type="float">
            <text:p>34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ROUND([.$N$4]*COS([.M40]*2*PI()/360)+127.5;0)" office:value-type="float" office:value="161" calcext:value-type="float">
            <text:p>161</text:p>
          </table:table-cell>
          <table:table-cell table:formula="of:=ROUND([.$N$4]*SIN([.M40]*2*PI()/360)+127.5;0)" office:value-type="float" office:value="52" calcext:value-type="float">
            <text:p>52</text:p>
          </table:table-cell>
          <table:table-cell table:formula="of:=ROUND([.$Q$4]*COS([.T40]*2*PI()/360)+127.5;0)" office:value-type="float" office:value="139" calcext:value-type="float">
            <text:p>139</text:p>
          </table:table-cell>
          <table:table-cell table:formula="of:=ROUND([.$Q$4]*SIN([.T40]*2*PI()/360)+127.5;0)" office:value-type="float" office:value="116" calcext:value-type="float">
            <text:p>116</text:p>
          </table:table-cell>
          <table:table-cell table:formula="of:=ROUND([.$Q$4]*COS([.U40]*2*PI()/360)+127.5;0)" office:value-type="float" office:value="129" calcext:value-type="float">
            <text:p>129</text:p>
          </table:table-cell>
          <table:table-cell table:formula="of:=ROUND([.$Q$4]*SIN([.U40]*2*PI()/360)+127.5;0)" office:value-type="float" office:value="111" calcext:value-type="float">
            <text:p>111</text:p>
          </table:table-cell>
          <table:table-cell table:formula="of:=[.M40]+[.$O$4]" office:value-type="float" office:value="314" calcext:value-type="float">
            <text:p>314</text:p>
          </table:table-cell>
          <table:table-cell table:formula="of:=[.M40]-[.$O$4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127.5*COS([.A41]*2*PI()/360)+127.5;0)" office:value-type="float" office:value="232" calcext:value-type="float">
            <text:p>232</text:p>
          </table:table-cell>
          <table:table-cell table:formula="of:=ROUND(127.5*SIN([.A41]*2*PI()/360)+127.5;0)" office:value-type="float" office:value="201" calcext:value-type="float">
            <text:p>201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ROUND([.$K$4]*COS([.I41]*2*PI()/360)+127.5;0)" office:value-type="float" office:value="179" calcext:value-type="float">
            <text:p>179</text:p>
          </table:table-cell>
          <table:table-cell table:formula="of:=ROUND([.$K$4]*SIN([.I41]*2*PI()/360)+127.5;0)" office:value-type="float" office:value="39" calcext:value-type="float">
            <text:p>39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ROUND([.$N$4]*COS([.M41]*2*PI()/360)+127.5;0)" office:value-type="float" office:value="169" calcext:value-type="float">
            <text:p>169</text:p>
          </table:table-cell>
          <table:table-cell table:formula="of:=ROUND([.$N$4]*SIN([.M41]*2*PI()/360)+127.5;0)" office:value-type="float" office:value="56" calcext:value-type="float">
            <text:p>56</text:p>
          </table:table-cell>
          <table:table-cell table:formula="of:=ROUND([.$Q$4]*COS([.T41]*2*PI()/360)+127.5;0)" office:value-type="float" office:value="140" calcext:value-type="float">
            <text:p>140</text:p>
          </table:table-cell>
          <table:table-cell table:formula="of:=ROUND([.$Q$4]*SIN([.T41]*2*PI()/360)+127.5;0)" office:value-type="float" office:value="117" calcext:value-type="float">
            <text:p>117</text:p>
          </table:table-cell>
          <table:table-cell table:formula="of:=ROUND([.$Q$4]*COS([.U41]*2*PI()/360)+127.5;0)" office:value-type="float" office:value="130" calcext:value-type="float">
            <text:p>130</text:p>
          </table:table-cell>
          <table:table-cell table:formula="of:=ROUND([.$Q$4]*SIN([.U41]*2*PI()/360)+127.5;0)" office:value-type="float" office:value="111" calcext:value-type="float">
            <text:p>111</text:p>
          </table:table-cell>
          <table:table-cell table:formula="of:=[.M41]+[.$O$4]" office:value-type="float" office:value="320" calcext:value-type="float">
            <text:p>320</text:p>
          </table:table-cell>
          <table:table-cell table:formula="of:=[.M41]-[.$O$4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127.5*COS([.A42]*2*PI()/360)+127.5;0)" office:value-type="float" office:value="231" calcext:value-type="float">
            <text:p>231</text:p>
          </table:table-cell>
          <table:table-cell table:formula="of:=ROUND(127.5*SIN([.A42]*2*PI()/360)+127.5;0)" office:value-type="float" office:value="202" calcext:value-type="float">
            <text:p>202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ROUND([.$K$4]*COS([.I42]*2*PI()/360)+127.5;0)" office:value-type="float" office:value="187" calcext:value-type="float">
            <text:p>187</text:p>
          </table:table-cell>
          <table:table-cell table:formula="of:=ROUND([.$K$4]*SIN([.I42]*2*PI()/360)+127.5;0)" office:value-type="float" office:value="45" calcext:value-type="float">
            <text:p>45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ROUND([.$N$4]*COS([.M42]*2*PI()/360)+127.5;0)" office:value-type="float" office:value="176" calcext:value-type="float">
            <text:p>176</text:p>
          </table:table-cell>
          <table:table-cell table:formula="of:=ROUND([.$N$4]*SIN([.M42]*2*PI()/360)+127.5;0)" office:value-type="float" office:value="60" calcext:value-type="float">
            <text:p>60</text:p>
          </table:table-cell>
          <table:table-cell table:formula="of:=ROUND([.$Q$4]*COS([.T42]*2*PI()/360)+127.5;0)" office:value-type="float" office:value="141" calcext:value-type="float">
            <text:p>141</text:p>
          </table:table-cell>
          <table:table-cell table:formula="of:=ROUND([.$Q$4]*SIN([.T42]*2*PI()/360)+127.5;0)" office:value-type="float" office:value="118" calcext:value-type="float">
            <text:p>118</text:p>
          </table:table-cell>
          <table:table-cell table:formula="of:=ROUND([.$Q$4]*COS([.U42]*2*PI()/360)+127.5;0)" office:value-type="float" office:value="132" calcext:value-type="float">
            <text:p>132</text:p>
          </table:table-cell>
          <table:table-cell table:formula="of:=ROUND([.$Q$4]*SIN([.U42]*2*PI()/360)+127.5;0)" office:value-type="float" office:value="112" calcext:value-type="float">
            <text:p>112</text:p>
          </table:table-cell>
          <table:table-cell table:formula="of:=[.M42]+[.$O$4]" office:value-type="float" office:value="326" calcext:value-type="float">
            <text:p>326</text:p>
          </table:table-cell>
          <table:table-cell table:formula="of:=[.M42]-[.$O$4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127.5*COS([.A43]*2*PI()/360)+127.5;0)" office:value-type="float" office:value="229" calcext:value-type="float">
            <text:p>229</text:p>
          </table:table-cell>
          <table:table-cell table:formula="of:=ROUND(127.5*SIN([.A43]*2*PI()/360)+127.5;0)" office:value-type="float" office:value="204" calcext:value-type="float">
            <text:p>204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ROUND([.$K$4]*COS([.I43]*2*PI()/360)+127.5;0)" office:value-type="float" office:value="196" calcext:value-type="float">
            <text:p>196</text:p>
          </table:table-cell>
          <table:table-cell table:formula="of:=ROUND([.$K$4]*SIN([.I43]*2*PI()/360)+127.5;0)" office:value-type="float" office:value="52" calcext:value-type="float">
            <text:p>52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ROUND([.$N$4]*COS([.M43]*2*PI()/360)+127.5;0)" office:value-type="float" office:value="183" calcext:value-type="float">
            <text:p>183</text:p>
          </table:table-cell>
          <table:table-cell table:formula="of:=ROUND([.$N$4]*SIN([.M43]*2*PI()/360)+127.5;0)" office:value-type="float" office:value="66" calcext:value-type="float">
            <text:p>66</text:p>
          </table:table-cell>
          <table:table-cell table:formula="of:=ROUND([.$Q$4]*COS([.T43]*2*PI()/360)+127.5;0)" office:value-type="float" office:value="142" calcext:value-type="float">
            <text:p>142</text:p>
          </table:table-cell>
          <table:table-cell table:formula="of:=ROUND([.$Q$4]*SIN([.T43]*2*PI()/360)+127.5;0)" office:value-type="float" office:value="120" calcext:value-type="float">
            <text:p>120</text:p>
          </table:table-cell>
          <table:table-cell table:formula="of:=ROUND([.$Q$4]*COS([.U43]*2*PI()/360)+127.5;0)" office:value-type="float" office:value="134" calcext:value-type="float">
            <text:p>134</text:p>
          </table:table-cell>
          <table:table-cell table:formula="of:=ROUND([.$Q$4]*SIN([.U43]*2*PI()/360)+127.5;0)" office:value-type="float" office:value="112" calcext:value-type="float">
            <text:p>112</text:p>
          </table:table-cell>
          <table:table-cell table:formula="of:=[.M43]+[.$O$4]" office:value-type="float" office:value="332" calcext:value-type="float">
            <text:p>332</text:p>
          </table:table-cell>
          <table:table-cell table:formula="of:=[.M43]-[.$O$4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127.5*COS([.A44]*2*PI()/360)+127.5;0)" office:value-type="float" office:value="228" calcext:value-type="float">
            <text:p>228</text:p>
          </table:table-cell>
          <table:table-cell table:formula="of:=ROUND(127.5*SIN([.A44]*2*PI()/360)+127.5;0)" office:value-type="float" office:value="206" calcext:value-type="float">
            <text:p>206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ROUND([.$K$4]*COS([.I44]*2*PI()/360)+127.5;0)" office:value-type="float" office:value="203" calcext:value-type="float">
            <text:p>203</text:p>
          </table:table-cell>
          <table:table-cell table:formula="of:=ROUND([.$K$4]*SIN([.I44]*2*PI()/360)+127.5;0)" office:value-type="float" office:value="59" calcext:value-type="float">
            <text:p>59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ROUND([.$N$4]*COS([.M44]*2*PI()/360)+127.5;0)" office:value-type="float" office:value="189" calcext:value-type="float">
            <text:p>189</text:p>
          </table:table-cell>
          <table:table-cell table:formula="of:=ROUND([.$N$4]*SIN([.M44]*2*PI()/360)+127.5;0)" office:value-type="float" office:value="72" calcext:value-type="float">
            <text:p>72</text:p>
          </table:table-cell>
          <table:table-cell table:formula="of:=ROUND([.$Q$4]*COS([.T44]*2*PI()/360)+127.5;0)" office:value-type="float" office:value="143" calcext:value-type="float">
            <text:p>143</text:p>
          </table:table-cell>
          <table:table-cell table:formula="of:=ROUND([.$Q$4]*SIN([.T44]*2*PI()/360)+127.5;0)" office:value-type="float" office:value="121" calcext:value-type="float">
            <text:p>121</text:p>
          </table:table-cell>
          <table:table-cell table:formula="of:=ROUND([.$Q$4]*COS([.U44]*2*PI()/360)+127.5;0)" office:value-type="float" office:value="135" calcext:value-type="float">
            <text:p>135</text:p>
          </table:table-cell>
          <table:table-cell table:formula="of:=ROUND([.$Q$4]*SIN([.U44]*2*PI()/360)+127.5;0)" office:value-type="float" office:value="113" calcext:value-type="float">
            <text:p>113</text:p>
          </table:table-cell>
          <table:table-cell table:formula="of:=[.M44]+[.$O$4]" office:value-type="float" office:value="338" calcext:value-type="float">
            <text:p>338</text:p>
          </table:table-cell>
          <table:table-cell table:formula="of:=[.M44]-[.$O$4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127.5*COS([.A45]*2*PI()/360)+127.5;0)" office:value-type="float" office:value="227" calcext:value-type="float">
            <text:p>227</text:p>
          </table:table-cell>
          <table:table-cell table:formula="of:=ROUND(127.5*SIN([.A45]*2*PI()/360)+127.5;0)" office:value-type="float" office:value="208" calcext:value-type="float">
            <text:p>208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ROUND([.$K$4]*COS([.I45]*2*PI()/360)+127.5;0)" office:value-type="float" office:value="210" calcext:value-type="float">
            <text:p>210</text:p>
          </table:table-cell>
          <table:table-cell table:formula="of:=ROUND([.$K$4]*SIN([.I45]*2*PI()/360)+127.5;0)" office:value-type="float" office:value="68" calcext:value-type="float">
            <text:p>68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ROUND([.$N$4]*COS([.M45]*2*PI()/360)+127.5;0)" office:value-type="float" office:value="195" calcext:value-type="float">
            <text:p>195</text:p>
          </table:table-cell>
          <table:table-cell table:formula="of:=ROUND([.$N$4]*SIN([.M45]*2*PI()/360)+127.5;0)" office:value-type="float" office:value="79" calcext:value-type="float">
            <text:p>79</text:p>
          </table:table-cell>
          <table:table-cell table:formula="of:=ROUND([.$Q$4]*COS([.T45]*2*PI()/360)+127.5;0)" office:value-type="float" office:value="143" calcext:value-type="float">
            <text:p>143</text:p>
          </table:table-cell>
          <table:table-cell table:formula="of:=ROUND([.$Q$4]*SIN([.T45]*2*PI()/360)+127.5;0)" office:value-type="float" office:value="123" calcext:value-type="float">
            <text:p>123</text:p>
          </table:table-cell>
          <table:table-cell table:formula="of:=ROUND([.$Q$4]*COS([.U45]*2*PI()/360)+127.5;0)" office:value-type="float" office:value="137" calcext:value-type="float">
            <text:p>137</text:p>
          </table:table-cell>
          <table:table-cell table:formula="of:=ROUND([.$Q$4]*SIN([.U45]*2*PI()/360)+127.5;0)" office:value-type="float" office:value="114" calcext:value-type="float">
            <text:p>114</text:p>
          </table:table-cell>
          <table:table-cell table:formula="of:=[.M45]+[.$O$4]" office:value-type="float" office:value="344" calcext:value-type="float">
            <text:p>344</text:p>
          </table:table-cell>
          <table:table-cell table:formula="of:=[.M45]-[.$O$4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127.5*COS([.A46]*2*PI()/360)+127.5;0)" office:value-type="float" office:value="225" calcext:value-type="float">
            <text:p>225</text:p>
          </table:table-cell>
          <table:table-cell table:formula="of:=ROUND(127.5*SIN([.A46]*2*PI()/360)+127.5;0)" office:value-type="float" office:value="209" calcext:value-type="float">
            <text:p>209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ROUND([.$K$4]*COS([.I46]*2*PI()/360)+127.5;0)" office:value-type="float" office:value="216" calcext:value-type="float">
            <text:p>216</text:p>
          </table:table-cell>
          <table:table-cell table:formula="of:=ROUND([.$K$4]*SIN([.I46]*2*PI()/360)+127.5;0)" office:value-type="float" office:value="77" calcext:value-type="float">
            <text:p>77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ROUND([.$N$4]*COS([.M46]*2*PI()/360)+127.5;0)" office:value-type="float" office:value="199" calcext:value-type="float">
            <text:p>199</text:p>
          </table:table-cell>
          <table:table-cell table:formula="of:=ROUND([.$N$4]*SIN([.M46]*2*PI()/360)+127.5;0)" office:value-type="float" office:value="86" calcext:value-type="float">
            <text:p>86</text:p>
          </table:table-cell>
          <table:table-cell table:formula="of:=ROUND([.$Q$4]*COS([.T46]*2*PI()/360)+127.5;0)" office:value-type="float" office:value="144" calcext:value-type="float">
            <text:p>144</text:p>
          </table:table-cell>
          <table:table-cell table:formula="of:=ROUND([.$Q$4]*SIN([.T46]*2*PI()/360)+127.5;0)" office:value-type="float" office:value="125" calcext:value-type="float">
            <text:p>125</text:p>
          </table:table-cell>
          <table:table-cell table:formula="of:=ROUND([.$Q$4]*COS([.U46]*2*PI()/360)+127.5;0)" office:value-type="float" office:value="138" calcext:value-type="float">
            <text:p>138</text:p>
          </table:table-cell>
          <table:table-cell table:formula="of:=ROUND([.$Q$4]*SIN([.U46]*2*PI()/360)+127.5;0)" office:value-type="float" office:value="115" calcext:value-type="float">
            <text:p>115</text:p>
          </table:table-cell>
          <table:table-cell table:formula="of:=[.M46]+[.$O$4]" office:value-type="float" office:value="350" calcext:value-type="float">
            <text:p>350</text:p>
          </table:table-cell>
          <table:table-cell table:formula="of:=[.M46]-[.$O$4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127.5*COS([.A47]*2*PI()/360)+127.5;0)" office:value-type="float" office:value="224" calcext:value-type="float">
            <text:p>224</text:p>
          </table:table-cell>
          <table:table-cell table:formula="of:=ROUND(127.5*SIN([.A47]*2*PI()/360)+127.5;0)" office:value-type="float" office:value="211" calcext:value-type="float">
            <text:p>211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ROUND([.$K$4]*COS([.I47]*2*PI()/360)+127.5;0)" office:value-type="float" office:value="221" calcext:value-type="float">
            <text:p>221</text:p>
          </table:table-cell>
          <table:table-cell table:formula="of:=ROUND([.$K$4]*SIN([.I47]*2*PI()/360)+127.5;0)" office:value-type="float" office:value="86" calcext:value-type="float">
            <text:p>86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ROUND([.$N$4]*COS([.M47]*2*PI()/360)+127.5;0)" office:value-type="float" office:value="203" calcext:value-type="float">
            <text:p>203</text:p>
          </table:table-cell>
          <table:table-cell table:formula="of:=ROUND([.$N$4]*SIN([.M47]*2*PI()/360)+127.5;0)" office:value-type="float" office:value="94" calcext:value-type="float">
            <text:p>94</text:p>
          </table:table-cell>
          <table:table-cell table:formula="of:=ROUND([.$Q$4]*COS([.T47]*2*PI()/360)+127.5;0)" office:value-type="float" office:value="144" calcext:value-type="float">
            <text:p>144</text:p>
          </table:table-cell>
          <table:table-cell table:formula="of:=ROUND([.$Q$4]*SIN([.T47]*2*PI()/360)+127.5;0)" office:value-type="float" office:value="126" calcext:value-type="float">
            <text:p>126</text:p>
          </table:table-cell>
          <table:table-cell table:formula="of:=ROUND([.$Q$4]*COS([.U47]*2*PI()/360)+127.5;0)" office:value-type="float" office:value="139" calcext:value-type="float">
            <text:p>139</text:p>
          </table:table-cell>
          <table:table-cell table:formula="of:=ROUND([.$Q$4]*SIN([.U47]*2*PI()/360)+127.5;0)" office:value-type="float" office:value="116" calcext:value-type="float">
            <text:p>116</text:p>
          </table:table-cell>
          <table:table-cell table:formula="of:=[.M47]+[.$O$4]" office:value-type="float" office:value="356" calcext:value-type="float">
            <text:p>356</text:p>
          </table:table-cell>
          <table:table-cell table:formula="of:=[.M47]-[.$O$4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127.5*COS([.A48]*2*PI()/360)+127.5;0)" office:value-type="float" office:value="222" calcext:value-type="float">
            <text:p>222</text:p>
          </table:table-cell>
          <table:table-cell table:formula="of:=ROUND(127.5*SIN([.A48]*2*PI()/360)+127.5;0)" office:value-type="float" office:value="213" calcext:value-type="float">
            <text:p>213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ROUND([.$K$4]*COS([.I48]*2*PI()/360)+127.5;0)" office:value-type="float" office:value="225" calcext:value-type="float">
            <text:p>225</text:p>
          </table:table-cell>
          <table:table-cell table:formula="of:=ROUND([.$K$4]*SIN([.I48]*2*PI()/360)+127.5;0)" office:value-type="float" office:value="96" calcext:value-type="float">
            <text:p>96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ROUND([.$N$4]*COS([.M48]*2*PI()/360)+127.5;0)" office:value-type="float" office:value="206" calcext:value-type="float">
            <text:p>206</text:p>
          </table:table-cell>
          <table:table-cell table:formula="of:=ROUND([.$N$4]*SIN([.M48]*2*PI()/360)+127.5;0)" office:value-type="float" office:value="102" calcext:value-type="float">
            <text:p>102</text:p>
          </table:table-cell>
          <table:table-cell table:formula="of:=ROUND([.$Q$4]*COS([.T48]*2*PI()/360)+127.5;0)" office:value-type="float" office:value="144" calcext:value-type="float">
            <text:p>144</text:p>
          </table:table-cell>
          <table:table-cell table:formula="of:=ROUND([.$Q$4]*SIN([.T48]*2*PI()/360)+127.5;0)" office:value-type="float" office:value="128" calcext:value-type="float">
            <text:p>128</text:p>
          </table:table-cell>
          <table:table-cell table:formula="of:=ROUND([.$Q$4]*COS([.U48]*2*PI()/360)+127.5;0)" office:value-type="float" office:value="141" calcext:value-type="float">
            <text:p>141</text:p>
          </table:table-cell>
          <table:table-cell table:formula="of:=ROUND([.$Q$4]*SIN([.U48]*2*PI()/360)+127.5;0)" office:value-type="float" office:value="117" calcext:value-type="float">
            <text:p>117</text:p>
          </table:table-cell>
          <table:table-cell table:formula="of:=[.M48]+[.$O$4]" office:value-type="float" office:value="362" calcext:value-type="float">
            <text:p>362</text:p>
          </table:table-cell>
          <table:table-cell table:formula="of:=[.M48]-[.$O$4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127.5*COS([.A49]*2*PI()/360)+127.5;0)" office:value-type="float" office:value="221" calcext:value-type="float">
            <text:p>221</text:p>
          </table:table-cell>
          <table:table-cell table:formula="of:=ROUND(127.5*SIN([.A49]*2*PI()/360)+127.5;0)" office:value-type="float" office:value="214" calcext:value-type="float">
            <text:p>214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ROUND([.$K$4]*COS([.I49]*2*PI()/360)+127.5;0)" office:value-type="float" office:value="227" calcext:value-type="float">
            <text:p>227</text:p>
          </table:table-cell>
          <table:table-cell table:formula="of:=ROUND([.$K$4]*SIN([.I49]*2*PI()/360)+127.5;0)" office:value-type="float" office:value="106" calcext:value-type="float">
            <text:p>106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ROUND([.$N$4]*COS([.M49]*2*PI()/360)+127.5;0)" office:value-type="float" office:value="209" calcext:value-type="float">
            <text:p>209</text:p>
          </table:table-cell>
          <table:table-cell table:formula="of:=ROUND([.$N$4]*SIN([.M49]*2*PI()/360)+127.5;0)" office:value-type="float" office:value="110" calcext:value-type="float">
            <text:p>110</text:p>
          </table:table-cell>
          <table:table-cell table:formula="of:=ROUND([.$Q$4]*COS([.T49]*2*PI()/360)+127.5;0)" office:value-type="float" office:value="144" calcext:value-type="float">
            <text:p>144</text:p>
          </table:table-cell>
          <table:table-cell table:formula="of:=ROUND([.$Q$4]*SIN([.T49]*2*PI()/360)+127.5;0)" office:value-type="float" office:value="130" calcext:value-type="float">
            <text:p>130</text:p>
          </table:table-cell>
          <table:table-cell table:formula="of:=ROUND([.$Q$4]*COS([.U49]*2*PI()/360)+127.5;0)" office:value-type="float" office:value="142" calcext:value-type="float">
            <text:p>142</text:p>
          </table:table-cell>
          <table:table-cell table:formula="of:=ROUND([.$Q$4]*SIN([.U49]*2*PI()/360)+127.5;0)" office:value-type="float" office:value="119" calcext:value-type="float">
            <text:p>119</text:p>
          </table:table-cell>
          <table:table-cell table:formula="of:=[.M49]+[.$O$4]" office:value-type="float" office:value="368" calcext:value-type="float">
            <text:p>368</text:p>
          </table:table-cell>
          <table:table-cell table:formula="of:=[.M49]-[.$O$4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127.5*COS([.A50]*2*PI()/360)+127.5;0)" office:value-type="float" office:value="219" calcext:value-type="float">
            <text:p>219</text:p>
          </table:table-cell>
          <table:table-cell table:formula="of:=ROUND(127.5*SIN([.A50]*2*PI()/360)+127.5;0)" office:value-type="float" office:value="216" calcext:value-type="float">
            <text:p>216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ROUND([.$K$4]*COS([.I50]*2*PI()/360)+127.5;0)" office:value-type="float" office:value="229" calcext:value-type="float">
            <text:p>229</text:p>
          </table:table-cell>
          <table:table-cell table:formula="of:=ROUND([.$K$4]*SIN([.I50]*2*PI()/360)+127.5;0)" office:value-type="float" office:value="117" calcext:value-type="float">
            <text:p>117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ROUND([.$N$4]*COS([.M50]*2*PI()/360)+127.5;0)" office:value-type="float" office:value="210" calcext:value-type="float">
            <text:p>210</text:p>
          </table:table-cell>
          <table:table-cell table:formula="of:=ROUND([.$N$4]*SIN([.M50]*2*PI()/360)+127.5;0)" office:value-type="float" office:value="119" calcext:value-type="float">
            <text:p>119</text:p>
          </table:table-cell>
          <table:table-cell table:formula="of:=ROUND([.$Q$4]*COS([.T50]*2*PI()/360)+127.5;0)" office:value-type="float" office:value="144" calcext:value-type="float">
            <text:p>144</text:p>
          </table:table-cell>
          <table:table-cell table:formula="of:=ROUND([.$Q$4]*SIN([.T50]*2*PI()/360)+127.5;0)" office:value-type="float" office:value="132" calcext:value-type="float">
            <text:p>132</text:p>
          </table:table-cell>
          <table:table-cell table:formula="of:=ROUND([.$Q$4]*COS([.U50]*2*PI()/360)+127.5;0)" office:value-type="float" office:value="142" calcext:value-type="float">
            <text:p>142</text:p>
          </table:table-cell>
          <table:table-cell table:formula="of:=ROUND([.$Q$4]*SIN([.U50]*2*PI()/360)+127.5;0)" office:value-type="float" office:value="120" calcext:value-type="float">
            <text:p>120</text:p>
          </table:table-cell>
          <table:table-cell table:formula="of:=[.M50]+[.$O$4]" office:value-type="float" office:value="374" calcext:value-type="float">
            <text:p>374</text:p>
          </table:table-cell>
          <table:table-cell table:formula="of:=[.M50]-[.$O$4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127.5*COS([.A51]*2*PI()/360)+127.5;0)" office:value-type="float" office:value="218" calcext:value-type="float">
            <text:p>218</text:p>
          </table:table-cell>
          <table:table-cell table:formula="of:=ROUND(127.5*SIN([.A51]*2*PI()/360)+127.5;0)" office:value-type="float" office:value="218" calcext:value-type="float">
            <text:p>21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ROUND([.$K$4]*COS([.I51]*2*PI()/360)+127.5;0)" office:value-type="float" office:value="230" calcext:value-type="float">
            <text:p>230</text:p>
          </table:table-cell>
          <table:table-cell table:formula="of:=ROUND([.$K$4]*SIN([.I51]*2*PI()/360)+127.5;0)" office:value-type="float" office:value="128" calcext:value-type="float">
            <text:p>128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$N$4]*COS([.M51]*2*PI()/360)+127.5;0)" office:value-type="float" office:value="211" calcext:value-type="float">
            <text:p>211</text:p>
          </table:table-cell>
          <table:table-cell table:formula="of:=ROUND([.$N$4]*SIN([.M51]*2*PI()/360)+127.5;0)" office:value-type="float" office:value="128" calcext:value-type="float">
            <text:p>128</text:p>
          </table:table-cell>
          <table:table-cell table:formula="of:=ROUND([.$Q$4]*COS([.T51]*2*PI()/360)+127.5;0)" office:value-type="float" office:value="143" calcext:value-type="float">
            <text:p>143</text:p>
          </table:table-cell>
          <table:table-cell table:formula="of:=ROUND([.$Q$4]*SIN([.T51]*2*PI()/360)+127.5;0)" office:value-type="float" office:value="133" calcext:value-type="float">
            <text:p>133</text:p>
          </table:table-cell>
          <table:table-cell table:formula="of:=ROUND([.$Q$4]*COS([.U51]*2*PI()/360)+127.5;0)" office:value-type="float" office:value="143" calcext:value-type="float">
            <text:p>143</text:p>
          </table:table-cell>
          <table:table-cell table:formula="of:=ROUND([.$Q$4]*SIN([.U51]*2*PI()/360)+127.5;0)" office:value-type="float" office:value="122" calcext:value-type="float">
            <text:p>122</text:p>
          </table:table-cell>
          <table:table-cell table:formula="of:=[.M51]+[.$O$4]" office:value-type="float" office:value="20" calcext:value-type="float">
            <text:p>20</text:p>
          </table:table-cell>
          <table:table-cell table:formula="of:=[.M51]-[.$O$4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127.5*COS([.A52]*2*PI()/360)+127.5;0)" office:value-type="float" office:value="216" calcext:value-type="float">
            <text:p>216</text:p>
          </table:table-cell>
          <table:table-cell table:formula="of:=ROUND(127.5*SIN([.A52]*2*PI()/360)+127.5;0)" office:value-type="float" office:value="219" calcext:value-type="float">
            <text:p>21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ROUND([.$K$4]*COS([.I52]*2*PI()/360)+127.5;0)" office:value-type="float" office:value="229" calcext:value-type="float">
            <text:p>229</text:p>
          </table:table-cell>
          <table:table-cell table:formula="of:=ROUND([.$K$4]*SIN([.I52]*2*PI()/360)+127.5;0)" office:value-type="float" office:value="138" calcext:value-type="float">
            <text:p>13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N$4]*COS([.M52]*2*PI()/360)+127.5;0)" office:value-type="float" office:value="210" calcext:value-type="float">
            <text:p>210</text:p>
          </table:table-cell>
          <table:table-cell table:formula="of:=ROUND([.$N$4]*SIN([.M52]*2*PI()/360)+127.5;0)" office:value-type="float" office:value="136" calcext:value-type="float">
            <text:p>136</text:p>
          </table:table-cell>
          <table:table-cell table:formula="of:=ROUND([.$Q$4]*COS([.T52]*2*PI()/360)+127.5;0)" office:value-type="float" office:value="142" calcext:value-type="float">
            <text:p>142</text:p>
          </table:table-cell>
          <table:table-cell table:formula="of:=ROUND([.$Q$4]*SIN([.T52]*2*PI()/360)+127.5;0)" office:value-type="float" office:value="135" calcext:value-type="float">
            <text:p>135</text:p>
          </table:table-cell>
          <table:table-cell table:formula="of:=ROUND([.$Q$4]*COS([.U52]*2*PI()/360)+127.5;0)" office:value-type="float" office:value="144" calcext:value-type="float">
            <text:p>144</text:p>
          </table:table-cell>
          <table:table-cell table:formula="of:=ROUND([.$Q$4]*SIN([.U52]*2*PI()/360)+127.5;0)" office:value-type="float" office:value="123" calcext:value-type="float">
            <text:p>123</text:p>
          </table:table-cell>
          <table:table-cell table:formula="of:=[.M52]+[.$O$4]" office:value-type="float" office:value="26" calcext:value-type="float">
            <text:p>26</text:p>
          </table:table-cell>
          <table:table-cell table:formula="of:=[.M52]-[.$O$4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127.5*COS([.A53]*2*PI()/360)+127.5;0)" office:value-type="float" office:value="214" calcext:value-type="float">
            <text:p>214</text:p>
          </table:table-cell>
          <table:table-cell table:formula="of:=ROUND(127.5*SIN([.A53]*2*PI()/360)+127.5;0)" office:value-type="float" office:value="221" calcext:value-type="float">
            <text:p>22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ROUND([.$K$4]*COS([.I53]*2*PI()/360)+127.5;0)" office:value-type="float" office:value="227" calcext:value-type="float">
            <text:p>227</text:p>
          </table:table-cell>
          <table:table-cell table:formula="of:=ROUND([.$K$4]*SIN([.I53]*2*PI()/360)+127.5;0)" office:value-type="float" office:value="149" calcext:value-type="float">
            <text:p>14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$N$4]*COS([.M53]*2*PI()/360)+127.5;0)" office:value-type="float" office:value="209" calcext:value-type="float">
            <text:p>209</text:p>
          </table:table-cell>
          <table:table-cell table:formula="of:=ROUND([.$N$4]*SIN([.M53]*2*PI()/360)+127.5;0)" office:value-type="float" office:value="145" calcext:value-type="float">
            <text:p>145</text:p>
          </table:table-cell>
          <table:table-cell table:formula="of:=ROUND([.$Q$4]*COS([.T53]*2*PI()/360)+127.5;0)" office:value-type="float" office:value="142" calcext:value-type="float">
            <text:p>142</text:p>
          </table:table-cell>
          <table:table-cell table:formula="of:=ROUND([.$Q$4]*SIN([.T53]*2*PI()/360)+127.5;0)" office:value-type="float" office:value="136" calcext:value-type="float">
            <text:p>136</text:p>
          </table:table-cell>
          <table:table-cell table:formula="of:=ROUND([.$Q$4]*COS([.U53]*2*PI()/360)+127.5;0)" office:value-type="float" office:value="144" calcext:value-type="float">
            <text:p>144</text:p>
          </table:table-cell>
          <table:table-cell table:formula="of:=ROUND([.$Q$4]*SIN([.U53]*2*PI()/360)+127.5;0)" office:value-type="float" office:value="125" calcext:value-type="float">
            <text:p>125</text:p>
          </table:table-cell>
          <table:table-cell table:formula="of:=[.M53]+[.$O$4]" office:value-type="float" office:value="32" calcext:value-type="float">
            <text:p>32</text:p>
          </table:table-cell>
          <table:table-cell table:formula="of:=[.M53]-[.$O$4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127.5*COS([.A54]*2*PI()/360)+127.5;0)" office:value-type="float" office:value="213" calcext:value-type="float">
            <text:p>213</text:p>
          </table:table-cell>
          <table:table-cell table:formula="of:=ROUND(127.5*SIN([.A54]*2*PI()/360)+127.5;0)" office:value-type="float" office:value="222" calcext:value-type="float">
            <text:p>22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ROUND([.$K$4]*COS([.I54]*2*PI()/360)+127.5;0)" office:value-type="float" office:value="225" calcext:value-type="float">
            <text:p>225</text:p>
          </table:table-cell>
          <table:table-cell table:formula="of:=ROUND([.$K$4]*SIN([.I54]*2*PI()/360)+127.5;0)" office:value-type="float" office:value="159" calcext:value-type="float">
            <text:p>15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$N$4]*COS([.M54]*2*PI()/360)+127.5;0)" office:value-type="float" office:value="206" calcext:value-type="float">
            <text:p>206</text:p>
          </table:table-cell>
          <table:table-cell table:formula="of:=ROUND([.$N$4]*SIN([.M54]*2*PI()/360)+127.5;0)" office:value-type="float" office:value="153" calcext:value-type="float">
            <text:p>153</text:p>
          </table:table-cell>
          <table:table-cell table:formula="of:=ROUND([.$Q$4]*COS([.T54]*2*PI()/360)+127.5;0)" office:value-type="float" office:value="141" calcext:value-type="float">
            <text:p>141</text:p>
          </table:table-cell>
          <table:table-cell table:formula="of:=ROUND([.$Q$4]*SIN([.T54]*2*PI()/360)+127.5;0)" office:value-type="float" office:value="138" calcext:value-type="float">
            <text:p>138</text:p>
          </table:table-cell>
          <table:table-cell table:formula="of:=ROUND([.$Q$4]*COS([.U54]*2*PI()/360)+127.5;0)" office:value-type="float" office:value="144" calcext:value-type="float">
            <text:p>144</text:p>
          </table:table-cell>
          <table:table-cell table:formula="of:=ROUND([.$Q$4]*SIN([.U54]*2*PI()/360)+127.5;0)" office:value-type="float" office:value="127" calcext:value-type="float">
            <text:p>127</text:p>
          </table:table-cell>
          <table:table-cell table:formula="of:=[.M54]+[.$O$4]" office:value-type="float" office:value="38" calcext:value-type="float">
            <text:p>38</text:p>
          </table:table-cell>
          <table:table-cell table:formula="of:=[.M54]-[.$O$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127.5*COS([.A55]*2*PI()/360)+127.5;0)" office:value-type="float" office:value="211" calcext:value-type="float">
            <text:p>211</text:p>
          </table:table-cell>
          <table:table-cell table:formula="of:=ROUND(127.5*SIN([.A55]*2*PI()/360)+127.5;0)" office:value-type="float" office:value="224" calcext:value-type="float">
            <text:p>2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ROUND([.$K$4]*COS([.I55]*2*PI()/360)+127.5;0)" office:value-type="float" office:value="221" calcext:value-type="float">
            <text:p>221</text:p>
          </table:table-cell>
          <table:table-cell table:formula="of:=ROUND([.$K$4]*SIN([.I55]*2*PI()/360)+127.5;0)" office:value-type="float" office:value="169" calcext:value-type="float">
            <text:p>16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$N$4]*COS([.M55]*2*PI()/360)+127.5;0)" office:value-type="float" office:value="203" calcext:value-type="float">
            <text:p>203</text:p>
          </table:table-cell>
          <table:table-cell table:formula="of:=ROUND([.$N$4]*SIN([.M55]*2*PI()/360)+127.5;0)" office:value-type="float" office:value="161" calcext:value-type="float">
            <text:p>161</text:p>
          </table:table-cell>
          <table:table-cell table:formula="of:=ROUND([.$Q$4]*COS([.T55]*2*PI()/360)+127.5;0)" office:value-type="float" office:value="139" calcext:value-type="float">
            <text:p>139</text:p>
          </table:table-cell>
          <table:table-cell table:formula="of:=ROUND([.$Q$4]*SIN([.T55]*2*PI()/360)+127.5;0)" office:value-type="float" office:value="139" calcext:value-type="float">
            <text:p>139</text:p>
          </table:table-cell>
          <table:table-cell table:formula="of:=ROUND([.$Q$4]*COS([.U55]*2*PI()/360)+127.5;0)" office:value-type="float" office:value="144" calcext:value-type="float">
            <text:p>144</text:p>
          </table:table-cell>
          <table:table-cell table:formula="of:=ROUND([.$Q$4]*SIN([.U55]*2*PI()/360)+127.5;0)" office:value-type="float" office:value="129" calcext:value-type="float">
            <text:p>129</text:p>
          </table:table-cell>
          <table:table-cell table:formula="of:=[.M55]+[.$O$4]" office:value-type="float" office:value="44" calcext:value-type="float">
            <text:p>44</text:p>
          </table:table-cell>
          <table:table-cell table:formula="of:=[.M55]-[.$O$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127.5*COS([.A56]*2*PI()/360)+127.5;0)" office:value-type="float" office:value="209" calcext:value-type="float">
            <text:p>209</text:p>
          </table:table-cell>
          <table:table-cell table:formula="of:=ROUND(127.5*SIN([.A56]*2*PI()/360)+127.5;0)" office:value-type="float" office:value="225" calcext:value-type="float">
            <text:p>225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ROUND([.$K$4]*COS([.I56]*2*PI()/360)+127.5;0)" office:value-type="float" office:value="216" calcext:value-type="float">
            <text:p>216</text:p>
          </table:table-cell>
          <table:table-cell table:formula="of:=ROUND([.$K$4]*SIN([.I56]*2*PI()/360)+127.5;0)" office:value-type="float" office:value="179" calcext:value-type="float">
            <text:p>17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[.$N$4]*COS([.M56]*2*PI()/360)+127.5;0)" office:value-type="float" office:value="199" calcext:value-type="float">
            <text:p>199</text:p>
          </table:table-cell>
          <table:table-cell table:formula="of:=ROUND([.$N$4]*SIN([.M56]*2*PI()/360)+127.5;0)" office:value-type="float" office:value="169" calcext:value-type="float">
            <text:p>169</text:p>
          </table:table-cell>
          <table:table-cell table:formula="of:=ROUND([.$Q$4]*COS([.T56]*2*PI()/360)+127.5;0)" office:value-type="float" office:value="138" calcext:value-type="float">
            <text:p>138</text:p>
          </table:table-cell>
          <table:table-cell table:formula="of:=ROUND([.$Q$4]*SIN([.T56]*2*PI()/360)+127.5;0)" office:value-type="float" office:value="140" calcext:value-type="float">
            <text:p>140</text:p>
          </table:table-cell>
          <table:table-cell table:formula="of:=ROUND([.$Q$4]*COS([.U56]*2*PI()/360)+127.5;0)" office:value-type="float" office:value="144" calcext:value-type="float">
            <text:p>144</text:p>
          </table:table-cell>
          <table:table-cell table:formula="of:=ROUND([.$Q$4]*SIN([.U56]*2*PI()/360)+127.5;0)" office:value-type="float" office:value="130" calcext:value-type="float">
            <text:p>130</text:p>
          </table:table-cell>
          <table:table-cell table:formula="of:=[.M56]+[.$O$4]" office:value-type="float" office:value="50" calcext:value-type="float">
            <text:p>50</text:p>
          </table:table-cell>
          <table:table-cell table:formula="of:=[.M56]-[.$O$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127.5*COS([.A57]*2*PI()/360)+127.5;0)" office:value-type="float" office:value="208" calcext:value-type="float">
            <text:p>208</text:p>
          </table:table-cell>
          <table:table-cell table:formula="of:=ROUND(127.5*SIN([.A57]*2*PI()/360)+127.5;0)" office:value-type="float" office:value="227" calcext:value-type="float">
            <text:p>227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ROUND([.$K$4]*COS([.I57]*2*PI()/360)+127.5;0)" office:value-type="float" office:value="210" calcext:value-type="float">
            <text:p>210</text:p>
          </table:table-cell>
          <table:table-cell table:formula="of:=ROUND([.$K$4]*SIN([.I57]*2*PI()/360)+127.5;0)" office:value-type="float" office:value="187" calcext:value-type="float">
            <text:p>18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ROUND([.$N$4]*COS([.M57]*2*PI()/360)+127.5;0)" office:value-type="float" office:value="195" calcext:value-type="float">
            <text:p>195</text:p>
          </table:table-cell>
          <table:table-cell table:formula="of:=ROUND([.$N$4]*SIN([.M57]*2*PI()/360)+127.5;0)" office:value-type="float" office:value="176" calcext:value-type="float">
            <text:p>176</text:p>
          </table:table-cell>
          <table:table-cell table:formula="of:=ROUND([.$Q$4]*COS([.T57]*2*PI()/360)+127.5;0)" office:value-type="float" office:value="137" calcext:value-type="float">
            <text:p>137</text:p>
          </table:table-cell>
          <table:table-cell table:formula="of:=ROUND([.$Q$4]*SIN([.T57]*2*PI()/360)+127.5;0)" office:value-type="float" office:value="141" calcext:value-type="float">
            <text:p>141</text:p>
          </table:table-cell>
          <table:table-cell table:formula="of:=ROUND([.$Q$4]*COS([.U57]*2*PI()/360)+127.5;0)" office:value-type="float" office:value="143" calcext:value-type="float">
            <text:p>143</text:p>
          </table:table-cell>
          <table:table-cell table:formula="of:=ROUND([.$Q$4]*SIN([.U57]*2*PI()/360)+127.5;0)" office:value-type="float" office:value="132" calcext:value-type="float">
            <text:p>132</text:p>
          </table:table-cell>
          <table:table-cell table:formula="of:=[.M57]+[.$O$4]" office:value-type="float" office:value="56" calcext:value-type="float">
            <text:p>56</text:p>
          </table:table-cell>
          <table:table-cell table:formula="of:=[.M57]-[.$O$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127.5*COS([.A58]*2*PI()/360)+127.5;0)" office:value-type="float" office:value="206" calcext:value-type="float">
            <text:p>206</text:p>
          </table:table-cell>
          <table:table-cell table:formula="of:=ROUND(127.5*SIN([.A58]*2*PI()/360)+127.5;0)" office:value-type="float" office:value="228" calcext:value-type="float">
            <text:p>228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ROUND([.$K$4]*COS([.I58]*2*PI()/360)+127.5;0)" office:value-type="float" office:value="203" calcext:value-type="float">
            <text:p>203</text:p>
          </table:table-cell>
          <table:table-cell table:formula="of:=ROUND([.$K$4]*SIN([.I58]*2*PI()/360)+127.5;0)" office:value-type="float" office:value="196" calcext:value-type="float">
            <text:p>19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ROUND([.$N$4]*COS([.M58]*2*PI()/360)+127.5;0)" office:value-type="float" office:value="189" calcext:value-type="float">
            <text:p>189</text:p>
          </table:table-cell>
          <table:table-cell table:formula="of:=ROUND([.$N$4]*SIN([.M58]*2*PI()/360)+127.5;0)" office:value-type="float" office:value="183" calcext:value-type="float">
            <text:p>183</text:p>
          </table:table-cell>
          <table:table-cell table:formula="of:=ROUND([.$Q$4]*COS([.T58]*2*PI()/360)+127.5;0)" office:value-type="float" office:value="135" calcext:value-type="float">
            <text:p>135</text:p>
          </table:table-cell>
          <table:table-cell table:formula="of:=ROUND([.$Q$4]*SIN([.T58]*2*PI()/360)+127.5;0)" office:value-type="float" office:value="142" calcext:value-type="float">
            <text:p>142</text:p>
          </table:table-cell>
          <table:table-cell table:formula="of:=ROUND([.$Q$4]*COS([.U58]*2*PI()/360)+127.5;0)" office:value-type="float" office:value="143" calcext:value-type="float">
            <text:p>143</text:p>
          </table:table-cell>
          <table:table-cell table:formula="of:=ROUND([.$Q$4]*SIN([.U58]*2*PI()/360)+127.5;0)" office:value-type="float" office:value="134" calcext:value-type="float">
            <text:p>134</text:p>
          </table:table-cell>
          <table:table-cell table:formula="of:=[.M58]+[.$O$4]" office:value-type="float" office:value="62" calcext:value-type="float">
            <text:p>62</text:p>
          </table:table-cell>
          <table:table-cell table:formula="of:=[.M58]-[.$O$4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127.5*COS([.A59]*2*PI()/360)+127.5;0)" office:value-type="float" office:value="204" calcext:value-type="float">
            <text:p>204</text:p>
          </table:table-cell>
          <table:table-cell table:formula="of:=ROUND(127.5*SIN([.A59]*2*PI()/360)+127.5;0)" office:value-type="float" office:value="229" calcext:value-type="float">
            <text:p>229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ROUND([.$K$4]*COS([.I59]*2*PI()/360)+127.5;0)" office:value-type="float" office:value="196" calcext:value-type="float">
            <text:p>196</text:p>
          </table:table-cell>
          <table:table-cell table:formula="of:=ROUND([.$K$4]*SIN([.I59]*2*PI()/360)+127.5;0)" office:value-type="float" office:value="203" calcext:value-type="float">
            <text:p>20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ROUND([.$N$4]*COS([.M59]*2*PI()/360)+127.5;0)" office:value-type="float" office:value="183" calcext:value-type="float">
            <text:p>183</text:p>
          </table:table-cell>
          <table:table-cell table:formula="of:=ROUND([.$N$4]*SIN([.M59]*2*PI()/360)+127.5;0)" office:value-type="float" office:value="189" calcext:value-type="float">
            <text:p>189</text:p>
          </table:table-cell>
          <table:table-cell table:formula="of:=ROUND([.$Q$4]*COS([.T59]*2*PI()/360)+127.5;0)" office:value-type="float" office:value="134" calcext:value-type="float">
            <text:p>134</text:p>
          </table:table-cell>
          <table:table-cell table:formula="of:=ROUND([.$Q$4]*SIN([.T59]*2*PI()/360)+127.5;0)" office:value-type="float" office:value="143" calcext:value-type="float">
            <text:p>143</text:p>
          </table:table-cell>
          <table:table-cell table:formula="of:=ROUND([.$Q$4]*COS([.U59]*2*PI()/360)+127.5;0)" office:value-type="float" office:value="142" calcext:value-type="float">
            <text:p>142</text:p>
          </table:table-cell>
          <table:table-cell table:formula="of:=ROUND([.$Q$4]*SIN([.U59]*2*PI()/360)+127.5;0)" office:value-type="float" office:value="135" calcext:value-type="float">
            <text:p>135</text:p>
          </table:table-cell>
          <table:table-cell table:formula="of:=[.M59]+[.$O$4]" office:value-type="float" office:value="68" calcext:value-type="float">
            <text:p>68</text:p>
          </table:table-cell>
          <table:table-cell table:formula="of:=[.M59]-[.$O$4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127.5*COS([.A60]*2*PI()/360)+127.5;0)" office:value-type="float" office:value="202" calcext:value-type="float">
            <text:p>202</text:p>
          </table:table-cell>
          <table:table-cell table:formula="of:=ROUND(127.5*SIN([.A60]*2*PI()/360)+127.5;0)" office:value-type="float" office:value="231" calcext:value-type="float">
            <text:p>231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ROUND([.$K$4]*COS([.I60]*2*PI()/360)+127.5;0)" office:value-type="float" office:value="187" calcext:value-type="float">
            <text:p>187</text:p>
          </table:table-cell>
          <table:table-cell table:formula="of:=ROUND([.$K$4]*SIN([.I60]*2*PI()/360)+127.5;0)" office:value-type="float" office:value="210" calcext:value-type="float">
            <text:p>21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ROUND([.$N$4]*COS([.M60]*2*PI()/360)+127.5;0)" office:value-type="float" office:value="176" calcext:value-type="float">
            <text:p>176</text:p>
          </table:table-cell>
          <table:table-cell table:formula="of:=ROUND([.$N$4]*SIN([.M60]*2*PI()/360)+127.5;0)" office:value-type="float" office:value="195" calcext:value-type="float">
            <text:p>195</text:p>
          </table:table-cell>
          <table:table-cell table:formula="of:=ROUND([.$Q$4]*COS([.T60]*2*PI()/360)+127.5;0)" office:value-type="float" office:value="132" calcext:value-type="float">
            <text:p>132</text:p>
          </table:table-cell>
          <table:table-cell table:formula="of:=ROUND([.$Q$4]*SIN([.T60]*2*PI()/360)+127.5;0)" office:value-type="float" office:value="143" calcext:value-type="float">
            <text:p>143</text:p>
          </table:table-cell>
          <table:table-cell table:formula="of:=ROUND([.$Q$4]*COS([.U60]*2*PI()/360)+127.5;0)" office:value-type="float" office:value="141" calcext:value-type="float">
            <text:p>141</text:p>
          </table:table-cell>
          <table:table-cell table:formula="of:=ROUND([.$Q$4]*SIN([.U60]*2*PI()/360)+127.5;0)" office:value-type="float" office:value="137" calcext:value-type="float">
            <text:p>137</text:p>
          </table:table-cell>
          <table:table-cell table:formula="of:=[.M60]+[.$O$4]" office:value-type="float" office:value="74" calcext:value-type="float">
            <text:p>74</text:p>
          </table:table-cell>
          <table:table-cell table:formula="of:=[.M60]-[.$O$4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127.5*COS([.A61]*2*PI()/360)+127.5;0)" office:value-type="float" office:value="201" calcext:value-type="float">
            <text:p>201</text:p>
          </table:table-cell>
          <table:table-cell table:formula="of:=ROUND(127.5*SIN([.A61]*2*PI()/360)+127.5;0)" office:value-type="float" office:value="232" calcext:value-type="float">
            <text:p>232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ROUND([.$K$4]*COS([.I61]*2*PI()/360)+127.5;0)" office:value-type="float" office:value="179" calcext:value-type="float">
            <text:p>179</text:p>
          </table:table-cell>
          <table:table-cell table:formula="of:=ROUND([.$K$4]*SIN([.I61]*2*PI()/360)+127.5;0)" office:value-type="float" office:value="216" calcext:value-type="float">
            <text:p>216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[.$N$4]*COS([.M61]*2*PI()/360)+127.5;0)" office:value-type="float" office:value="169" calcext:value-type="float">
            <text:p>169</text:p>
          </table:table-cell>
          <table:table-cell table:formula="of:=ROUND([.$N$4]*SIN([.M61]*2*PI()/360)+127.5;0)" office:value-type="float" office:value="199" calcext:value-type="float">
            <text:p>199</text:p>
          </table:table-cell>
          <table:table-cell table:formula="of:=ROUND([.$Q$4]*COS([.T61]*2*PI()/360)+127.5;0)" office:value-type="float" office:value="130" calcext:value-type="float">
            <text:p>130</text:p>
          </table:table-cell>
          <table:table-cell table:formula="of:=ROUND([.$Q$4]*SIN([.T61]*2*PI()/360)+127.5;0)" office:value-type="float" office:value="144" calcext:value-type="float">
            <text:p>144</text:p>
          </table:table-cell>
          <table:table-cell table:formula="of:=ROUND([.$Q$4]*COS([.U61]*2*PI()/360)+127.5;0)" office:value-type="float" office:value="140" calcext:value-type="float">
            <text:p>140</text:p>
          </table:table-cell>
          <table:table-cell table:formula="of:=ROUND([.$Q$4]*SIN([.U61]*2*PI()/360)+127.5;0)" office:value-type="float" office:value="138" calcext:value-type="float">
            <text:p>138</text:p>
          </table:table-cell>
          <table:table-cell table:formula="of:=[.M61]+[.$O$4]" office:value-type="float" office:value="80" calcext:value-type="float">
            <text:p>80</text:p>
          </table:table-cell>
          <table:table-cell table:formula="of:=[.M61]-[.$O$4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127.5*COS([.A62]*2*PI()/360)+127.5;0)" office:value-type="float" office:value="199" calcext:value-type="float">
            <text:p>199</text:p>
          </table:table-cell>
          <table:table-cell table:formula="of:=ROUND(127.5*SIN([.A62]*2*PI()/360)+127.5;0)" office:value-type="float" office:value="233" calcext:value-type="float">
            <text:p>233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ROUND([.$K$4]*COS([.I62]*2*PI()/360)+127.5;0)" office:value-type="float" office:value="169" calcext:value-type="float">
            <text:p>169</text:p>
          </table:table-cell>
          <table:table-cell table:formula="of:=ROUND([.$K$4]*SIN([.I62]*2*PI()/360)+127.5;0)" office:value-type="float" office:value="221" calcext:value-type="float">
            <text:p>22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ROUND([.$N$4]*COS([.M62]*2*PI()/360)+127.5;0)" office:value-type="float" office:value="161" calcext:value-type="float">
            <text:p>161</text:p>
          </table:table-cell>
          <table:table-cell table:formula="of:=ROUND([.$N$4]*SIN([.M62]*2*PI()/360)+127.5;0)" office:value-type="float" office:value="203" calcext:value-type="float">
            <text:p>203</text:p>
          </table:table-cell>
          <table:table-cell table:formula="of:=ROUND([.$Q$4]*COS([.T62]*2*PI()/360)+127.5;0)" office:value-type="float" office:value="129" calcext:value-type="float">
            <text:p>129</text:p>
          </table:table-cell>
          <table:table-cell table:formula="of:=ROUND([.$Q$4]*SIN([.T62]*2*PI()/360)+127.5;0)" office:value-type="float" office:value="144" calcext:value-type="float">
            <text:p>144</text:p>
          </table:table-cell>
          <table:table-cell table:formula="of:=ROUND([.$Q$4]*COS([.U62]*2*PI()/360)+127.5;0)" office:value-type="float" office:value="139" calcext:value-type="float">
            <text:p>139</text:p>
          </table:table-cell>
          <table:table-cell table:formula="of:=ROUND([.$Q$4]*SIN([.U62]*2*PI()/360)+127.5;0)" office:value-type="float" office:value="139" calcext:value-type="float">
            <text:p>139</text:p>
          </table:table-cell>
          <table:table-cell table:formula="of:=[.M62]+[.$O$4]" office:value-type="float" office:value="86" calcext:value-type="float">
            <text:p>86</text:p>
          </table:table-cell>
          <table:table-cell table:formula="of:=[.M62]-[.$O$4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127.5*COS([.A63]*2*PI()/360)+127.5;0)" office:value-type="float" office:value="197" calcext:value-type="float">
            <text:p>197</text:p>
          </table:table-cell>
          <table:table-cell table:formula="of:=ROUND(127.5*SIN([.A63]*2*PI()/360)+127.5;0)" office:value-type="float" office:value="234" calcext:value-type="float">
            <text:p>234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ROUND([.$K$4]*COS([.I63]*2*PI()/360)+127.5;0)" office:value-type="float" office:value="159" calcext:value-type="float">
            <text:p>159</text:p>
          </table:table-cell>
          <table:table-cell table:formula="of:=ROUND([.$K$4]*SIN([.I63]*2*PI()/360)+127.5;0)" office:value-type="float" office:value="225" calcext:value-type="float">
            <text:p>22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ROUND([.$N$4]*COS([.M63]*2*PI()/360)+127.5;0)" office:value-type="float" office:value="153" calcext:value-type="float">
            <text:p>153</text:p>
          </table:table-cell>
          <table:table-cell table:formula="of:=ROUND([.$N$4]*SIN([.M63]*2*PI()/360)+127.5;0)" office:value-type="float" office:value="206" calcext:value-type="float">
            <text:p>206</text:p>
          </table:table-cell>
          <table:table-cell table:formula="of:=ROUND([.$Q$4]*COS([.T63]*2*PI()/360)+127.5;0)" office:value-type="float" office:value="127" calcext:value-type="float">
            <text:p>127</text:p>
          </table:table-cell>
          <table:table-cell table:formula="of:=ROUND([.$Q$4]*SIN([.T63]*2*PI()/360)+127.5;0)" office:value-type="float" office:value="144" calcext:value-type="float">
            <text:p>144</text:p>
          </table:table-cell>
          <table:table-cell table:formula="of:=ROUND([.$Q$4]*COS([.U63]*2*PI()/360)+127.5;0)" office:value-type="float" office:value="138" calcext:value-type="float">
            <text:p>138</text:p>
          </table:table-cell>
          <table:table-cell table:formula="of:=ROUND([.$Q$4]*SIN([.U63]*2*PI()/360)+127.5;0)" office:value-type="float" office:value="141" calcext:value-type="float">
            <text:p>141</text:p>
          </table:table-cell>
          <table:table-cell table:formula="of:=[.M63]+[.$O$4]" office:value-type="float" office:value="92" calcext:value-type="float">
            <text:p>92</text:p>
          </table:table-cell>
          <table:table-cell table:formula="of:=[.M63]-[.$O$4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127.5*COS([.A64]*2*PI()/360)+127.5;0)" office:value-type="float" office:value="195" calcext:value-type="float">
            <text:p>195</text:p>
          </table:table-cell>
          <table:table-cell table:formula="of:=ROUND(127.5*SIN([.A64]*2*PI()/360)+127.5;0)" office:value-type="float" office:value="236" calcext:value-type="float">
            <text:p>236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ROUND([.$K$4]*COS([.I64]*2*PI()/360)+127.5;0)" office:value-type="float" office:value="149" calcext:value-type="float">
            <text:p>149</text:p>
          </table:table-cell>
          <table:table-cell table:formula="of:=ROUND([.$K$4]*SIN([.I64]*2*PI()/360)+127.5;0)" office:value-type="float" office:value="227" calcext:value-type="float">
            <text:p>227</text:p>
          </table:table-cell>
          <table:table-cell/>
          <table:table-cell office:value-type="float" office:value="78" calcext:value-type="float">
            <text:p>78</text:p>
          </table:table-cell>
          <table:table-cell table:formula="of:=ROUND([.$N$4]*COS([.M64]*2*PI()/360)+127.5;0)" office:value-type="float" office:value="145" calcext:value-type="float">
            <text:p>145</text:p>
          </table:table-cell>
          <table:table-cell table:formula="of:=ROUND([.$N$4]*SIN([.M64]*2*PI()/360)+127.5;0)" office:value-type="float" office:value="209" calcext:value-type="float">
            <text:p>209</text:p>
          </table:table-cell>
          <table:table-cell table:formula="of:=ROUND([.$Q$4]*COS([.T64]*2*PI()/360)+127.5;0)" office:value-type="float" office:value="125" calcext:value-type="float">
            <text:p>125</text:p>
          </table:table-cell>
          <table:table-cell table:formula="of:=ROUND([.$Q$4]*SIN([.T64]*2*PI()/360)+127.5;0)" office:value-type="float" office:value="144" calcext:value-type="float">
            <text:p>144</text:p>
          </table:table-cell>
          <table:table-cell table:formula="of:=ROUND([.$Q$4]*COS([.U64]*2*PI()/360)+127.5;0)" office:value-type="float" office:value="136" calcext:value-type="float">
            <text:p>136</text:p>
          </table:table-cell>
          <table:table-cell table:formula="of:=ROUND([.$Q$4]*SIN([.U64]*2*PI()/360)+127.5;0)" office:value-type="float" office:value="142" calcext:value-type="float">
            <text:p>142</text:p>
          </table:table-cell>
          <table:table-cell table:formula="of:=[.M64]+[.$O$4]" office:value-type="float" office:value="98" calcext:value-type="float">
            <text:p>98</text:p>
          </table:table-cell>
          <table:table-cell table:formula="of:=[.M64]-[.$O$4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127.5*COS([.A65]*2*PI()/360)+127.5;0)" office:value-type="float" office:value="193" calcext:value-type="float">
            <text:p>193</text:p>
          </table:table-cell>
          <table:table-cell table:formula="of:=ROUND(127.5*SIN([.A65]*2*PI()/360)+127.5;0)" office:value-type="float" office:value="237" calcext:value-type="float">
            <text:p>237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ROUND([.$K$4]*COS([.I65]*2*PI()/360)+127.5;0)" office:value-type="float" office:value="138" calcext:value-type="float">
            <text:p>138</text:p>
          </table:table-cell>
          <table:table-cell table:formula="of:=ROUND([.$K$4]*SIN([.I65]*2*PI()/360)+127.5;0)" office:value-type="float" office:value="229" calcext:value-type="float">
            <text:p>22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ROUND([.$N$4]*COS([.M65]*2*PI()/360)+127.5;0)" office:value-type="float" office:value="136" calcext:value-type="float">
            <text:p>136</text:p>
          </table:table-cell>
          <table:table-cell table:formula="of:=ROUND([.$N$4]*SIN([.M65]*2*PI()/360)+127.5;0)" office:value-type="float" office:value="210" calcext:value-type="float">
            <text:p>210</text:p>
          </table:table-cell>
          <table:table-cell table:formula="of:=ROUND([.$Q$4]*COS([.T65]*2*PI()/360)+127.5;0)" office:value-type="float" office:value="123" calcext:value-type="float">
            <text:p>123</text:p>
          </table:table-cell>
          <table:table-cell table:formula="of:=ROUND([.$Q$4]*SIN([.T65]*2*PI()/360)+127.5;0)" office:value-type="float" office:value="144" calcext:value-type="float">
            <text:p>144</text:p>
          </table:table-cell>
          <table:table-cell table:formula="of:=ROUND([.$Q$4]*COS([.U65]*2*PI()/360)+127.5;0)" office:value-type="float" office:value="135" calcext:value-type="float">
            <text:p>135</text:p>
          </table:table-cell>
          <table:table-cell table:formula="of:=ROUND([.$Q$4]*SIN([.U65]*2*PI()/360)+127.5;0)" office:value-type="float" office:value="142" calcext:value-type="float">
            <text:p>142</text:p>
          </table:table-cell>
          <table:table-cell table:formula="of:=[.M65]+[.$O$4]" office:value-type="float" office:value="104" calcext:value-type="float">
            <text:p>104</text:p>
          </table:table-cell>
          <table:table-cell table:formula="of:=[.M65]-[.$O$4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127.5*COS([.A66]*2*PI()/360)+127.5;0)" office:value-type="float" office:value="191" calcext:value-type="float">
            <text:p>191</text:p>
          </table:table-cell>
          <table:table-cell table:formula="of:=ROUND(127.5*SIN([.A66]*2*PI()/360)+127.5;0)" office:value-type="float" office:value="238" calcext:value-type="float">
            <text:p>238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127.5*COS([.A67]*2*PI()/360)+127.5;0)" office:value-type="float" office:value="189" calcext:value-type="float">
            <text:p>189</text:p>
          </table:table-cell>
          <table:table-cell table:formula="of:=ROUND(127.5*SIN([.A67]*2*PI()/360)+127.5;0)" office:value-type="float" office:value="239" calcext:value-type="float">
            <text:p>239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127.5*COS([.A68]*2*PI()/360)+127.5;0)" office:value-type="float" office:value="187" calcext:value-type="float">
            <text:p>187</text:p>
          </table:table-cell>
          <table:table-cell table:formula="of:=ROUND(127.5*SIN([.A68]*2*PI()/360)+127.5;0)" office:value-type="float" office:value="240" calcext:value-type="float">
            <text:p>240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127.5*COS([.A69]*2*PI()/360)+127.5;0)" office:value-type="float" office:value="185" calcext:value-type="float">
            <text:p>185</text:p>
          </table:table-cell>
          <table:table-cell table:formula="of:=ROUND(127.5*SIN([.A69]*2*PI()/360)+127.5;0)" office:value-type="float" office:value="241" calcext:value-type="float">
            <text:p>241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127.5*COS([.A70]*2*PI()/360)+127.5;0)" office:value-type="float" office:value="183" calcext:value-type="float">
            <text:p>183</text:p>
          </table:table-cell>
          <table:table-cell table:formula="of:=ROUND(127.5*SIN([.A70]*2*PI()/360)+127.5;0)" office:value-type="float" office:value="242" calcext:value-type="float">
            <text:p>24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127.5*COS([.A71]*2*PI()/360)+127.5;0)" office:value-type="float" office:value="181" calcext:value-type="float">
            <text:p>181</text:p>
          </table:table-cell>
          <table:table-cell table:formula="of:=ROUND(127.5*SIN([.A71]*2*PI()/360)+127.5;0)" office:value-type="float" office:value="243" calcext:value-type="float">
            <text:p>243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127.5*COS([.A72]*2*PI()/360)+127.5;0)" office:value-type="float" office:value="179" calcext:value-type="float">
            <text:p>179</text:p>
          </table:table-cell>
          <table:table-cell table:formula="of:=ROUND(127.5*SIN([.A72]*2*PI()/360)+127.5;0)" office:value-type="float" office:value="244" calcext:value-type="float">
            <text:p>244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127.5*COS([.A73]*2*PI()/360)+127.5;0)" office:value-type="float" office:value="177" calcext:value-type="float">
            <text:p>177</text:p>
          </table:table-cell>
          <table:table-cell table:formula="of:=ROUND(127.5*SIN([.A73]*2*PI()/360)+127.5;0)" office:value-type="float" office:value="245" calcext:value-type="float">
            <text:p>245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127.5*COS([.A74]*2*PI()/360)+127.5;0)" office:value-type="float" office:value="175" calcext:value-type="float">
            <text:p>175</text:p>
          </table:table-cell>
          <table:table-cell table:formula="of:=ROUND(127.5*SIN([.A74]*2*PI()/360)+127.5;0)" office:value-type="float" office:value="246" calcext:value-type="float">
            <text:p>246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127.5*COS([.A75]*2*PI()/360)+127.5;0)" office:value-type="float" office:value="173" calcext:value-type="float">
            <text:p>173</text:p>
          </table:table-cell>
          <table:table-cell table:formula="of:=ROUND(127.5*SIN([.A75]*2*PI()/360)+127.5;0)" office:value-type="float" office:value="247" calcext:value-type="float">
            <text:p>247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127.5*COS([.A76]*2*PI()/360)+127.5;0)" office:value-type="float" office:value="171" calcext:value-type="float">
            <text:p>171</text:p>
          </table:table-cell>
          <table:table-cell table:formula="of:=ROUND(127.5*SIN([.A76]*2*PI()/360)+127.5;0)" office:value-type="float" office:value="247" calcext:value-type="float">
            <text:p>247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127.5*COS([.A77]*2*PI()/360)+127.5;0)" office:value-type="float" office:value="169" calcext:value-type="float">
            <text:p>169</text:p>
          </table:table-cell>
          <table:table-cell table:formula="of:=ROUND(127.5*SIN([.A77]*2*PI()/360)+127.5;0)" office:value-type="float" office:value="248" calcext:value-type="float">
            <text:p>2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127.5*COS([.A78]*2*PI()/360)+127.5;0)" office:value-type="float" office:value="167" calcext:value-type="float">
            <text:p>167</text:p>
          </table:table-cell>
          <table:table-cell table:formula="of:=ROUND(127.5*SIN([.A78]*2*PI()/360)+127.5;0)" office:value-type="float" office:value="249" calcext:value-type="float">
            <text:p>249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127.5*COS([.A79]*2*PI()/360)+127.5;0)" office:value-type="float" office:value="165" calcext:value-type="float">
            <text:p>165</text:p>
          </table:table-cell>
          <table:table-cell table:formula="of:=ROUND(127.5*SIN([.A79]*2*PI()/360)+127.5;0)" office:value-type="float" office:value="249" calcext:value-type="float">
            <text:p>249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127.5*COS([.A80]*2*PI()/360)+127.5;0)" office:value-type="float" office:value="163" calcext:value-type="float">
            <text:p>163</text:p>
          </table:table-cell>
          <table:table-cell table:formula="of:=ROUND(127.5*SIN([.A80]*2*PI()/360)+127.5;0)" office:value-type="float" office:value="250" calcext:value-type="float">
            <text:p>250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127.5*COS([.A81]*2*PI()/360)+127.5;0)" office:value-type="float" office:value="160" calcext:value-type="float">
            <text:p>160</text:p>
          </table:table-cell>
          <table:table-cell table:formula="of:=ROUND(127.5*SIN([.A81]*2*PI()/360)+127.5;0)" office:value-type="float" office:value="251" calcext:value-type="float">
            <text:p>251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127.5*COS([.A82]*2*PI()/360)+127.5;0)" office:value-type="float" office:value="158" calcext:value-type="float">
            <text:p>158</text:p>
          </table:table-cell>
          <table:table-cell table:formula="of:=ROUND(127.5*SIN([.A82]*2*PI()/360)+127.5;0)" office:value-type="float" office:value="251" calcext:value-type="float">
            <text:p>251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127.5*COS([.A83]*2*PI()/360)+127.5;0)" office:value-type="float" office:value="156" calcext:value-type="float">
            <text:p>156</text:p>
          </table:table-cell>
          <table:table-cell table:formula="of:=ROUND(127.5*SIN([.A83]*2*PI()/360)+127.5;0)" office:value-type="float" office:value="252" calcext:value-type="float">
            <text:p>252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127.5*COS([.A84]*2*PI()/360)+127.5;0)" office:value-type="float" office:value="154" calcext:value-type="float">
            <text:p>154</text:p>
          </table:table-cell>
          <table:table-cell table:formula="of:=ROUND(127.5*SIN([.A84]*2*PI()/360)+127.5;0)" office:value-type="float" office:value="252" calcext:value-type="float">
            <text:p>252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127.5*COS([.A85]*2*PI()/360)+127.5;0)" office:value-type="float" office:value="152" calcext:value-type="float">
            <text:p>152</text:p>
          </table:table-cell>
          <table:table-cell table:formula="of:=ROUND(127.5*SIN([.A85]*2*PI()/360)+127.5;0)" office:value-type="float" office:value="253" calcext:value-type="float">
            <text:p>253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127.5*COS([.A86]*2*PI()/360)+127.5;0)" office:value-type="float" office:value="150" calcext:value-type="float">
            <text:p>150</text:p>
          </table:table-cell>
          <table:table-cell table:formula="of:=ROUND(127.5*SIN([.A86]*2*PI()/360)+127.5;0)" office:value-type="float" office:value="253" calcext:value-type="float">
            <text:p>253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127.5*COS([.A87]*2*PI()/360)+127.5;0)" office:value-type="float" office:value="147" calcext:value-type="float">
            <text:p>147</text:p>
          </table:table-cell>
          <table:table-cell table:formula="of:=ROUND(127.5*SIN([.A87]*2*PI()/360)+127.5;0)" office:value-type="float" office:value="253" calcext:value-type="float">
            <text:p>253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127.5*COS([.A88]*2*PI()/360)+127.5;0)" office:value-type="float" office:value="145" calcext:value-type="float">
            <text:p>145</text:p>
          </table:table-cell>
          <table:table-cell table:formula="of:=ROUND(127.5*SIN([.A88]*2*PI()/360)+127.5;0)" office:value-type="float" office:value="254" calcext:value-type="float">
            <text:p>254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127.5*COS([.A89]*2*PI()/360)+127.5;0)" office:value-type="float" office:value="143" calcext:value-type="float">
            <text:p>143</text:p>
          </table:table-cell>
          <table:table-cell table:formula="of:=ROUND(127.5*SIN([.A89]*2*PI()/360)+127.5;0)" office:value-type="float" office:value="254" calcext:value-type="float">
            <text:p>25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127.5*COS([.A90]*2*PI()/360)+127.5;0)" office:value-type="float" office:value="141" calcext:value-type="float">
            <text:p>141</text:p>
          </table:table-cell>
          <table:table-cell table:formula="of:=ROUND(127.5*SIN([.A90]*2*PI()/360)+127.5;0)" office:value-type="float" office:value="254" calcext:value-type="float">
            <text:p>254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127.5*COS([.A91]*2*PI()/360)+127.5;0)" office:value-type="float" office:value="139" calcext:value-type="float">
            <text:p>139</text:p>
          </table:table-cell>
          <table:table-cell table:formula="of:=ROUND(127.5*SIN([.A91]*2*PI()/360)+127.5;0)" office:value-type="float" office:value="255" calcext:value-type="float">
            <text:p>255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127.5*COS([.A92]*2*PI()/360)+127.5;0)" office:value-type="float" office:value="136" calcext:value-type="float">
            <text:p>136</text:p>
          </table:table-cell>
          <table:table-cell table:formula="of:=ROUND(127.5*SIN([.A92]*2*PI()/360)+127.5;0)" office:value-type="float" office:value="255" calcext:value-type="float">
            <text:p>255</text:p>
          </table:table-cell>
          <table:table-cell table:number-columns-repeated="1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127.5*COS([.A93]*2*PI()/360)+127.5;0)" office:value-type="float" office:value="134" calcext:value-type="float">
            <text:p>134</text:p>
          </table:table-cell>
          <table:table-cell table:formula="of:=ROUND(127.5*SIN([.A93]*2*PI()/360)+127.5;0)" office:value-type="float" office:value="255" calcext:value-type="float">
            <text:p>255</text:p>
          </table:table-cell>
          <table:table-cell table:number-columns-repeated="1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127.5*COS([.A94]*2*PI()/360)+127.5;0)" office:value-type="float" office:value="132" calcext:value-type="float">
            <text:p>132</text:p>
          </table:table-cell>
          <table:table-cell table:formula="of:=ROUND(127.5*SIN([.A94]*2*PI()/360)+127.5;0)" office:value-type="float" office:value="255" calcext:value-type="float">
            <text:p>255</text:p>
          </table:table-cell>
          <table:table-cell table:number-columns-repeated="1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127.5*COS([.A95]*2*PI()/360)+127.5;0)" office:value-type="float" office:value="130" calcext:value-type="float">
            <text:p>130</text:p>
          </table:table-cell>
          <table:table-cell table:formula="of:=ROUND(127.5*SIN([.A95]*2*PI()/360)+127.5;0)" office:value-type="float" office:value="255" calcext:value-type="float">
            <text:p>255</text:p>
          </table:table-cell>
          <table:table-cell table:number-columns-repeated="1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127.5*COS([.A96]*2*PI()/360)+127.5;0)" office:value-type="float" office:value="128" calcext:value-type="float">
            <text:p>128</text:p>
          </table:table-cell>
          <table:table-cell table:formula="of:=ROUND(127.5*SIN([.A96]*2*PI()/360)+127.5;0)" office:value-type="float" office:value="255" calcext:value-type="float">
            <text:p>255</text:p>
          </table:table-cell>
          <table:table-cell table:number-columns-repeated="1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127.5*COS([.A97]*2*PI()/360)+127.5;0)" office:value-type="float" office:value="125" calcext:value-type="float">
            <text:p>125</text:p>
          </table:table-cell>
          <table:table-cell table:formula="of:=ROUND(127.5*SIN([.A97]*2*PI()/360)+127.5;0)" office:value-type="float" office:value="255" calcext:value-type="float">
            <text:p>255</text:p>
          </table:table-cell>
          <table:table-cell table:number-columns-repeated="1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127.5*COS([.A98]*2*PI()/360)+127.5;0)" office:value-type="float" office:value="123" calcext:value-type="float">
            <text:p>123</text:p>
          </table:table-cell>
          <table:table-cell table:formula="of:=ROUND(127.5*SIN([.A98]*2*PI()/360)+127.5;0)" office:value-type="float" office:value="255" calcext:value-type="float">
            <text:p>255</text:p>
          </table:table-cell>
          <table:table-cell table:number-columns-repeated="1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127.5*COS([.A99]*2*PI()/360)+127.5;0)" office:value-type="float" office:value="121" calcext:value-type="float">
            <text:p>121</text:p>
          </table:table-cell>
          <table:table-cell table:formula="of:=ROUND(127.5*SIN([.A99]*2*PI()/360)+127.5;0)" office:value-type="float" office:value="255" calcext:value-type="float">
            <text:p>255</text:p>
          </table:table-cell>
          <table:table-cell table:number-columns-repeated="1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127.5*COS([.A100]*2*PI()/360)+127.5;0)" office:value-type="float" office:value="119" calcext:value-type="float">
            <text:p>119</text:p>
          </table:table-cell>
          <table:table-cell table:formula="of:=ROUND(127.5*SIN([.A100]*2*PI()/360)+127.5;0)" office:value-type="float" office:value="255" calcext:value-type="float">
            <text:p>255</text:p>
          </table:table-cell>
          <table:table-cell table:number-columns-repeated="1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127.5*COS([.A101]*2*PI()/360)+127.5;0)" office:value-type="float" office:value="116" calcext:value-type="float">
            <text:p>116</text:p>
          </table:table-cell>
          <table:table-cell table:formula="of:=ROUND(127.5*SIN([.A101]*2*PI()/360)+127.5;0)" office:value-type="float" office:value="255" calcext:value-type="float">
            <text:p>255</text:p>
          </table:table-cell>
          <table:table-cell table:number-columns-repeated="1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127.5*COS([.A102]*2*PI()/360)+127.5;0)" office:value-type="float" office:value="114" calcext:value-type="float">
            <text:p>114</text:p>
          </table:table-cell>
          <table:table-cell table:formula="of:=ROUND(127.5*SIN([.A102]*2*PI()/360)+127.5;0)" office:value-type="float" office:value="254" calcext:value-type="float">
            <text:p>254</text:p>
          </table:table-cell>
          <table:table-cell table:number-columns-repeated="1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127.5*COS([.A103]*2*PI()/360)+127.5;0)" office:value-type="float" office:value="112" calcext:value-type="float">
            <text:p>112</text:p>
          </table:table-cell>
          <table:table-cell table:formula="of:=ROUND(127.5*SIN([.A103]*2*PI()/360)+127.5;0)" office:value-type="float" office:value="254" calcext:value-type="float">
            <text:p>254</text:p>
          </table:table-cell>
          <table:table-cell table:number-columns-repeated="1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127.5*COS([.A104]*2*PI()/360)+127.5;0)" office:value-type="float" office:value="110" calcext:value-type="float">
            <text:p>110</text:p>
          </table:table-cell>
          <table:table-cell table:formula="of:=ROUND(127.5*SIN([.A104]*2*PI()/360)+127.5;0)" office:value-type="float" office:value="254" calcext:value-type="float">
            <text:p>254</text:p>
          </table:table-cell>
          <table:table-cell table:number-columns-repeated="1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127.5*COS([.A105]*2*PI()/360)+127.5;0)" office:value-type="float" office:value="108" calcext:value-type="float">
            <text:p>108</text:p>
          </table:table-cell>
          <table:table-cell table:formula="of:=ROUND(127.5*SIN([.A105]*2*PI()/360)+127.5;0)" office:value-type="float" office:value="253" calcext:value-type="float">
            <text:p>253</text:p>
          </table:table-cell>
          <table:table-cell table:number-columns-repeated="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127.5*COS([.A106]*2*PI()/360)+127.5;0)" office:value-type="float" office:value="105" calcext:value-type="float">
            <text:p>105</text:p>
          </table:table-cell>
          <table:table-cell table:formula="of:=ROUND(127.5*SIN([.A106]*2*PI()/360)+127.5;0)" office:value-type="float" office:value="253" calcext:value-type="float">
            <text:p>253</text:p>
          </table:table-cell>
          <table:table-cell table:number-columns-repeated="1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127.5*COS([.A107]*2*PI()/360)+127.5;0)" office:value-type="float" office:value="103" calcext:value-type="float">
            <text:p>103</text:p>
          </table:table-cell>
          <table:table-cell table:formula="of:=ROUND(127.5*SIN([.A107]*2*PI()/360)+127.5;0)" office:value-type="float" office:value="253" calcext:value-type="float">
            <text:p>253</text:p>
          </table:table-cell>
          <table:table-cell table:number-columns-repeated="1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127.5*COS([.A108]*2*PI()/360)+127.5;0)" office:value-type="float" office:value="101" calcext:value-type="float">
            <text:p>101</text:p>
          </table:table-cell>
          <table:table-cell table:formula="of:=ROUND(127.5*SIN([.A108]*2*PI()/360)+127.5;0)" office:value-type="float" office:value="252" calcext:value-type="float">
            <text:p>252</text:p>
          </table:table-cell>
          <table:table-cell table:number-columns-repeated="1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127.5*COS([.A109]*2*PI()/360)+127.5;0)" office:value-type="float" office:value="99" calcext:value-type="float">
            <text:p>99</text:p>
          </table:table-cell>
          <table:table-cell table:formula="of:=ROUND(127.5*SIN([.A109]*2*PI()/360)+127.5;0)" office:value-type="float" office:value="252" calcext:value-type="float">
            <text:p>252</text:p>
          </table:table-cell>
          <table:table-cell table:number-columns-repeated="1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127.5*COS([.A110]*2*PI()/360)+127.5;0)" office:value-type="float" office:value="97" calcext:value-type="float">
            <text:p>97</text:p>
          </table:table-cell>
          <table:table-cell table:formula="of:=ROUND(127.5*SIN([.A110]*2*PI()/360)+127.5;0)" office:value-type="float" office:value="251" calcext:value-type="float">
            <text:p>251</text:p>
          </table:table-cell>
          <table:table-cell table:number-columns-repeated="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127.5*COS([.A111]*2*PI()/360)+127.5;0)" office:value-type="float" office:value="95" calcext:value-type="float">
            <text:p>95</text:p>
          </table:table-cell>
          <table:table-cell table:formula="of:=ROUND(127.5*SIN([.A111]*2*PI()/360)+127.5;0)" office:value-type="float" office:value="251" calcext:value-type="float">
            <text:p>251</text:p>
          </table:table-cell>
          <table:table-cell table:number-columns-repeated="1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127.5*COS([.A112]*2*PI()/360)+127.5;0)" office:value-type="float" office:value="92" calcext:value-type="float">
            <text:p>92</text:p>
          </table:table-cell>
          <table:table-cell table:formula="of:=ROUND(127.5*SIN([.A112]*2*PI()/360)+127.5;0)" office:value-type="float" office:value="250" calcext:value-type="float">
            <text:p>250</text:p>
          </table:table-cell>
          <table:table-cell table:number-columns-repeated="1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127.5*COS([.A113]*2*PI()/360)+127.5;0)" office:value-type="float" office:value="90" calcext:value-type="float">
            <text:p>90</text:p>
          </table:table-cell>
          <table:table-cell table:formula="of:=ROUND(127.5*SIN([.A113]*2*PI()/360)+127.5;0)" office:value-type="float" office:value="249" calcext:value-type="float">
            <text:p>249</text:p>
          </table:table-cell>
          <table:table-cell table:number-columns-repeated="1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127.5*COS([.A114]*2*PI()/360)+127.5;0)" office:value-type="float" office:value="88" calcext:value-type="float">
            <text:p>88</text:p>
          </table:table-cell>
          <table:table-cell table:formula="of:=ROUND(127.5*SIN([.A114]*2*PI()/360)+127.5;0)" office:value-type="float" office:value="249" calcext:value-type="float">
            <text:p>249</text:p>
          </table:table-cell>
          <table:table-cell table:number-columns-repeated="1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127.5*COS([.A115]*2*PI()/360)+127.5;0)" office:value-type="float" office:value="86" calcext:value-type="float">
            <text:p>86</text:p>
          </table:table-cell>
          <table:table-cell table:formula="of:=ROUND(127.5*SIN([.A115]*2*PI()/360)+127.5;0)" office:value-type="float" office:value="248" calcext:value-type="float">
            <text:p>248</text:p>
          </table:table-cell>
          <table:table-cell table:number-columns-repeated="1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127.5*COS([.A116]*2*PI()/360)+127.5;0)" office:value-type="float" office:value="84" calcext:value-type="float">
            <text:p>84</text:p>
          </table:table-cell>
          <table:table-cell table:formula="of:=ROUND(127.5*SIN([.A116]*2*PI()/360)+127.5;0)" office:value-type="float" office:value="247" calcext:value-type="float">
            <text:p>247</text:p>
          </table:table-cell>
          <table:table-cell table:number-columns-repeated="1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127.5*COS([.A117]*2*PI()/360)+127.5;0)" office:value-type="float" office:value="82" calcext:value-type="float">
            <text:p>82</text:p>
          </table:table-cell>
          <table:table-cell table:formula="of:=ROUND(127.5*SIN([.A117]*2*PI()/360)+127.5;0)" office:value-type="float" office:value="247" calcext:value-type="float">
            <text:p>247</text:p>
          </table:table-cell>
          <table:table-cell table:number-columns-repeated="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127.5*COS([.A118]*2*PI()/360)+127.5;0)" office:value-type="float" office:value="80" calcext:value-type="float">
            <text:p>80</text:p>
          </table:table-cell>
          <table:table-cell table:formula="of:=ROUND(127.5*SIN([.A118]*2*PI()/360)+127.5;0)" office:value-type="float" office:value="246" calcext:value-type="float">
            <text:p>246</text:p>
          </table:table-cell>
          <table:table-cell table:number-columns-repeated="1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127.5*COS([.A119]*2*PI()/360)+127.5;0)" office:value-type="float" office:value="78" calcext:value-type="float">
            <text:p>78</text:p>
          </table:table-cell>
          <table:table-cell table:formula="of:=ROUND(127.5*SIN([.A119]*2*PI()/360)+127.5;0)" office:value-type="float" office:value="245" calcext:value-type="float">
            <text:p>245</text:p>
          </table:table-cell>
          <table:table-cell table:number-columns-repeated="1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127.5*COS([.A120]*2*PI()/360)+127.5;0)" office:value-type="float" office:value="76" calcext:value-type="float">
            <text:p>76</text:p>
          </table:table-cell>
          <table:table-cell table:formula="of:=ROUND(127.5*SIN([.A120]*2*PI()/360)+127.5;0)" office:value-type="float" office:value="244" calcext:value-type="float">
            <text:p>244</text:p>
          </table:table-cell>
          <table:table-cell table:number-columns-repeated="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127.5*COS([.A121]*2*PI()/360)+127.5;0)" office:value-type="float" office:value="74" calcext:value-type="float">
            <text:p>74</text:p>
          </table:table-cell>
          <table:table-cell table:formula="of:=ROUND(127.5*SIN([.A121]*2*PI()/360)+127.5;0)" office:value-type="float" office:value="243" calcext:value-type="float">
            <text:p>243</text:p>
          </table:table-cell>
          <table:table-cell table:number-columns-repeated="1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127.5*COS([.A122]*2*PI()/360)+127.5;0)" office:value-type="float" office:value="72" calcext:value-type="float">
            <text:p>72</text:p>
          </table:table-cell>
          <table:table-cell table:formula="of:=ROUND(127.5*SIN([.A122]*2*PI()/360)+127.5;0)" office:value-type="float" office:value="242" calcext:value-type="float">
            <text:p>242</text:p>
          </table:table-cell>
          <table:table-cell table:number-columns-repeated="1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127.5*COS([.A123]*2*PI()/360)+127.5;0)" office:value-type="float" office:value="70" calcext:value-type="float">
            <text:p>70</text:p>
          </table:table-cell>
          <table:table-cell table:formula="of:=ROUND(127.5*SIN([.A123]*2*PI()/360)+127.5;0)" office:value-type="float" office:value="241" calcext:value-type="float">
            <text:p>241</text:p>
          </table:table-cell>
          <table:table-cell table:number-columns-repeated="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127.5*COS([.A124]*2*PI()/360)+127.5;0)" office:value-type="float" office:value="68" calcext:value-type="float">
            <text:p>68</text:p>
          </table:table-cell>
          <table:table-cell table:formula="of:=ROUND(127.5*SIN([.A124]*2*PI()/360)+127.5;0)" office:value-type="float" office:value="240" calcext:value-type="float">
            <text:p>240</text:p>
          </table:table-cell>
          <table:table-cell table:number-columns-repeated="1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127.5*COS([.A125]*2*PI()/360)+127.5;0)" office:value-type="float" office:value="66" calcext:value-type="float">
            <text:p>66</text:p>
          </table:table-cell>
          <table:table-cell table:formula="of:=ROUND(127.5*SIN([.A125]*2*PI()/360)+127.5;0)" office:value-type="float" office:value="239" calcext:value-type="float">
            <text:p>239</text:p>
          </table:table-cell>
          <table:table-cell table:number-columns-repeated="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127.5*COS([.A126]*2*PI()/360)+127.5;0)" office:value-type="float" office:value="64" calcext:value-type="float">
            <text:p>64</text:p>
          </table:table-cell>
          <table:table-cell table:formula="of:=ROUND(127.5*SIN([.A126]*2*PI()/360)+127.5;0)" office:value-type="float" office:value="238" calcext:value-type="float">
            <text:p>238</text:p>
          </table:table-cell>
          <table:table-cell table:number-columns-repeated="1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127.5*COS([.A127]*2*PI()/360)+127.5;0)" office:value-type="float" office:value="62" calcext:value-type="float">
            <text:p>62</text:p>
          </table:table-cell>
          <table:table-cell table:formula="of:=ROUND(127.5*SIN([.A127]*2*PI()/360)+127.5;0)" office:value-type="float" office:value="237" calcext:value-type="float">
            <text:p>237</text:p>
          </table:table-cell>
          <table:table-cell table:number-columns-repeated="1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127.5*COS([.A128]*2*PI()/360)+127.5;0)" office:value-type="float" office:value="60" calcext:value-type="float">
            <text:p>60</text:p>
          </table:table-cell>
          <table:table-cell table:formula="of:=ROUND(127.5*SIN([.A128]*2*PI()/360)+127.5;0)" office:value-type="float" office:value="236" calcext:value-type="float">
            <text:p>236</text:p>
          </table:table-cell>
          <table:table-cell table:number-columns-repeated="1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127.5*COS([.A129]*2*PI()/360)+127.5;0)" office:value-type="float" office:value="58" calcext:value-type="float">
            <text:p>58</text:p>
          </table:table-cell>
          <table:table-cell table:formula="of:=ROUND(127.5*SIN([.A129]*2*PI()/360)+127.5;0)" office:value-type="float" office:value="234" calcext:value-type="float">
            <text:p>234</text:p>
          </table:table-cell>
          <table:table-cell table:number-columns-repeated="1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127.5*COS([.A130]*2*PI()/360)+127.5;0)" office:value-type="float" office:value="56" calcext:value-type="float">
            <text:p>56</text:p>
          </table:table-cell>
          <table:table-cell table:formula="of:=ROUND(127.5*SIN([.A130]*2*PI()/360)+127.5;0)" office:value-type="float" office:value="233" calcext:value-type="float">
            <text:p>233</text:p>
          </table:table-cell>
          <table:table-cell table:number-columns-repeated="1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127.5*COS([.A131]*2*PI()/360)+127.5;0)" office:value-type="float" office:value="54" calcext:value-type="float">
            <text:p>54</text:p>
          </table:table-cell>
          <table:table-cell table:formula="of:=ROUND(127.5*SIN([.A131]*2*PI()/360)+127.5;0)" office:value-type="float" office:value="232" calcext:value-type="float">
            <text:p>232</text:p>
          </table:table-cell>
          <table:table-cell table:number-columns-repeated="1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127.5*COS([.A132]*2*PI()/360)+127.5;0)" office:value-type="float" office:value="53" calcext:value-type="float">
            <text:p>53</text:p>
          </table:table-cell>
          <table:table-cell table:formula="of:=ROUND(127.5*SIN([.A132]*2*PI()/360)+127.5;0)" office:value-type="float" office:value="231" calcext:value-type="float">
            <text:p>231</text:p>
          </table:table-cell>
          <table:table-cell table:number-columns-repeated="1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127.5*COS([.A133]*2*PI()/360)+127.5;0)" office:value-type="float" office:value="51" calcext:value-type="float">
            <text:p>51</text:p>
          </table:table-cell>
          <table:table-cell table:formula="of:=ROUND(127.5*SIN([.A133]*2*PI()/360)+127.5;0)" office:value-type="float" office:value="229" calcext:value-type="float">
            <text:p>229</text:p>
          </table:table-cell>
          <table:table-cell table:number-columns-repeated="1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127.5*COS([.A134]*2*PI()/360)+127.5;0)" office:value-type="float" office:value="49" calcext:value-type="float">
            <text:p>49</text:p>
          </table:table-cell>
          <table:table-cell table:formula="of:=ROUND(127.5*SIN([.A134]*2*PI()/360)+127.5;0)" office:value-type="float" office:value="228" calcext:value-type="float">
            <text:p>228</text:p>
          </table:table-cell>
          <table:table-cell table:number-columns-repeated="1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127.5*COS([.A135]*2*PI()/360)+127.5;0)" office:value-type="float" office:value="47" calcext:value-type="float">
            <text:p>47</text:p>
          </table:table-cell>
          <table:table-cell table:formula="of:=ROUND(127.5*SIN([.A135]*2*PI()/360)+127.5;0)" office:value-type="float" office:value="227" calcext:value-type="float">
            <text:p>227</text:p>
          </table:table-cell>
          <table:table-cell table:number-columns-repeated="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127.5*COS([.A136]*2*PI()/360)+127.5;0)" office:value-type="float" office:value="46" calcext:value-type="float">
            <text:p>46</text:p>
          </table:table-cell>
          <table:table-cell table:formula="of:=ROUND(127.5*SIN([.A136]*2*PI()/360)+127.5;0)" office:value-type="float" office:value="225" calcext:value-type="float">
            <text:p>225</text:p>
          </table:table-cell>
          <table:table-cell table:number-columns-repeated="1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127.5*COS([.A137]*2*PI()/360)+127.5;0)" office:value-type="float" office:value="44" calcext:value-type="float">
            <text:p>44</text:p>
          </table:table-cell>
          <table:table-cell table:formula="of:=ROUND(127.5*SIN([.A137]*2*PI()/360)+127.5;0)" office:value-type="float" office:value="224" calcext:value-type="float">
            <text:p>224</text:p>
          </table:table-cell>
          <table:table-cell table:number-columns-repeated="1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127.5*COS([.A138]*2*PI()/360)+127.5;0)" office:value-type="float" office:value="42" calcext:value-type="float">
            <text:p>42</text:p>
          </table:table-cell>
          <table:table-cell table:formula="of:=ROUND(127.5*SIN([.A138]*2*PI()/360)+127.5;0)" office:value-type="float" office:value="222" calcext:value-type="float">
            <text:p>222</text:p>
          </table:table-cell>
          <table:table-cell table:number-columns-repeated="1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127.5*COS([.A139]*2*PI()/360)+127.5;0)" office:value-type="float" office:value="41" calcext:value-type="float">
            <text:p>41</text:p>
          </table:table-cell>
          <table:table-cell table:formula="of:=ROUND(127.5*SIN([.A139]*2*PI()/360)+127.5;0)" office:value-type="float" office:value="221" calcext:value-type="float">
            <text:p>221</text:p>
          </table:table-cell>
          <table:table-cell table:number-columns-repeated="1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127.5*COS([.A140]*2*PI()/360)+127.5;0)" office:value-type="float" office:value="39" calcext:value-type="float">
            <text:p>39</text:p>
          </table:table-cell>
          <table:table-cell table:formula="of:=ROUND(127.5*SIN([.A140]*2*PI()/360)+127.5;0)" office:value-type="float" office:value="219" calcext:value-type="float">
            <text:p>219</text:p>
          </table:table-cell>
          <table:table-cell table:number-columns-repeated="1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127.5*COS([.A141]*2*PI()/360)+127.5;0)" office:value-type="float" office:value="37" calcext:value-type="float">
            <text:p>37</text:p>
          </table:table-cell>
          <table:table-cell table:formula="of:=ROUND(127.5*SIN([.A141]*2*PI()/360)+127.5;0)" office:value-type="float" office:value="218" calcext:value-type="float">
            <text:p>218</text:p>
          </table:table-cell>
          <table:table-cell table:number-columns-repeated="1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127.5*COS([.A142]*2*PI()/360)+127.5;0)" office:value-type="float" office:value="36" calcext:value-type="float">
            <text:p>36</text:p>
          </table:table-cell>
          <table:table-cell table:formula="of:=ROUND(127.5*SIN([.A142]*2*PI()/360)+127.5;0)" office:value-type="float" office:value="216" calcext:value-type="float">
            <text:p>216</text:p>
          </table:table-cell>
          <table:table-cell table:number-columns-repeated="1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127.5*COS([.A143]*2*PI()/360)+127.5;0)" office:value-type="float" office:value="34" calcext:value-type="float">
            <text:p>34</text:p>
          </table:table-cell>
          <table:table-cell table:formula="of:=ROUND(127.5*SIN([.A143]*2*PI()/360)+127.5;0)" office:value-type="float" office:value="214" calcext:value-type="float">
            <text:p>214</text:p>
          </table:table-cell>
          <table:table-cell table:number-columns-repeated="1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127.5*COS([.A144]*2*PI()/360)+127.5;0)" office:value-type="float" office:value="33" calcext:value-type="float">
            <text:p>33</text:p>
          </table:table-cell>
          <table:table-cell table:formula="of:=ROUND(127.5*SIN([.A144]*2*PI()/360)+127.5;0)" office:value-type="float" office:value="213" calcext:value-type="float">
            <text:p>213</text:p>
          </table:table-cell>
          <table:table-cell table:number-columns-repeated="1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127.5*COS([.A145]*2*PI()/360)+127.5;0)" office:value-type="float" office:value="31" calcext:value-type="float">
            <text:p>31</text:p>
          </table:table-cell>
          <table:table-cell table:formula="of:=ROUND(127.5*SIN([.A145]*2*PI()/360)+127.5;0)" office:value-type="float" office:value="211" calcext:value-type="float">
            <text:p>211</text:p>
          </table:table-cell>
          <table:table-cell table:number-columns-repeated="1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127.5*COS([.A146]*2*PI()/360)+127.5;0)" office:value-type="float" office:value="30" calcext:value-type="float">
            <text:p>30</text:p>
          </table:table-cell>
          <table:table-cell table:formula="of:=ROUND(127.5*SIN([.A146]*2*PI()/360)+127.5;0)" office:value-type="float" office:value="209" calcext:value-type="float">
            <text:p>209</text:p>
          </table:table-cell>
          <table:table-cell table:number-columns-repeated="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127.5*COS([.A147]*2*PI()/360)+127.5;0)" office:value-type="float" office:value="28" calcext:value-type="float">
            <text:p>28</text:p>
          </table:table-cell>
          <table:table-cell table:formula="of:=ROUND(127.5*SIN([.A147]*2*PI()/360)+127.5;0)" office:value-type="float" office:value="208" calcext:value-type="float">
            <text:p>208</text:p>
          </table:table-cell>
          <table:table-cell table:number-columns-repeated="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127.5*COS([.A148]*2*PI()/360)+127.5;0)" office:value-type="float" office:value="27" calcext:value-type="float">
            <text:p>27</text:p>
          </table:table-cell>
          <table:table-cell table:formula="of:=ROUND(127.5*SIN([.A148]*2*PI()/360)+127.5;0)" office:value-type="float" office:value="206" calcext:value-type="float">
            <text:p>206</text:p>
          </table:table-cell>
          <table:table-cell table:number-columns-repeated="1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127.5*COS([.A149]*2*PI()/360)+127.5;0)" office:value-type="float" office:value="26" calcext:value-type="float">
            <text:p>26</text:p>
          </table:table-cell>
          <table:table-cell table:formula="of:=ROUND(127.5*SIN([.A149]*2*PI()/360)+127.5;0)" office:value-type="float" office:value="204" calcext:value-type="float">
            <text:p>204</text:p>
          </table:table-cell>
          <table:table-cell table:number-columns-repeated="1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127.5*COS([.A150]*2*PI()/360)+127.5;0)" office:value-type="float" office:value="24" calcext:value-type="float">
            <text:p>24</text:p>
          </table:table-cell>
          <table:table-cell table:formula="of:=ROUND(127.5*SIN([.A150]*2*PI()/360)+127.5;0)" office:value-type="float" office:value="202" calcext:value-type="float">
            <text:p>202</text:p>
          </table:table-cell>
          <table:table-cell table:number-columns-repeated="1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127.5*COS([.A151]*2*PI()/360)+127.5;0)" office:value-type="float" office:value="23" calcext:value-type="float">
            <text:p>23</text:p>
          </table:table-cell>
          <table:table-cell table:formula="of:=ROUND(127.5*SIN([.A151]*2*PI()/360)+127.5;0)" office:value-type="float" office:value="201" calcext:value-type="float">
            <text:p>201</text:p>
          </table:table-cell>
          <table:table-cell table:number-columns-repeated="1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127.5*COS([.A152]*2*PI()/360)+127.5;0)" office:value-type="float" office:value="22" calcext:value-type="float">
            <text:p>22</text:p>
          </table:table-cell>
          <table:table-cell table:formula="of:=ROUND(127.5*SIN([.A152]*2*PI()/360)+127.5;0)" office:value-type="float" office:value="199" calcext:value-type="float">
            <text:p>199</text:p>
          </table:table-cell>
          <table:table-cell table:number-columns-repeated="1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127.5*COS([.A153]*2*PI()/360)+127.5;0)" office:value-type="float" office:value="21" calcext:value-type="float">
            <text:p>21</text:p>
          </table:table-cell>
          <table:table-cell table:formula="of:=ROUND(127.5*SIN([.A153]*2*PI()/360)+127.5;0)" office:value-type="float" office:value="197" calcext:value-type="float">
            <text:p>197</text:p>
          </table:table-cell>
          <table:table-cell table:number-columns-repeated="1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127.5*COS([.A154]*2*PI()/360)+127.5;0)" office:value-type="float" office:value="19" calcext:value-type="float">
            <text:p>19</text:p>
          </table:table-cell>
          <table:table-cell table:formula="of:=ROUND(127.5*SIN([.A154]*2*PI()/360)+127.5;0)" office:value-type="float" office:value="195" calcext:value-type="float">
            <text:p>195</text:p>
          </table:table-cell>
          <table:table-cell table:number-columns-repeated="1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127.5*COS([.A155]*2*PI()/360)+127.5;0)" office:value-type="float" office:value="18" calcext:value-type="float">
            <text:p>18</text:p>
          </table:table-cell>
          <table:table-cell table:formula="of:=ROUND(127.5*SIN([.A155]*2*PI()/360)+127.5;0)" office:value-type="float" office:value="193" calcext:value-type="float">
            <text:p>193</text:p>
          </table:table-cell>
          <table:table-cell table:number-columns-repeated="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127.5*COS([.A156]*2*PI()/360)+127.5;0)" office:value-type="float" office:value="17" calcext:value-type="float">
            <text:p>17</text:p>
          </table:table-cell>
          <table:table-cell table:formula="of:=ROUND(127.5*SIN([.A156]*2*PI()/360)+127.5;0)" office:value-type="float" office:value="191" calcext:value-type="float">
            <text:p>191</text:p>
          </table:table-cell>
          <table:table-cell table:number-columns-repeated="1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127.5*COS([.A157]*2*PI()/360)+127.5;0)" office:value-type="float" office:value="16" calcext:value-type="float">
            <text:p>16</text:p>
          </table:table-cell>
          <table:table-cell table:formula="of:=ROUND(127.5*SIN([.A157]*2*PI()/360)+127.5;0)" office:value-type="float" office:value="189" calcext:value-type="float">
            <text:p>189</text:p>
          </table:table-cell>
          <table:table-cell table:number-columns-repeated="1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127.5*COS([.A158]*2*PI()/360)+127.5;0)" office:value-type="float" office:value="15" calcext:value-type="float">
            <text:p>15</text:p>
          </table:table-cell>
          <table:table-cell table:formula="of:=ROUND(127.5*SIN([.A158]*2*PI()/360)+127.5;0)" office:value-type="float" office:value="187" calcext:value-type="float">
            <text:p>187</text:p>
          </table:table-cell>
          <table:table-cell table:number-columns-repeated="1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127.5*COS([.A159]*2*PI()/360)+127.5;0)" office:value-type="float" office:value="14" calcext:value-type="float">
            <text:p>14</text:p>
          </table:table-cell>
          <table:table-cell table:formula="of:=ROUND(127.5*SIN([.A159]*2*PI()/360)+127.5;0)" office:value-type="float" office:value="185" calcext:value-type="float">
            <text:p>185</text:p>
          </table:table-cell>
          <table:table-cell table:number-columns-repeated="1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127.5*COS([.A160]*2*PI()/360)+127.5;0)" office:value-type="float" office:value="13" calcext:value-type="float">
            <text:p>13</text:p>
          </table:table-cell>
          <table:table-cell table:formula="of:=ROUND(127.5*SIN([.A160]*2*PI()/360)+127.5;0)" office:value-type="float" office:value="183" calcext:value-type="float">
            <text:p>183</text:p>
          </table:table-cell>
          <table:table-cell table:number-columns-repeated="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127.5*COS([.A161]*2*PI()/360)+127.5;0)" office:value-type="float" office:value="12" calcext:value-type="float">
            <text:p>12</text:p>
          </table:table-cell>
          <table:table-cell table:formula="of:=ROUND(127.5*SIN([.A161]*2*PI()/360)+127.5;0)" office:value-type="float" office:value="181" calcext:value-type="float">
            <text:p>181</text:p>
          </table:table-cell>
          <table:table-cell table:number-columns-repeated="1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127.5*COS([.A162]*2*PI()/360)+127.5;0)" office:value-type="float" office:value="11" calcext:value-type="float">
            <text:p>11</text:p>
          </table:table-cell>
          <table:table-cell table:formula="of:=ROUND(127.5*SIN([.A162]*2*PI()/360)+127.5;0)" office:value-type="float" office:value="179" calcext:value-type="float">
            <text:p>179</text:p>
          </table:table-cell>
          <table:table-cell table:number-columns-repeated="1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127.5*COS([.A163]*2*PI()/360)+127.5;0)" office:value-type="float" office:value="10" calcext:value-type="float">
            <text:p>10</text:p>
          </table:table-cell>
          <table:table-cell table:formula="of:=ROUND(127.5*SIN([.A163]*2*PI()/360)+127.5;0)" office:value-type="float" office:value="177" calcext:value-type="float">
            <text:p>177</text:p>
          </table:table-cell>
          <table:table-cell table:number-columns-repeated="1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127.5*COS([.A164]*2*PI()/360)+127.5;0)" office:value-type="float" office:value="9" calcext:value-type="float">
            <text:p>9</text:p>
          </table:table-cell>
          <table:table-cell table:formula="of:=ROUND(127.5*SIN([.A164]*2*PI()/360)+127.5;0)" office:value-type="float" office:value="175" calcext:value-type="float">
            <text:p>175</text:p>
          </table:table-cell>
          <table:table-cell table:number-columns-repeated="1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127.5*COS([.A165]*2*PI()/360)+127.5;0)" office:value-type="float" office:value="8" calcext:value-type="float">
            <text:p>8</text:p>
          </table:table-cell>
          <table:table-cell table:formula="of:=ROUND(127.5*SIN([.A165]*2*PI()/360)+127.5;0)" office:value-type="float" office:value="173" calcext:value-type="float">
            <text:p>173</text:p>
          </table:table-cell>
          <table:table-cell table:number-columns-repeated="1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127.5*COS([.A166]*2*PI()/360)+127.5;0)" office:value-type="float" office:value="8" calcext:value-type="float">
            <text:p>8</text:p>
          </table:table-cell>
          <table:table-cell table:formula="of:=ROUND(127.5*SIN([.A166]*2*PI()/360)+127.5;0)" office:value-type="float" office:value="171" calcext:value-type="float">
            <text:p>171</text:p>
          </table:table-cell>
          <table:table-cell table:number-columns-repeated="1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127.5*COS([.A167]*2*PI()/360)+127.5;0)" office:value-type="float" office:value="7" calcext:value-type="float">
            <text:p>7</text:p>
          </table:table-cell>
          <table:table-cell table:formula="of:=ROUND(127.5*SIN([.A167]*2*PI()/360)+127.5;0)" office:value-type="float" office:value="169" calcext:value-type="float">
            <text:p>169</text:p>
          </table:table-cell>
          <table:table-cell table:number-columns-repeated="1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127.5*COS([.A168]*2*PI()/360)+127.5;0)" office:value-type="float" office:value="6" calcext:value-type="float">
            <text:p>6</text:p>
          </table:table-cell>
          <table:table-cell table:formula="of:=ROUND(127.5*SIN([.A168]*2*PI()/360)+127.5;0)" office:value-type="float" office:value="167" calcext:value-type="float">
            <text:p>167</text:p>
          </table:table-cell>
          <table:table-cell table:number-columns-repeated="1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127.5*COS([.A169]*2*PI()/360)+127.5;0)" office:value-type="float" office:value="6" calcext:value-type="float">
            <text:p>6</text:p>
          </table:table-cell>
          <table:table-cell table:formula="of:=ROUND(127.5*SIN([.A169]*2*PI()/360)+127.5;0)" office:value-type="float" office:value="165" calcext:value-type="float">
            <text:p>165</text:p>
          </table:table-cell>
          <table:table-cell table:number-columns-repeated="1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127.5*COS([.A170]*2*PI()/360)+127.5;0)" office:value-type="float" office:value="5" calcext:value-type="float">
            <text:p>5</text:p>
          </table:table-cell>
          <table:table-cell table:formula="of:=ROUND(127.5*SIN([.A170]*2*PI()/360)+127.5;0)" office:value-type="float" office:value="163" calcext:value-type="float">
            <text:p>163</text:p>
          </table:table-cell>
          <table:table-cell table:number-columns-repeated="1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127.5*COS([.A171]*2*PI()/360)+127.5;0)" office:value-type="float" office:value="4" calcext:value-type="float">
            <text:p>4</text:p>
          </table:table-cell>
          <table:table-cell table:formula="of:=ROUND(127.5*SIN([.A171]*2*PI()/360)+127.5;0)" office:value-type="float" office:value="160" calcext:value-type="float">
            <text:p>160</text:p>
          </table:table-cell>
          <table:table-cell table:number-columns-repeated="1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127.5*COS([.A172]*2*PI()/360)+127.5;0)" office:value-type="float" office:value="4" calcext:value-type="float">
            <text:p>4</text:p>
          </table:table-cell>
          <table:table-cell table:formula="of:=ROUND(127.5*SIN([.A172]*2*PI()/360)+127.5;0)" office:value-type="float" office:value="158" calcext:value-type="float">
            <text:p>158</text:p>
          </table:table-cell>
          <table:table-cell table:number-columns-repeated="1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127.5*COS([.A173]*2*PI()/360)+127.5;0)" office:value-type="float" office:value="3" calcext:value-type="float">
            <text:p>3</text:p>
          </table:table-cell>
          <table:table-cell table:formula="of:=ROUND(127.5*SIN([.A173]*2*PI()/360)+127.5;0)" office:value-type="float" office:value="156" calcext:value-type="float">
            <text:p>156</text:p>
          </table:table-cell>
          <table:table-cell table:number-columns-repeated="1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127.5*COS([.A174]*2*PI()/360)+127.5;0)" office:value-type="float" office:value="3" calcext:value-type="float">
            <text:p>3</text:p>
          </table:table-cell>
          <table:table-cell table:formula="of:=ROUND(127.5*SIN([.A174]*2*PI()/360)+127.5;0)" office:value-type="float" office:value="154" calcext:value-type="float">
            <text:p>154</text:p>
          </table:table-cell>
          <table:table-cell table:number-columns-repeated="1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127.5*COS([.A175]*2*PI()/360)+127.5;0)" office:value-type="float" office:value="2" calcext:value-type="float">
            <text:p>2</text:p>
          </table:table-cell>
          <table:table-cell table:formula="of:=ROUND(127.5*SIN([.A175]*2*PI()/360)+127.5;0)" office:value-type="float" office:value="152" calcext:value-type="float">
            <text:p>152</text:p>
          </table:table-cell>
          <table:table-cell table:number-columns-repeated="1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127.5*COS([.A176]*2*PI()/360)+127.5;0)" office:value-type="float" office:value="2" calcext:value-type="float">
            <text:p>2</text:p>
          </table:table-cell>
          <table:table-cell table:formula="of:=ROUND(127.5*SIN([.A176]*2*PI()/360)+127.5;0)" office:value-type="float" office:value="150" calcext:value-type="float">
            <text:p>150</text:p>
          </table:table-cell>
          <table:table-cell table:number-columns-repeated="1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127.5*COS([.A177]*2*PI()/360)+127.5;0)" office:value-type="float" office:value="2" calcext:value-type="float">
            <text:p>2</text:p>
          </table:table-cell>
          <table:table-cell table:formula="of:=ROUND(127.5*SIN([.A177]*2*PI()/360)+127.5;0)" office:value-type="float" office:value="147" calcext:value-type="float">
            <text:p>147</text:p>
          </table:table-cell>
          <table:table-cell table:number-columns-repeated="1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127.5*COS([.A178]*2*PI()/360)+127.5;0)" office:value-type="float" office:value="1" calcext:value-type="float">
            <text:p>1</text:p>
          </table:table-cell>
          <table:table-cell table:formula="of:=ROUND(127.5*SIN([.A178]*2*PI()/360)+127.5;0)" office:value-type="float" office:value="145" calcext:value-type="float">
            <text:p>145</text:p>
          </table:table-cell>
          <table:table-cell table:number-columns-repeated="1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127.5*COS([.A179]*2*PI()/360)+127.5;0)" office:value-type="float" office:value="1" calcext:value-type="float">
            <text:p>1</text:p>
          </table:table-cell>
          <table:table-cell table:formula="of:=ROUND(127.5*SIN([.A179]*2*PI()/360)+127.5;0)" office:value-type="float" office:value="143" calcext:value-type="float">
            <text:p>143</text:p>
          </table:table-cell>
          <table:table-cell table:number-columns-repeated="1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127.5*COS([.A180]*2*PI()/360)+127.5;0)" office:value-type="float" office:value="1" calcext:value-type="float">
            <text:p>1</text:p>
          </table:table-cell>
          <table:table-cell table:formula="of:=ROUND(127.5*SIN([.A180]*2*PI()/360)+127.5;0)" office:value-type="float" office:value="141" calcext:value-type="float">
            <text:p>141</text:p>
          </table:table-cell>
          <table:table-cell table:number-columns-repeated="1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127.5*COS([.A181]*2*PI()/360)+127.5;0)" office:value-type="float" office:value="0" calcext:value-type="float">
            <text:p>0</text:p>
          </table:table-cell>
          <table:table-cell table:formula="of:=ROUND(127.5*SIN([.A181]*2*PI()/360)+127.5;0)" office:value-type="float" office:value="139" calcext:value-type="float">
            <text:p>139</text:p>
          </table:table-cell>
          <table:table-cell table:number-columns-repeated="1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127.5*COS([.A182]*2*PI()/360)+127.5;0)" office:value-type="float" office:value="0" calcext:value-type="float">
            <text:p>0</text:p>
          </table:table-cell>
          <table:table-cell table:formula="of:=ROUND(127.5*SIN([.A182]*2*PI()/360)+127.5;0)" office:value-type="float" office:value="136" calcext:value-type="float">
            <text:p>136</text:p>
          </table:table-cell>
          <table:table-cell table:number-columns-repeated="1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127.5*COS([.A183]*2*PI()/360)+127.5;0)" office:value-type="float" office:value="0" calcext:value-type="float">
            <text:p>0</text:p>
          </table:table-cell>
          <table:table-cell table:formula="of:=ROUND(127.5*SIN([.A183]*2*PI()/360)+127.5;0)" office:value-type="float" office:value="134" calcext:value-type="float">
            <text:p>134</text:p>
          </table:table-cell>
          <table:table-cell table:number-columns-repeated="1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127.5*COS([.A184]*2*PI()/360)+127.5;0)" office:value-type="float" office:value="0" calcext:value-type="float">
            <text:p>0</text:p>
          </table:table-cell>
          <table:table-cell table:formula="of:=ROUND(127.5*SIN([.A184]*2*PI()/360)+127.5;0)" office:value-type="float" office:value="132" calcext:value-type="float">
            <text:p>132</text:p>
          </table:table-cell>
          <table:table-cell table:number-columns-repeated="1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127.5*COS([.A185]*2*PI()/360)+127.5;0)" office:value-type="float" office:value="0" calcext:value-type="float">
            <text:p>0</text:p>
          </table:table-cell>
          <table:table-cell table:formula="of:=ROUND(127.5*SIN([.A185]*2*PI()/360)+127.5;0)" office:value-type="float" office:value="130" calcext:value-type="float">
            <text:p>130</text:p>
          </table:table-cell>
          <table:table-cell table:number-columns-repeated="1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127.5*COS([.A186]*2*PI()/360)+127.5;0)" office:value-type="float" office:value="0" calcext:value-type="float">
            <text:p>0</text:p>
          </table:table-cell>
          <table:table-cell table:formula="of:=ROUND(127.5*SIN([.A186]*2*PI()/360)+127.5;0)" office:value-type="float" office:value="128" calcext:value-type="float">
            <text:p>128</text:p>
          </table:table-cell>
          <table:table-cell table:number-columns-repeated="1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127.5*COS([.A187]*2*PI()/360)+127.5;0)" office:value-type="float" office:value="0" calcext:value-type="float">
            <text:p>0</text:p>
          </table:table-cell>
          <table:table-cell table:formula="of:=ROUND(127.5*SIN([.A187]*2*PI()/360)+127.5;0)" office:value-type="float" office:value="125" calcext:value-type="float">
            <text:p>125</text:p>
          </table:table-cell>
          <table:table-cell table:number-columns-repeated="1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127.5*COS([.A188]*2*PI()/360)+127.5;0)" office:value-type="float" office:value="0" calcext:value-type="float">
            <text:p>0</text:p>
          </table:table-cell>
          <table:table-cell table:formula="of:=ROUND(127.5*SIN([.A188]*2*PI()/360)+127.5;0)" office:value-type="float" office:value="123" calcext:value-type="float">
            <text:p>123</text:p>
          </table:table-cell>
          <table:table-cell table:number-columns-repeated="1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127.5*COS([.A189]*2*PI()/360)+127.5;0)" office:value-type="float" office:value="0" calcext:value-type="float">
            <text:p>0</text:p>
          </table:table-cell>
          <table:table-cell table:formula="of:=ROUND(127.5*SIN([.A189]*2*PI()/360)+127.5;0)" office:value-type="float" office:value="121" calcext:value-type="float">
            <text:p>121</text:p>
          </table:table-cell>
          <table:table-cell table:number-columns-repeated="1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127.5*COS([.A190]*2*PI()/360)+127.5;0)" office:value-type="float" office:value="0" calcext:value-type="float">
            <text:p>0</text:p>
          </table:table-cell>
          <table:table-cell table:formula="of:=ROUND(127.5*SIN([.A190]*2*PI()/360)+127.5;0)"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127.5*COS([.A191]*2*PI()/360)+127.5;0)" office:value-type="float" office:value="0" calcext:value-type="float">
            <text:p>0</text:p>
          </table:table-cell>
          <table:table-cell table:formula="of:=ROUND(127.5*SIN([.A191]*2*PI()/360)+127.5;0)" office:value-type="float" office:value="116" calcext:value-type="float">
            <text:p>116</text:p>
          </table:table-cell>
          <table:table-cell table:number-columns-repeated="1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127.5*COS([.A192]*2*PI()/360)+127.5;0)" office:value-type="float" office:value="1" calcext:value-type="float">
            <text:p>1</text:p>
          </table:table-cell>
          <table:table-cell table:formula="of:=ROUND(127.5*SIN([.A192]*2*PI()/360)+127.5;0)" office:value-type="float" office:value="114" calcext:value-type="float">
            <text:p>114</text:p>
          </table:table-cell>
          <table:table-cell table:number-columns-repeated="1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127.5*COS([.A193]*2*PI()/360)+127.5;0)" office:value-type="float" office:value="1" calcext:value-type="float">
            <text:p>1</text:p>
          </table:table-cell>
          <table:table-cell table:formula="of:=ROUND(127.5*SIN([.A193]*2*PI()/360)+127.5;0)" office:value-type="float" office:value="112" calcext:value-type="float">
            <text:p>112</text:p>
          </table:table-cell>
          <table:table-cell table:number-columns-repeated="1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127.5*COS([.A194]*2*PI()/360)+127.5;0)" office:value-type="float" office:value="1" calcext:value-type="float">
            <text:p>1</text:p>
          </table:table-cell>
          <table:table-cell table:formula="of:=ROUND(127.5*SIN([.A194]*2*PI()/360)+127.5;0)" office:value-type="float" office:value="110" calcext:value-type="float">
            <text:p>110</text:p>
          </table:table-cell>
          <table:table-cell table:number-columns-repeated="1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127.5*COS([.A195]*2*PI()/360)+127.5;0)" office:value-type="float" office:value="2" calcext:value-type="float">
            <text:p>2</text:p>
          </table:table-cell>
          <table:table-cell table:formula="of:=ROUND(127.5*SIN([.A195]*2*PI()/360)+127.5;0)" office:value-type="float" office:value="108" calcext:value-type="float">
            <text:p>108</text:p>
          </table:table-cell>
          <table:table-cell table:number-columns-repeated="1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127.5*COS([.A196]*2*PI()/360)+127.5;0)" office:value-type="float" office:value="2" calcext:value-type="float">
            <text:p>2</text:p>
          </table:table-cell>
          <table:table-cell table:formula="of:=ROUND(127.5*SIN([.A196]*2*PI()/360)+127.5;0)" office:value-type="float" office:value="105" calcext:value-type="float">
            <text:p>105</text:p>
          </table:table-cell>
          <table:table-cell table:number-columns-repeated="1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127.5*COS([.A197]*2*PI()/360)+127.5;0)" office:value-type="float" office:value="2" calcext:value-type="float">
            <text:p>2</text:p>
          </table:table-cell>
          <table:table-cell table:formula="of:=ROUND(127.5*SIN([.A197]*2*PI()/360)+127.5;0)" office:value-type="float" office:value="103" calcext:value-type="float">
            <text:p>103</text:p>
          </table:table-cell>
          <table:table-cell table:number-columns-repeated="1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127.5*COS([.A198]*2*PI()/360)+127.5;0)" office:value-type="float" office:value="3" calcext:value-type="float">
            <text:p>3</text:p>
          </table:table-cell>
          <table:table-cell table:formula="of:=ROUND(127.5*SIN([.A198]*2*PI()/360)+127.5;0)" office:value-type="float" office:value="101" calcext:value-type="float">
            <text:p>101</text:p>
          </table:table-cell>
          <table:table-cell table:number-columns-repeated="1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127.5*COS([.A199]*2*PI()/360)+127.5;0)" office:value-type="float" office:value="3" calcext:value-type="float">
            <text:p>3</text:p>
          </table:table-cell>
          <table:table-cell table:formula="of:=ROUND(127.5*SIN([.A199]*2*PI()/360)+127.5;0)" office:value-type="float" office:value="99" calcext:value-type="float">
            <text:p>99</text:p>
          </table:table-cell>
          <table:table-cell table:number-columns-repeated="1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127.5*COS([.A200]*2*PI()/360)+127.5;0)" office:value-type="float" office:value="4" calcext:value-type="float">
            <text:p>4</text:p>
          </table:table-cell>
          <table:table-cell table:formula="of:=ROUND(127.5*SIN([.A200]*2*PI()/360)+127.5;0)" office:value-type="float" office:value="97" calcext:value-type="float">
            <text:p>97</text:p>
          </table:table-cell>
          <table:table-cell table:number-columns-repeated="1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127.5*COS([.A201]*2*PI()/360)+127.5;0)" office:value-type="float" office:value="4" calcext:value-type="float">
            <text:p>4</text:p>
          </table:table-cell>
          <table:table-cell table:formula="of:=ROUND(127.5*SIN([.A201]*2*PI()/360)+127.5;0)" office:value-type="float" office:value="95" calcext:value-type="float">
            <text:p>95</text:p>
          </table:table-cell>
          <table:table-cell table:number-columns-repeated="1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127.5*COS([.A202]*2*PI()/360)+127.5;0)" office:value-type="float" office:value="5" calcext:value-type="float">
            <text:p>5</text:p>
          </table:table-cell>
          <table:table-cell table:formula="of:=ROUND(127.5*SIN([.A202]*2*PI()/360)+127.5;0)" office:value-type="float" office:value="92" calcext:value-type="float">
            <text:p>92</text:p>
          </table:table-cell>
          <table:table-cell table:number-columns-repeated="1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127.5*COS([.A203]*2*PI()/360)+127.5;0)" office:value-type="float" office:value="6" calcext:value-type="float">
            <text:p>6</text:p>
          </table:table-cell>
          <table:table-cell table:formula="of:=ROUND(127.5*SIN([.A203]*2*PI()/360)+127.5;0)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127.5*COS([.A204]*2*PI()/360)+127.5;0)" office:value-type="float" office:value="6" calcext:value-type="float">
            <text:p>6</text:p>
          </table:table-cell>
          <table:table-cell table:formula="of:=ROUND(127.5*SIN([.A204]*2*PI()/360)+127.5;0)" office:value-type="float" office:value="88" calcext:value-type="float">
            <text:p>88</text:p>
          </table:table-cell>
          <table:table-cell table:number-columns-repeated="1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127.5*COS([.A205]*2*PI()/360)+127.5;0)" office:value-type="float" office:value="7" calcext:value-type="float">
            <text:p>7</text:p>
          </table:table-cell>
          <table:table-cell table:formula="of:=ROUND(127.5*SIN([.A205]*2*PI()/360)+127.5;0)" office:value-type="float" office:value="86" calcext:value-type="float">
            <text:p>86</text:p>
          </table:table-cell>
          <table:table-cell table:number-columns-repeated="1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127.5*COS([.A206]*2*PI()/360)+127.5;0)" office:value-type="float" office:value="8" calcext:value-type="float">
            <text:p>8</text:p>
          </table:table-cell>
          <table:table-cell table:formula="of:=ROUND(127.5*SIN([.A206]*2*PI()/360)+127.5;0)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OUND(127.5*COS([.A207]*2*PI()/360)+127.5;0)" office:value-type="float" office:value="8" calcext:value-type="float">
            <text:p>8</text:p>
          </table:table-cell>
          <table:table-cell table:formula="of:=ROUND(127.5*SIN([.A207]*2*PI()/360)+127.5;0)"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OUND(127.5*COS([.A208]*2*PI()/360)+127.5;0)" office:value-type="float" office:value="9" calcext:value-type="float">
            <text:p>9</text:p>
          </table:table-cell>
          <table:table-cell table:formula="of:=ROUND(127.5*SIN([.A208]*2*PI()/360)+127.5;0)" office:value-type="float" office:value="80" calcext:value-type="float">
            <text:p>80</text:p>
          </table:table-cell>
          <table:table-cell table:number-columns-repeated="1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OUND(127.5*COS([.A209]*2*PI()/360)+127.5;0)" office:value-type="float" office:value="10" calcext:value-type="float">
            <text:p>10</text:p>
          </table:table-cell>
          <table:table-cell table:formula="of:=ROUND(127.5*SIN([.A209]*2*PI()/360)+127.5;0)" office:value-type="float" office:value="78" calcext:value-type="float">
            <text:p>78</text:p>
          </table:table-cell>
          <table:table-cell table:number-columns-repeated="1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OUND(127.5*COS([.A210]*2*PI()/360)+127.5;0)" office:value-type="float" office:value="11" calcext:value-type="float">
            <text:p>11</text:p>
          </table:table-cell>
          <table:table-cell table:formula="of:=ROUND(127.5*SIN([.A210]*2*PI()/360)+127.5;0)"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OUND(127.5*COS([.A211]*2*PI()/360)+127.5;0)" office:value-type="float" office:value="12" calcext:value-type="float">
            <text:p>12</text:p>
          </table:table-cell>
          <table:table-cell table:formula="of:=ROUND(127.5*SIN([.A211]*2*PI()/360)+127.5;0)" office:value-type="float" office:value="74" calcext:value-type="float">
            <text:p>74</text:p>
          </table:table-cell>
          <table:table-cell table:number-columns-repeated="1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OUND(127.5*COS([.A212]*2*PI()/360)+127.5;0)" office:value-type="float" office:value="13" calcext:value-type="float">
            <text:p>13</text:p>
          </table:table-cell>
          <table:table-cell table:formula="of:=ROUND(127.5*SIN([.A212]*2*PI()/360)+127.5;0)" office:value-type="float" office:value="72" calcext:value-type="float">
            <text:p>72</text:p>
          </table:table-cell>
          <table:table-cell table:number-columns-repeated="1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OUND(127.5*COS([.A213]*2*PI()/360)+127.5;0)" office:value-type="float" office:value="14" calcext:value-type="float">
            <text:p>14</text:p>
          </table:table-cell>
          <table:table-cell table:formula="of:=ROUND(127.5*SIN([.A213]*2*PI()/360)+127.5;0)" office:value-type="float" office:value="70" calcext:value-type="float">
            <text:p>70</text:p>
          </table:table-cell>
          <table:table-cell table:number-columns-repeated="1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OUND(127.5*COS([.A214]*2*PI()/360)+127.5;0)" office:value-type="float" office:value="15" calcext:value-type="float">
            <text:p>15</text:p>
          </table:table-cell>
          <table:table-cell table:formula="of:=ROUND(127.5*SIN([.A214]*2*PI()/360)+127.5;0)" office:value-type="float" office:value="68" calcext:value-type="float">
            <text:p>68</text:p>
          </table:table-cell>
          <table:table-cell table:number-columns-repeated="1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OUND(127.5*COS([.A215]*2*PI()/360)+127.5;0)" office:value-type="float" office:value="16" calcext:value-type="float">
            <text:p>16</text:p>
          </table:table-cell>
          <table:table-cell table:formula="of:=ROUND(127.5*SIN([.A215]*2*PI()/360)+127.5;0)" office:value-type="float" office:value="66" calcext:value-type="float">
            <text:p>66</text:p>
          </table:table-cell>
          <table:table-cell table:number-columns-repeated="1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OUND(127.5*COS([.A216]*2*PI()/360)+127.5;0)" office:value-type="float" office:value="17" calcext:value-type="float">
            <text:p>17</text:p>
          </table:table-cell>
          <table:table-cell table:formula="of:=ROUND(127.5*SIN([.A216]*2*PI()/360)+127.5;0)" office:value-type="float" office:value="64" calcext:value-type="float">
            <text:p>64</text:p>
          </table:table-cell>
          <table:table-cell table:number-columns-repeated="1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127.5*COS([.A217]*2*PI()/360)+127.5;0)" office:value-type="float" office:value="18" calcext:value-type="float">
            <text:p>18</text:p>
          </table:table-cell>
          <table:table-cell table:formula="of:=ROUND(127.5*SIN([.A217]*2*PI()/360)+127.5;0)" office:value-type="float" office:value="62" calcext:value-type="float">
            <text:p>62</text:p>
          </table:table-cell>
          <table:table-cell table:number-columns-repeated="1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OUND(127.5*COS([.A218]*2*PI()/360)+127.5;0)" office:value-type="float" office:value="19" calcext:value-type="float">
            <text:p>19</text:p>
          </table:table-cell>
          <table:table-cell table:formula="of:=ROUND(127.5*SIN([.A218]*2*PI()/360)+127.5;0)" office:value-type="float" office:value="60" calcext:value-type="float">
            <text:p>60</text:p>
          </table:table-cell>
          <table:table-cell table:number-columns-repeated="1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OUND(127.5*COS([.A219]*2*PI()/360)+127.5;0)" office:value-type="float" office:value="21" calcext:value-type="float">
            <text:p>21</text:p>
          </table:table-cell>
          <table:table-cell table:formula="of:=ROUND(127.5*SIN([.A219]*2*PI()/360)+127.5;0)" office:value-type="float" office:value="58" calcext:value-type="float">
            <text:p>58</text:p>
          </table:table-cell>
          <table:table-cell table:number-columns-repeated="1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OUND(127.5*COS([.A220]*2*PI()/360)+127.5;0)" office:value-type="float" office:value="22" calcext:value-type="float">
            <text:p>22</text:p>
          </table:table-cell>
          <table:table-cell table:formula="of:=ROUND(127.5*SIN([.A220]*2*PI()/360)+127.5;0)" office:value-type="float" office:value="56" calcext:value-type="float">
            <text:p>56</text:p>
          </table:table-cell>
          <table:table-cell table:number-columns-repeated="1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OUND(127.5*COS([.A221]*2*PI()/360)+127.5;0)" office:value-type="float" office:value="23" calcext:value-type="float">
            <text:p>23</text:p>
          </table:table-cell>
          <table:table-cell table:formula="of:=ROUND(127.5*SIN([.A221]*2*PI()/360)+127.5;0)" office:value-type="float" office:value="54" calcext:value-type="float">
            <text:p>54</text:p>
          </table:table-cell>
          <table:table-cell table:number-columns-repeated="1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OUND(127.5*COS([.A222]*2*PI()/360)+127.5;0)" office:value-type="float" office:value="24" calcext:value-type="float">
            <text:p>24</text:p>
          </table:table-cell>
          <table:table-cell table:formula="of:=ROUND(127.5*SIN([.A222]*2*PI()/360)+127.5;0)"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OUND(127.5*COS([.A223]*2*PI()/360)+127.5;0)" office:value-type="float" office:value="26" calcext:value-type="float">
            <text:p>26</text:p>
          </table:table-cell>
          <table:table-cell table:formula="of:=ROUND(127.5*SIN([.A223]*2*PI()/360)+127.5;0)"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OUND(127.5*COS([.A224]*2*PI()/360)+127.5;0)" office:value-type="float" office:value="27" calcext:value-type="float">
            <text:p>27</text:p>
          </table:table-cell>
          <table:table-cell table:formula="of:=ROUND(127.5*SIN([.A224]*2*PI()/360)+127.5;0)" office:value-type="float" office:value="49" calcext:value-type="float">
            <text:p>49</text:p>
          </table:table-cell>
          <table:table-cell table:number-columns-repeated="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OUND(127.5*COS([.A225]*2*PI()/360)+127.5;0)" office:value-type="float" office:value="28" calcext:value-type="float">
            <text:p>28</text:p>
          </table:table-cell>
          <table:table-cell table:formula="of:=ROUND(127.5*SIN([.A225]*2*PI()/360)+127.5;0)"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OUND(127.5*COS([.A226]*2*PI()/360)+127.5;0)" office:value-type="float" office:value="30" calcext:value-type="float">
            <text:p>30</text:p>
          </table:table-cell>
          <table:table-cell table:formula="of:=ROUND(127.5*SIN([.A226]*2*PI()/360)+127.5;0)"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OUND(127.5*COS([.A227]*2*PI()/360)+127.5;0)" office:value-type="float" office:value="31" calcext:value-type="float">
            <text:p>31</text:p>
          </table:table-cell>
          <table:table-cell table:formula="of:=ROUND(127.5*SIN([.A227]*2*PI()/360)+127.5;0)"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OUND(127.5*COS([.A228]*2*PI()/360)+127.5;0)" office:value-type="float" office:value="33" calcext:value-type="float">
            <text:p>33</text:p>
          </table:table-cell>
          <table:table-cell table:formula="of:=ROUND(127.5*SIN([.A228]*2*PI()/360)+127.5;0)"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OUND(127.5*COS([.A229]*2*PI()/360)+127.5;0)" office:value-type="float" office:value="34" calcext:value-type="float">
            <text:p>34</text:p>
          </table:table-cell>
          <table:table-cell table:formula="of:=ROUND(127.5*SIN([.A229]*2*PI()/360)+127.5;0)" office:value-type="float" office:value="41" calcext:value-type="float">
            <text:p>41</text:p>
          </table:table-cell>
          <table:table-cell table:number-columns-repeated="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(127.5*COS([.A230]*2*PI()/360)+127.5;0)" office:value-type="float" office:value="36" calcext:value-type="float">
            <text:p>36</text:p>
          </table:table-cell>
          <table:table-cell table:formula="of:=ROUND(127.5*SIN([.A230]*2*PI()/360)+127.5;0)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OUND(127.5*COS([.A231]*2*PI()/360)+127.5;0)" office:value-type="float" office:value="37" calcext:value-type="float">
            <text:p>37</text:p>
          </table:table-cell>
          <table:table-cell table:formula="of:=ROUND(127.5*SIN([.A231]*2*PI()/360)+127.5;0)" office:value-type="float" office:value="37" calcext:value-type="float">
            <text:p>37</text:p>
          </table:table-cell>
          <table:table-cell table:number-columns-repeated="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OUND(127.5*COS([.A232]*2*PI()/360)+127.5;0)" office:value-type="float" office:value="39" calcext:value-type="float">
            <text:p>39</text:p>
          </table:table-cell>
          <table:table-cell table:formula="of:=ROUND(127.5*SIN([.A232]*2*PI()/360)+127.5;0)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OUND(127.5*COS([.A233]*2*PI()/360)+127.5;0)" office:value-type="float" office:value="41" calcext:value-type="float">
            <text:p>41</text:p>
          </table:table-cell>
          <table:table-cell table:formula="of:=ROUND(127.5*SIN([.A233]*2*PI()/360)+127.5;0)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OUND(127.5*COS([.A234]*2*PI()/360)+127.5;0)" office:value-type="float" office:value="42" calcext:value-type="float">
            <text:p>42</text:p>
          </table:table-cell>
          <table:table-cell table:formula="of:=ROUND(127.5*SIN([.A234]*2*PI()/360)+127.5;0)"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OUND(127.5*COS([.A235]*2*PI()/360)+127.5;0)" office:value-type="float" office:value="44" calcext:value-type="float">
            <text:p>44</text:p>
          </table:table-cell>
          <table:table-cell table:formula="of:=ROUND(127.5*SIN([.A235]*2*PI()/360)+127.5;0)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OUND(127.5*COS([.A236]*2*PI()/360)+127.5;0)" office:value-type="float" office:value="46" calcext:value-type="float">
            <text:p>46</text:p>
          </table:table-cell>
          <table:table-cell table:formula="of:=ROUND(127.5*SIN([.A236]*2*PI()/360)+127.5;0)"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OUND(127.5*COS([.A237]*2*PI()/360)+127.5;0)" office:value-type="float" office:value="47" calcext:value-type="float">
            <text:p>47</text:p>
          </table:table-cell>
          <table:table-cell table:formula="of:=ROUND(127.5*SIN([.A237]*2*PI()/360)+127.5;0)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OUND(127.5*COS([.A238]*2*PI()/360)+127.5;0)" office:value-type="float" office:value="49" calcext:value-type="float">
            <text:p>49</text:p>
          </table:table-cell>
          <table:table-cell table:formula="of:=ROUND(127.5*SIN([.A238]*2*PI()/360)+127.5;0)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OUND(127.5*COS([.A239]*2*PI()/360)+127.5;0)" office:value-type="float" office:value="51" calcext:value-type="float">
            <text:p>51</text:p>
          </table:table-cell>
          <table:table-cell table:formula="of:=ROUND(127.5*SIN([.A239]*2*PI()/360)+127.5;0)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OUND(127.5*COS([.A240]*2*PI()/360)+127.5;0)" office:value-type="float" office:value="53" calcext:value-type="float">
            <text:p>53</text:p>
          </table:table-cell>
          <table:table-cell table:formula="of:=ROUND(127.5*SIN([.A240]*2*PI()/360)+127.5;0)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OUND(127.5*COS([.A241]*2*PI()/360)+127.5;0)" office:value-type="float" office:value="54" calcext:value-type="float">
            <text:p>54</text:p>
          </table:table-cell>
          <table:table-cell table:formula="of:=ROUND(127.5*SIN([.A241]*2*PI()/360)+127.5;0)"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OUND(127.5*COS([.A242]*2*PI()/360)+127.5;0)" office:value-type="float" office:value="56" calcext:value-type="float">
            <text:p>56</text:p>
          </table:table-cell>
          <table:table-cell table:formula="of:=ROUND(127.5*SIN([.A242]*2*PI()/360)+127.5;0)"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OUND(127.5*COS([.A243]*2*PI()/360)+127.5;0)" office:value-type="float" office:value="58" calcext:value-type="float">
            <text:p>58</text:p>
          </table:table-cell>
          <table:table-cell table:formula="of:=ROUND(127.5*SIN([.A243]*2*PI()/360)+127.5;0)" office:value-type="float" office:value="21" calcext:value-type="float">
            <text:p>21</text:p>
          </table:table-cell>
          <table:table-cell table:number-columns-repeated="1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OUND(127.5*COS([.A244]*2*PI()/360)+127.5;0)" office:value-type="float" office:value="60" calcext:value-type="float">
            <text:p>60</text:p>
          </table:table-cell>
          <table:table-cell table:formula="of:=ROUND(127.5*SIN([.A244]*2*PI()/360)+127.5;0)" office:value-type="float" office:value="19" calcext:value-type="float">
            <text:p>19</text:p>
          </table:table-cell>
          <table:table-cell table:number-columns-repeated="1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OUND(127.5*COS([.A245]*2*PI()/360)+127.5;0)" office:value-type="float" office:value="62" calcext:value-type="float">
            <text:p>62</text:p>
          </table:table-cell>
          <table:table-cell table:formula="of:=ROUND(127.5*SIN([.A245]*2*PI()/360)+127.5;0)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OUND(127.5*COS([.A246]*2*PI()/360)+127.5;0)" office:value-type="float" office:value="64" calcext:value-type="float">
            <text:p>64</text:p>
          </table:table-cell>
          <table:table-cell table:formula="of:=ROUND(127.5*SIN([.A246]*2*PI()/360)+127.5;0)"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127.5*COS([.A247]*2*PI()/360)+127.5;0)" office:value-type="float" office:value="66" calcext:value-type="float">
            <text:p>66</text:p>
          </table:table-cell>
          <table:table-cell table:formula="of:=ROUND(127.5*SIN([.A247]*2*PI()/360)+127.5;0)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OUND(127.5*COS([.A248]*2*PI()/360)+127.5;0)" office:value-type="float" office:value="68" calcext:value-type="float">
            <text:p>68</text:p>
          </table:table-cell>
          <table:table-cell table:formula="of:=ROUND(127.5*SIN([.A248]*2*PI()/360)+127.5;0)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OUND(127.5*COS([.A249]*2*PI()/360)+127.5;0)" office:value-type="float" office:value="70" calcext:value-type="float">
            <text:p>70</text:p>
          </table:table-cell>
          <table:table-cell table:formula="of:=ROUND(127.5*SIN([.A249]*2*PI()/360)+127.5;0)"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OUND(127.5*COS([.A250]*2*PI()/360)+127.5;0)" office:value-type="float" office:value="72" calcext:value-type="float">
            <text:p>72</text:p>
          </table:table-cell>
          <table:table-cell table:formula="of:=ROUND(127.5*SIN([.A250]*2*PI()/360)+127.5;0)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OUND(127.5*COS([.A251]*2*PI()/360)+127.5;0)" office:value-type="float" office:value="74" calcext:value-type="float">
            <text:p>74</text:p>
          </table:table-cell>
          <table:table-cell table:formula="of:=ROUND(127.5*SIN([.A251]*2*PI()/360)+127.5;0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OUND(127.5*COS([.A252]*2*PI()/360)+127.5;0)" office:value-type="float" office:value="76" calcext:value-type="float">
            <text:p>76</text:p>
          </table:table-cell>
          <table:table-cell table:formula="of:=ROUND(127.5*SIN([.A252]*2*PI()/360)+127.5;0)"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OUND(127.5*COS([.A253]*2*PI()/360)+127.5;0)" office:value-type="float" office:value="78" calcext:value-type="float">
            <text:p>78</text:p>
          </table:table-cell>
          <table:table-cell table:formula="of:=ROUND(127.5*SIN([.A253]*2*PI()/360)+127.5;0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OUND(127.5*COS([.A254]*2*PI()/360)+127.5;0)" office:value-type="float" office:value="80" calcext:value-type="float">
            <text:p>80</text:p>
          </table:table-cell>
          <table:table-cell table:formula="of:=ROUND(127.5*SIN([.A254]*2*PI()/360)+127.5;0)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OUND(127.5*COS([.A255]*2*PI()/360)+127.5;0)" office:value-type="float" office:value="82" calcext:value-type="float">
            <text:p>82</text:p>
          </table:table-cell>
          <table:table-cell table:formula="of:=ROUND(127.5*SIN([.A255]*2*PI()/360)+127.5;0)"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(127.5*COS([.A256]*2*PI()/360)+127.5;0)" office:value-type="float" office:value="84" calcext:value-type="float">
            <text:p>84</text:p>
          </table:table-cell>
          <table:table-cell table:formula="of:=ROUND(127.5*SIN([.A256]*2*PI()/360)+127.5;0)"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OUND(127.5*COS([.A257]*2*PI()/360)+127.5;0)" office:value-type="float" office:value="86" calcext:value-type="float">
            <text:p>86</text:p>
          </table:table-cell>
          <table:table-cell table:formula="of:=ROUND(127.5*SIN([.A257]*2*PI()/360)+127.5;0)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OUND(127.5*COS([.A258]*2*PI()/360)+127.5;0)" office:value-type="float" office:value="88" calcext:value-type="float">
            <text:p>88</text:p>
          </table:table-cell>
          <table:table-cell table:formula="of:=ROUND(127.5*SIN([.A258]*2*PI()/360)+127.5;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OUND(127.5*COS([.A259]*2*PI()/360)+127.5;0)" office:value-type="float" office:value="90" calcext:value-type="float">
            <text:p>90</text:p>
          </table:table-cell>
          <table:table-cell table:formula="of:=ROUND(127.5*SIN([.A259]*2*PI()/360)+127.5;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OUND(127.5*COS([.A260]*2*PI()/360)+127.5;0)" office:value-type="float" office:value="92" calcext:value-type="float">
            <text:p>92</text:p>
          </table:table-cell>
          <table:table-cell table:formula="of:=ROUND(127.5*SIN([.A260]*2*PI()/360)+127.5;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OUND(127.5*COS([.A261]*2*PI()/360)+127.5;0)" office:value-type="float" office:value="95" calcext:value-type="float">
            <text:p>95</text:p>
          </table:table-cell>
          <table:table-cell table:formula="of:=ROUND(127.5*SIN([.A261]*2*PI()/360)+127.5;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OUND(127.5*COS([.A262]*2*PI()/360)+127.5;0)" office:value-type="float" office:value="97" calcext:value-type="float">
            <text:p>97</text:p>
          </table:table-cell>
          <table:table-cell table:formula="of:=ROUND(127.5*SIN([.A262]*2*PI()/360)+127.5;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ROUND(127.5*COS([.A263]*2*PI()/360)+127.5;0)" office:value-type="float" office:value="99" calcext:value-type="float">
            <text:p>99</text:p>
          </table:table-cell>
          <table:table-cell table:formula="of:=ROUND(127.5*SIN([.A263]*2*PI()/360)+127.5;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ROUND(127.5*COS([.A264]*2*PI()/360)+127.5;0)" office:value-type="float" office:value="101" calcext:value-type="float">
            <text:p>101</text:p>
          </table:table-cell>
          <table:table-cell table:formula="of:=ROUND(127.5*SIN([.A264]*2*PI()/360)+127.5;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ROUND(127.5*COS([.A265]*2*PI()/360)+127.5;0)" office:value-type="float" office:value="103" calcext:value-type="float">
            <text:p>103</text:p>
          </table:table-cell>
          <table:table-cell table:formula="of:=ROUND(127.5*SIN([.A265]*2*PI()/360)+127.5;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ROUND(127.5*COS([.A266]*2*PI()/360)+127.5;0)" office:value-type="float" office:value="105" calcext:value-type="float">
            <text:p>105</text:p>
          </table:table-cell>
          <table:table-cell table:formula="of:=ROUND(127.5*SIN([.A266]*2*PI()/360)+127.5;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ROUND(127.5*COS([.A267]*2*PI()/360)+127.5;0)" office:value-type="float" office:value="108" calcext:value-type="float">
            <text:p>108</text:p>
          </table:table-cell>
          <table:table-cell table:formula="of:=ROUND(127.5*SIN([.A267]*2*PI()/360)+127.5;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ROUND(127.5*COS([.A268]*2*PI()/360)+127.5;0)" office:value-type="float" office:value="110" calcext:value-type="float">
            <text:p>110</text:p>
          </table:table-cell>
          <table:table-cell table:formula="of:=ROUND(127.5*SIN([.A268]*2*PI()/360)+127.5;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ROUND(127.5*COS([.A269]*2*PI()/360)+127.5;0)" office:value-type="float" office:value="112" calcext:value-type="float">
            <text:p>112</text:p>
          </table:table-cell>
          <table:table-cell table:formula="of:=ROUND(127.5*SIN([.A269]*2*PI()/360)+127.5;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ROUND(127.5*COS([.A270]*2*PI()/360)+127.5;0)" office:value-type="float" office:value="114" calcext:value-type="float">
            <text:p>114</text:p>
          </table:table-cell>
          <table:table-cell table:formula="of:=ROUND(127.5*SIN([.A270]*2*PI()/360)+127.5;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ROUND(127.5*COS([.A271]*2*PI()/360)+127.5;0)" office:value-type="float" office:value="116" calcext:value-type="float">
            <text:p>116</text:p>
          </table:table-cell>
          <table:table-cell table:formula="of:=ROUND(127.5*SIN([.A271]*2*PI()/360)+127.5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ROUND(127.5*COS([.A272]*2*PI()/360)+127.5;0)" office:value-type="float" office:value="119" calcext:value-type="float">
            <text:p>119</text:p>
          </table:table-cell>
          <table:table-cell table:formula="of:=ROUND(127.5*SIN([.A272]*2*PI()/360)+127.5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ROUND(127.5*COS([.A273]*2*PI()/360)+127.5;0)" office:value-type="float" office:value="121" calcext:value-type="float">
            <text:p>121</text:p>
          </table:table-cell>
          <table:table-cell table:formula="of:=ROUND(127.5*SIN([.A273]*2*PI()/360)+127.5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ROUND(127.5*COS([.A274]*2*PI()/360)+127.5;0)" office:value-type="float" office:value="123" calcext:value-type="float">
            <text:p>123</text:p>
          </table:table-cell>
          <table:table-cell table:formula="of:=ROUND(127.5*SIN([.A274]*2*PI()/360)+127.5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ROUND(127.5*COS([.A275]*2*PI()/360)+127.5;0)" office:value-type="float" office:value="125" calcext:value-type="float">
            <text:p>125</text:p>
          </table:table-cell>
          <table:table-cell table:formula="of:=ROUND(127.5*SIN([.A275]*2*PI()/360)+127.5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ROUND(127.5*COS([.A276]*2*PI()/360)+127.5;0)" office:value-type="float" office:value="128" calcext:value-type="float">
            <text:p>128</text:p>
          </table:table-cell>
          <table:table-cell table:formula="of:=ROUND(127.5*SIN([.A276]*2*PI()/360)+127.5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ROUND(127.5*COS([.A277]*2*PI()/360)+127.5;0)" office:value-type="float" office:value="130" calcext:value-type="float">
            <text:p>130</text:p>
          </table:table-cell>
          <table:table-cell table:formula="of:=ROUND(127.5*SIN([.A277]*2*PI()/360)+127.5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ROUND(127.5*COS([.A278]*2*PI()/360)+127.5;0)" office:value-type="float" office:value="132" calcext:value-type="float">
            <text:p>132</text:p>
          </table:table-cell>
          <table:table-cell table:formula="of:=ROUND(127.5*SIN([.A278]*2*PI()/360)+127.5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ROUND(127.5*COS([.A279]*2*PI()/360)+127.5;0)" office:value-type="float" office:value="134" calcext:value-type="float">
            <text:p>134</text:p>
          </table:table-cell>
          <table:table-cell table:formula="of:=ROUND(127.5*SIN([.A279]*2*PI()/360)+127.5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ROUND(127.5*COS([.A280]*2*PI()/360)+127.5;0)" office:value-type="float" office:value="136" calcext:value-type="float">
            <text:p>136</text:p>
          </table:table-cell>
          <table:table-cell table:formula="of:=ROUND(127.5*SIN([.A280]*2*PI()/360)+127.5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ROUND(127.5*COS([.A281]*2*PI()/360)+127.5;0)" office:value-type="float" office:value="139" calcext:value-type="float">
            <text:p>139</text:p>
          </table:table-cell>
          <table:table-cell table:formula="of:=ROUND(127.5*SIN([.A281]*2*PI()/360)+127.5;0)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ROUND(127.5*COS([.A282]*2*PI()/360)+127.5;0)" office:value-type="float" office:value="141" calcext:value-type="float">
            <text:p>141</text:p>
          </table:table-cell>
          <table:table-cell table:formula="of:=ROUND(127.5*SIN([.A282]*2*PI()/360)+127.5;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ROUND(127.5*COS([.A283]*2*PI()/360)+127.5;0)" office:value-type="float" office:value="143" calcext:value-type="float">
            <text:p>143</text:p>
          </table:table-cell>
          <table:table-cell table:formula="of:=ROUND(127.5*SIN([.A283]*2*PI()/360)+127.5;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ROUND(127.5*COS([.A284]*2*PI()/360)+127.5;0)" office:value-type="float" office:value="145" calcext:value-type="float">
            <text:p>145</text:p>
          </table:table-cell>
          <table:table-cell table:formula="of:=ROUND(127.5*SIN([.A284]*2*PI()/360)+127.5;0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ROUND(127.5*COS([.A285]*2*PI()/360)+127.5;0)" office:value-type="float" office:value="147" calcext:value-type="float">
            <text:p>147</text:p>
          </table:table-cell>
          <table:table-cell table:formula="of:=ROUND(127.5*SIN([.A285]*2*PI()/360)+127.5;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ROUND(127.5*COS([.A286]*2*PI()/360)+127.5;0)" office:value-type="float" office:value="150" calcext:value-type="float">
            <text:p>150</text:p>
          </table:table-cell>
          <table:table-cell table:formula="of:=ROUND(127.5*SIN([.A286]*2*PI()/360)+127.5;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ROUND(127.5*COS([.A287]*2*PI()/360)+127.5;0)" office:value-type="float" office:value="152" calcext:value-type="float">
            <text:p>152</text:p>
          </table:table-cell>
          <table:table-cell table:formula="of:=ROUND(127.5*SIN([.A287]*2*PI()/360)+127.5;0)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ROUND(127.5*COS([.A288]*2*PI()/360)+127.5;0)" office:value-type="float" office:value="154" calcext:value-type="float">
            <text:p>154</text:p>
          </table:table-cell>
          <table:table-cell table:formula="of:=ROUND(127.5*SIN([.A288]*2*PI()/360)+127.5;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ROUND(127.5*COS([.A289]*2*PI()/360)+127.5;0)" office:value-type="float" office:value="156" calcext:value-type="float">
            <text:p>156</text:p>
          </table:table-cell>
          <table:table-cell table:formula="of:=ROUND(127.5*SIN([.A289]*2*PI()/360)+127.5;0)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ROUND(127.5*COS([.A290]*2*PI()/360)+127.5;0)" office:value-type="float" office:value="158" calcext:value-type="float">
            <text:p>158</text:p>
          </table:table-cell>
          <table:table-cell table:formula="of:=ROUND(127.5*SIN([.A290]*2*PI()/360)+127.5;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ROUND(127.5*COS([.A291]*2*PI()/360)+127.5;0)" office:value-type="float" office:value="160" calcext:value-type="float">
            <text:p>160</text:p>
          </table:table-cell>
          <table:table-cell table:formula="of:=ROUND(127.5*SIN([.A291]*2*PI()/360)+127.5;0)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ROUND(127.5*COS([.A292]*2*PI()/360)+127.5;0)" office:value-type="float" office:value="163" calcext:value-type="float">
            <text:p>163</text:p>
          </table:table-cell>
          <table:table-cell table:formula="of:=ROUND(127.5*SIN([.A292]*2*PI()/360)+127.5;0)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ROUND(127.5*COS([.A293]*2*PI()/360)+127.5;0)" office:value-type="float" office:value="165" calcext:value-type="float">
            <text:p>165</text:p>
          </table:table-cell>
          <table:table-cell table:formula="of:=ROUND(127.5*SIN([.A293]*2*PI()/360)+127.5;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ROUND(127.5*COS([.A294]*2*PI()/360)+127.5;0)" office:value-type="float" office:value="167" calcext:value-type="float">
            <text:p>167</text:p>
          </table:table-cell>
          <table:table-cell table:formula="of:=ROUND(127.5*SIN([.A294]*2*PI()/360)+127.5;0)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ROUND(127.5*COS([.A295]*2*PI()/360)+127.5;0)" office:value-type="float" office:value="169" calcext:value-type="float">
            <text:p>169</text:p>
          </table:table-cell>
          <table:table-cell table:formula="of:=ROUND(127.5*SIN([.A295]*2*PI()/360)+127.5;0)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ROUND(127.5*COS([.A296]*2*PI()/360)+127.5;0)" office:value-type="float" office:value="171" calcext:value-type="float">
            <text:p>171</text:p>
          </table:table-cell>
          <table:table-cell table:formula="of:=ROUND(127.5*SIN([.A296]*2*PI()/360)+127.5;0)"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ROUND(127.5*COS([.A297]*2*PI()/360)+127.5;0)" office:value-type="float" office:value="173" calcext:value-type="float">
            <text:p>173</text:p>
          </table:table-cell>
          <table:table-cell table:formula="of:=ROUND(127.5*SIN([.A297]*2*PI()/360)+127.5;0)"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ROUND(127.5*COS([.A298]*2*PI()/360)+127.5;0)" office:value-type="float" office:value="175" calcext:value-type="float">
            <text:p>175</text:p>
          </table:table-cell>
          <table:table-cell table:formula="of:=ROUND(127.5*SIN([.A298]*2*PI()/360)+127.5;0)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ROUND(127.5*COS([.A299]*2*PI()/360)+127.5;0)" office:value-type="float" office:value="177" calcext:value-type="float">
            <text:p>177</text:p>
          </table:table-cell>
          <table:table-cell table:formula="of:=ROUND(127.5*SIN([.A299]*2*PI()/360)+127.5;0)"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ROUND(127.5*COS([.A300]*2*PI()/360)+127.5;0)" office:value-type="float" office:value="179" calcext:value-type="float">
            <text:p>179</text:p>
          </table:table-cell>
          <table:table-cell table:formula="of:=ROUND(127.5*SIN([.A300]*2*PI()/360)+127.5;0)"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ROUND(127.5*COS([.A301]*2*PI()/360)+127.5;0)" office:value-type="float" office:value="181" calcext:value-type="float">
            <text:p>181</text:p>
          </table:table-cell>
          <table:table-cell table:formula="of:=ROUND(127.5*SIN([.A301]*2*PI()/360)+127.5;0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ROUND(127.5*COS([.A302]*2*PI()/360)+127.5;0)" office:value-type="float" office:value="183" calcext:value-type="float">
            <text:p>183</text:p>
          </table:table-cell>
          <table:table-cell table:formula="of:=ROUND(127.5*SIN([.A302]*2*PI()/360)+127.5;0)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ROUND(127.5*COS([.A303]*2*PI()/360)+127.5;0)" office:value-type="float" office:value="185" calcext:value-type="float">
            <text:p>185</text:p>
          </table:table-cell>
          <table:table-cell table:formula="of:=ROUND(127.5*SIN([.A303]*2*PI()/360)+127.5;0)"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ROUND(127.5*COS([.A304]*2*PI()/360)+127.5;0)" office:value-type="float" office:value="187" calcext:value-type="float">
            <text:p>187</text:p>
          </table:table-cell>
          <table:table-cell table:formula="of:=ROUND(127.5*SIN([.A304]*2*PI()/360)+127.5;0)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ROUND(127.5*COS([.A305]*2*PI()/360)+127.5;0)" office:value-type="float" office:value="189" calcext:value-type="float">
            <text:p>189</text:p>
          </table:table-cell>
          <table:table-cell table:formula="of:=ROUND(127.5*SIN([.A305]*2*PI()/360)+127.5;0)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OUND(127.5*COS([.A306]*2*PI()/360)+127.5;0)" office:value-type="float" office:value="191" calcext:value-type="float">
            <text:p>191</text:p>
          </table:table-cell>
          <table:table-cell table:formula="of:=ROUND(127.5*SIN([.A306]*2*PI()/360)+127.5;0)"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ROUND(127.5*COS([.A307]*2*PI()/360)+127.5;0)" office:value-type="float" office:value="193" calcext:value-type="float">
            <text:p>193</text:p>
          </table:table-cell>
          <table:table-cell table:formula="of:=ROUND(127.5*SIN([.A307]*2*PI()/360)+127.5;0)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ROUND(127.5*COS([.A308]*2*PI()/360)+127.5;0)" office:value-type="float" office:value="195" calcext:value-type="float">
            <text:p>195</text:p>
          </table:table-cell>
          <table:table-cell table:formula="of:=ROUND(127.5*SIN([.A308]*2*PI()/360)+127.5;0)" office:value-type="float" office:value="19" calcext:value-type="float">
            <text:p>19</text:p>
          </table:table-cell>
          <table:table-cell table:number-columns-repeated="18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ROUND(127.5*COS([.A309]*2*PI()/360)+127.5;0)" office:value-type="float" office:value="197" calcext:value-type="float">
            <text:p>197</text:p>
          </table:table-cell>
          <table:table-cell table:formula="of:=ROUND(127.5*SIN([.A309]*2*PI()/360)+127.5;0)" office:value-type="float" office:value="21" calcext:value-type="float">
            <text:p>21</text:p>
          </table:table-cell>
          <table:table-cell table:number-columns-repeated="18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ROUND(127.5*COS([.A310]*2*PI()/360)+127.5;0)" office:value-type="float" office:value="199" calcext:value-type="float">
            <text:p>199</text:p>
          </table:table-cell>
          <table:table-cell table:formula="of:=ROUND(127.5*SIN([.A310]*2*PI()/360)+127.5;0)"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ROUND(127.5*COS([.A311]*2*PI()/360)+127.5;0)" office:value-type="float" office:value="201" calcext:value-type="float">
            <text:p>201</text:p>
          </table:table-cell>
          <table:table-cell table:formula="of:=ROUND(127.5*SIN([.A311]*2*PI()/360)+127.5;0)"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ROUND(127.5*COS([.A312]*2*PI()/360)+127.5;0)" office:value-type="float" office:value="202" calcext:value-type="float">
            <text:p>202</text:p>
          </table:table-cell>
          <table:table-cell table:formula="of:=ROUND(127.5*SIN([.A312]*2*PI()/360)+127.5;0)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ROUND(127.5*COS([.A313]*2*PI()/360)+127.5;0)" office:value-type="float" office:value="204" calcext:value-type="float">
            <text:p>204</text:p>
          </table:table-cell>
          <table:table-cell table:formula="of:=ROUND(127.5*SIN([.A313]*2*PI()/360)+127.5;0)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ROUND(127.5*COS([.A314]*2*PI()/360)+127.5;0)" office:value-type="float" office:value="206" calcext:value-type="float">
            <text:p>206</text:p>
          </table:table-cell>
          <table:table-cell table:formula="of:=ROUND(127.5*SIN([.A314]*2*PI()/360)+127.5;0)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ROUND(127.5*COS([.A315]*2*PI()/360)+127.5;0)" office:value-type="float" office:value="208" calcext:value-type="float">
            <text:p>208</text:p>
          </table:table-cell>
          <table:table-cell table:formula="of:=ROUND(127.5*SIN([.A315]*2*PI()/360)+127.5;0)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ROUND(127.5*COS([.A316]*2*PI()/360)+127.5;0)" office:value-type="float" office:value="209" calcext:value-type="float">
            <text:p>209</text:p>
          </table:table-cell>
          <table:table-cell table:formula="of:=ROUND(127.5*SIN([.A316]*2*PI()/360)+127.5;0)"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ROUND(127.5*COS([.A317]*2*PI()/360)+127.5;0)" office:value-type="float" office:value="211" calcext:value-type="float">
            <text:p>211</text:p>
          </table:table-cell>
          <table:table-cell table:formula="of:=ROUND(127.5*SIN([.A317]*2*PI()/360)+127.5;0)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ROUND(127.5*COS([.A318]*2*PI()/360)+127.5;0)" office:value-type="float" office:value="213" calcext:value-type="float">
            <text:p>213</text:p>
          </table:table-cell>
          <table:table-cell table:formula="of:=ROUND(127.5*SIN([.A318]*2*PI()/360)+127.5;0)" office:value-type="float" office:value="33" calcext:value-type="float">
            <text:p>33</text:p>
          </table:table-cell>
          <table:table-cell table:number-columns-repeated="18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ROUND(127.5*COS([.A319]*2*PI()/360)+127.5;0)" office:value-type="float" office:value="214" calcext:value-type="float">
            <text:p>214</text:p>
          </table:table-cell>
          <table:table-cell table:formula="of:=ROUND(127.5*SIN([.A319]*2*PI()/360)+127.5;0)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ROUND(127.5*COS([.A320]*2*PI()/360)+127.5;0)" office:value-type="float" office:value="216" calcext:value-type="float">
            <text:p>216</text:p>
          </table:table-cell>
          <table:table-cell table:formula="of:=ROUND(127.5*SIN([.A320]*2*PI()/360)+127.5;0)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ROUND(127.5*COS([.A321]*2*PI()/360)+127.5;0)" office:value-type="float" office:value="218" calcext:value-type="float">
            <text:p>218</text:p>
          </table:table-cell>
          <table:table-cell table:formula="of:=ROUND(127.5*SIN([.A321]*2*PI()/360)+127.5;0)" office:value-type="float" office:value="37" calcext:value-type="float">
            <text:p>37</text:p>
          </table:table-cell>
          <table:table-cell table:number-columns-repeated="18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ROUND(127.5*COS([.A322]*2*PI()/360)+127.5;0)" office:value-type="float" office:value="219" calcext:value-type="float">
            <text:p>219</text:p>
          </table:table-cell>
          <table:table-cell table:formula="of:=ROUND(127.5*SIN([.A322]*2*PI()/360)+127.5;0)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ROUND(127.5*COS([.A323]*2*PI()/360)+127.5;0)" office:value-type="float" office:value="221" calcext:value-type="float">
            <text:p>221</text:p>
          </table:table-cell>
          <table:table-cell table:formula="of:=ROUND(127.5*SIN([.A323]*2*PI()/360)+127.5;0)" office:value-type="float" office:value="41" calcext:value-type="float">
            <text:p>41</text:p>
          </table:table-cell>
          <table:table-cell table:number-columns-repeated="18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ROUND(127.5*COS([.A324]*2*PI()/360)+127.5;0)" office:value-type="float" office:value="222" calcext:value-type="float">
            <text:p>222</text:p>
          </table:table-cell>
          <table:table-cell table:formula="of:=ROUND(127.5*SIN([.A324]*2*PI()/360)+127.5;0)"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ROUND(127.5*COS([.A325]*2*PI()/360)+127.5;0)" office:value-type="float" office:value="224" calcext:value-type="float">
            <text:p>224</text:p>
          </table:table-cell>
          <table:table-cell table:formula="of:=ROUND(127.5*SIN([.A325]*2*PI()/360)+127.5;0)"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ROUND(127.5*COS([.A326]*2*PI()/360)+127.5;0)" office:value-type="float" office:value="225" calcext:value-type="float">
            <text:p>225</text:p>
          </table:table-cell>
          <table:table-cell table:formula="of:=ROUND(127.5*SIN([.A326]*2*PI()/360)+127.5;0)"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ROUND(127.5*COS([.A327]*2*PI()/360)+127.5;0)" office:value-type="float" office:value="227" calcext:value-type="float">
            <text:p>227</text:p>
          </table:table-cell>
          <table:table-cell table:formula="of:=ROUND(127.5*SIN([.A327]*2*PI()/360)+127.5;0)"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ROUND(127.5*COS([.A328]*2*PI()/360)+127.5;0)" office:value-type="float" office:value="228" calcext:value-type="float">
            <text:p>228</text:p>
          </table:table-cell>
          <table:table-cell table:formula="of:=ROUND(127.5*SIN([.A328]*2*PI()/360)+127.5;0)" office:value-type="float" office:value="49" calcext:value-type="float">
            <text:p>49</text:p>
          </table:table-cell>
          <table:table-cell table:number-columns-repeated="18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ROUND(127.5*COS([.A329]*2*PI()/360)+127.5;0)" office:value-type="float" office:value="229" calcext:value-type="float">
            <text:p>229</text:p>
          </table:table-cell>
          <table:table-cell table:formula="of:=ROUND(127.5*SIN([.A329]*2*PI()/360)+127.5;0)"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ROUND(127.5*COS([.A330]*2*PI()/360)+127.5;0)" office:value-type="float" office:value="231" calcext:value-type="float">
            <text:p>231</text:p>
          </table:table-cell>
          <table:table-cell table:formula="of:=ROUND(127.5*SIN([.A330]*2*PI()/360)+127.5;0)"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OUND(127.5*COS([.A331]*2*PI()/360)+127.5;0)" office:value-type="float" office:value="232" calcext:value-type="float">
            <text:p>232</text:p>
          </table:table-cell>
          <table:table-cell table:formula="of:=ROUND(127.5*SIN([.A331]*2*PI()/360)+127.5;0)" office:value-type="float" office:value="54" calcext:value-type="float">
            <text:p>54</text:p>
          </table:table-cell>
          <table:table-cell table:number-columns-repeated="18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ROUND(127.5*COS([.A332]*2*PI()/360)+127.5;0)" office:value-type="float" office:value="233" calcext:value-type="float">
            <text:p>233</text:p>
          </table:table-cell>
          <table:table-cell table:formula="of:=ROUND(127.5*SIN([.A332]*2*PI()/360)+127.5;0)" office:value-type="float" office:value="56" calcext:value-type="float">
            <text:p>56</text:p>
          </table:table-cell>
          <table:table-cell table:number-columns-repeated="18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ROUND(127.5*COS([.A333]*2*PI()/360)+127.5;0)" office:value-type="float" office:value="234" calcext:value-type="float">
            <text:p>234</text:p>
          </table:table-cell>
          <table:table-cell table:formula="of:=ROUND(127.5*SIN([.A333]*2*PI()/360)+127.5;0)" office:value-type="float" office:value="58" calcext:value-type="float">
            <text:p>58</text:p>
          </table:table-cell>
          <table:table-cell table:number-columns-repeated="18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ROUND(127.5*COS([.A334]*2*PI()/360)+127.5;0)" office:value-type="float" office:value="236" calcext:value-type="float">
            <text:p>236</text:p>
          </table:table-cell>
          <table:table-cell table:formula="of:=ROUND(127.5*SIN([.A334]*2*PI()/360)+127.5;0)" office:value-type="float" office:value="60" calcext:value-type="float">
            <text:p>60</text:p>
          </table:table-cell>
          <table:table-cell table:number-columns-repeated="18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ROUND(127.5*COS([.A335]*2*PI()/360)+127.5;0)" office:value-type="float" office:value="237" calcext:value-type="float">
            <text:p>237</text:p>
          </table:table-cell>
          <table:table-cell table:formula="of:=ROUND(127.5*SIN([.A335]*2*PI()/360)+127.5;0)" office:value-type="float" office:value="62" calcext:value-type="float">
            <text:p>62</text:p>
          </table:table-cell>
          <table:table-cell table:number-columns-repeated="18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ROUND(127.5*COS([.A336]*2*PI()/360)+127.5;0)" office:value-type="float" office:value="238" calcext:value-type="float">
            <text:p>238</text:p>
          </table:table-cell>
          <table:table-cell table:formula="of:=ROUND(127.5*SIN([.A336]*2*PI()/360)+127.5;0)" office:value-type="float" office:value="64" calcext:value-type="float">
            <text:p>64</text:p>
          </table:table-cell>
          <table:table-cell table:number-columns-repeated="18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ROUND(127.5*COS([.A337]*2*PI()/360)+127.5;0)" office:value-type="float" office:value="239" calcext:value-type="float">
            <text:p>239</text:p>
          </table:table-cell>
          <table:table-cell table:formula="of:=ROUND(127.5*SIN([.A337]*2*PI()/360)+127.5;0)" office:value-type="float" office:value="66" calcext:value-type="float">
            <text:p>66</text:p>
          </table:table-cell>
          <table:table-cell table:number-columns-repeated="18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ROUND(127.5*COS([.A338]*2*PI()/360)+127.5;0)" office:value-type="float" office:value="240" calcext:value-type="float">
            <text:p>240</text:p>
          </table:table-cell>
          <table:table-cell table:formula="of:=ROUND(127.5*SIN([.A338]*2*PI()/360)+127.5;0)" office:value-type="float" office:value="68" calcext:value-type="float">
            <text:p>68</text:p>
          </table:table-cell>
          <table:table-cell table:number-columns-repeated="18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ROUND(127.5*COS([.A339]*2*PI()/360)+127.5;0)" office:value-type="float" office:value="241" calcext:value-type="float">
            <text:p>241</text:p>
          </table:table-cell>
          <table:table-cell table:formula="of:=ROUND(127.5*SIN([.A339]*2*PI()/360)+127.5;0)" office:value-type="float" office:value="70" calcext:value-type="float">
            <text:p>70</text:p>
          </table:table-cell>
          <table:table-cell table:number-columns-repeated="18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ROUND(127.5*COS([.A340]*2*PI()/360)+127.5;0)" office:value-type="float" office:value="242" calcext:value-type="float">
            <text:p>242</text:p>
          </table:table-cell>
          <table:table-cell table:formula="of:=ROUND(127.5*SIN([.A340]*2*PI()/360)+127.5;0)" office:value-type="float" office:value="72" calcext:value-type="float">
            <text:p>72</text:p>
          </table:table-cell>
          <table:table-cell table:number-columns-repeated="18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ROUND(127.5*COS([.A341]*2*PI()/360)+127.5;0)" office:value-type="float" office:value="243" calcext:value-type="float">
            <text:p>243</text:p>
          </table:table-cell>
          <table:table-cell table:formula="of:=ROUND(127.5*SIN([.A341]*2*PI()/360)+127.5;0)" office:value-type="float" office:value="74" calcext:value-type="float">
            <text:p>74</text:p>
          </table:table-cell>
          <table:table-cell table:number-columns-repeated="18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ROUND(127.5*COS([.A342]*2*PI()/360)+127.5;0)" office:value-type="float" office:value="244" calcext:value-type="float">
            <text:p>244</text:p>
          </table:table-cell>
          <table:table-cell table:formula="of:=ROUND(127.5*SIN([.A342]*2*PI()/360)+127.5;0)"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ROUND(127.5*COS([.A343]*2*PI()/360)+127.5;0)" office:value-type="float" office:value="245" calcext:value-type="float">
            <text:p>245</text:p>
          </table:table-cell>
          <table:table-cell table:formula="of:=ROUND(127.5*SIN([.A343]*2*PI()/360)+127.5;0)" office:value-type="float" office:value="78" calcext:value-type="float">
            <text:p>78</text:p>
          </table:table-cell>
          <table:table-cell table:number-columns-repeated="1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ROUND(127.5*COS([.A344]*2*PI()/360)+127.5;0)" office:value-type="float" office:value="246" calcext:value-type="float">
            <text:p>246</text:p>
          </table:table-cell>
          <table:table-cell table:formula="of:=ROUND(127.5*SIN([.A344]*2*PI()/360)+127.5;0)" office:value-type="float" office:value="80" calcext:value-type="float">
            <text:p>80</text:p>
          </table:table-cell>
          <table:table-cell table:number-columns-repeated="18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ROUND(127.5*COS([.A345]*2*PI()/360)+127.5;0)" office:value-type="float" office:value="247" calcext:value-type="float">
            <text:p>247</text:p>
          </table:table-cell>
          <table:table-cell table:formula="of:=ROUND(127.5*SIN([.A345]*2*PI()/360)+127.5;0)"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ROUND(127.5*COS([.A346]*2*PI()/360)+127.5;0)" office:value-type="float" office:value="247" calcext:value-type="float">
            <text:p>247</text:p>
          </table:table-cell>
          <table:table-cell table:formula="of:=ROUND(127.5*SIN([.A346]*2*PI()/360)+127.5;0)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ROUND(127.5*COS([.A347]*2*PI()/360)+127.5;0)" office:value-type="float" office:value="248" calcext:value-type="float">
            <text:p>248</text:p>
          </table:table-cell>
          <table:table-cell table:formula="of:=ROUND(127.5*SIN([.A347]*2*PI()/360)+127.5;0)" office:value-type="float" office:value="86" calcext:value-type="float">
            <text:p>86</text:p>
          </table:table-cell>
          <table:table-cell table:number-columns-repeated="18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ROUND(127.5*COS([.A348]*2*PI()/360)+127.5;0)" office:value-type="float" office:value="249" calcext:value-type="float">
            <text:p>249</text:p>
          </table:table-cell>
          <table:table-cell table:formula="of:=ROUND(127.5*SIN([.A348]*2*PI()/360)+127.5;0)" office:value-type="float" office:value="88" calcext:value-type="float">
            <text:p>88</text:p>
          </table:table-cell>
          <table:table-cell table:number-columns-repeated="18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ROUND(127.5*COS([.A349]*2*PI()/360)+127.5;0)" office:value-type="float" office:value="249" calcext:value-type="float">
            <text:p>249</text:p>
          </table:table-cell>
          <table:table-cell table:formula="of:=ROUND(127.5*SIN([.A349]*2*PI()/360)+127.5;0)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ROUND(127.5*COS([.A350]*2*PI()/360)+127.5;0)" office:value-type="float" office:value="250" calcext:value-type="float">
            <text:p>250</text:p>
          </table:table-cell>
          <table:table-cell table:formula="of:=ROUND(127.5*SIN([.A350]*2*PI()/360)+127.5;0)" office:value-type="float" office:value="92" calcext:value-type="float">
            <text:p>92</text:p>
          </table:table-cell>
          <table:table-cell table:number-columns-repeated="18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ROUND(127.5*COS([.A351]*2*PI()/360)+127.5;0)" office:value-type="float" office:value="251" calcext:value-type="float">
            <text:p>251</text:p>
          </table:table-cell>
          <table:table-cell table:formula="of:=ROUND(127.5*SIN([.A351]*2*PI()/360)+127.5;0)" office:value-type="float" office:value="95" calcext:value-type="float">
            <text:p>95</text:p>
          </table:table-cell>
          <table:table-cell table:number-columns-repeated="18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ROUND(127.5*COS([.A352]*2*PI()/360)+127.5;0)" office:value-type="float" office:value="251" calcext:value-type="float">
            <text:p>251</text:p>
          </table:table-cell>
          <table:table-cell table:formula="of:=ROUND(127.5*SIN([.A352]*2*PI()/360)+127.5;0)" office:value-type="float" office:value="97" calcext:value-type="float">
            <text:p>97</text:p>
          </table:table-cell>
          <table:table-cell table:number-columns-repeated="18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ROUND(127.5*COS([.A353]*2*PI()/360)+127.5;0)" office:value-type="float" office:value="252" calcext:value-type="float">
            <text:p>252</text:p>
          </table:table-cell>
          <table:table-cell table:formula="of:=ROUND(127.5*SIN([.A353]*2*PI()/360)+127.5;0)" office:value-type="float" office:value="99" calcext:value-type="float">
            <text:p>99</text:p>
          </table:table-cell>
          <table:table-cell table:number-columns-repeated="18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ROUND(127.5*COS([.A354]*2*PI()/360)+127.5;0)" office:value-type="float" office:value="252" calcext:value-type="float">
            <text:p>252</text:p>
          </table:table-cell>
          <table:table-cell table:formula="of:=ROUND(127.5*SIN([.A354]*2*PI()/360)+127.5;0)" office:value-type="float" office:value="101" calcext:value-type="float">
            <text:p>101</text:p>
          </table:table-cell>
          <table:table-cell table:number-columns-repeated="18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ROUND(127.5*COS([.A355]*2*PI()/360)+127.5;0)" office:value-type="float" office:value="253" calcext:value-type="float">
            <text:p>253</text:p>
          </table:table-cell>
          <table:table-cell table:formula="of:=ROUND(127.5*SIN([.A355]*2*PI()/360)+127.5;0)" office:value-type="float" office:value="103" calcext:value-type="float">
            <text:p>103</text:p>
          </table:table-cell>
          <table:table-cell table:number-columns-repeated="18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ROUND(127.5*COS([.A356]*2*PI()/360)+127.5;0)" office:value-type="float" office:value="253" calcext:value-type="float">
            <text:p>253</text:p>
          </table:table-cell>
          <table:table-cell table:formula="of:=ROUND(127.5*SIN([.A356]*2*PI()/360)+127.5;0)" office:value-type="float" office:value="105" calcext:value-type="float">
            <text:p>105</text:p>
          </table:table-cell>
          <table:table-cell table:number-columns-repeated="18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ROUND(127.5*COS([.A357]*2*PI()/360)+127.5;0)" office:value-type="float" office:value="253" calcext:value-type="float">
            <text:p>253</text:p>
          </table:table-cell>
          <table:table-cell table:formula="of:=ROUND(127.5*SIN([.A357]*2*PI()/360)+127.5;0)" office:value-type="float" office:value="108" calcext:value-type="float">
            <text:p>108</text:p>
          </table:table-cell>
          <table:table-cell table:number-columns-repeated="18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ROUND(127.5*COS([.A358]*2*PI()/360)+127.5;0)" office:value-type="float" office:value="254" calcext:value-type="float">
            <text:p>254</text:p>
          </table:table-cell>
          <table:table-cell table:formula="of:=ROUND(127.5*SIN([.A358]*2*PI()/360)+127.5;0)" office:value-type="float" office:value="110" calcext:value-type="float">
            <text:p>110</text:p>
          </table:table-cell>
          <table:table-cell table:number-columns-repeated="18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ROUND(127.5*COS([.A359]*2*PI()/360)+127.5;0)" office:value-type="float" office:value="254" calcext:value-type="float">
            <text:p>254</text:p>
          </table:table-cell>
          <table:table-cell table:formula="of:=ROUND(127.5*SIN([.A359]*2*PI()/360)+127.5;0)" office:value-type="float" office:value="112" calcext:value-type="float">
            <text:p>112</text:p>
          </table:table-cell>
          <table:table-cell table:number-columns-repeated="18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ROUND(127.5*COS([.A360]*2*PI()/360)+127.5;0)" office:value-type="float" office:value="254" calcext:value-type="float">
            <text:p>254</text:p>
          </table:table-cell>
          <table:table-cell table:formula="of:=ROUND(127.5*SIN([.A360]*2*PI()/360)+127.5;0)" office:value-type="float" office:value="114" calcext:value-type="float">
            <text:p>114</text:p>
          </table:table-cell>
          <table:table-cell table:number-columns-repeated="18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ROUND(127.5*COS([.A361]*2*PI()/360)+127.5;0)" office:value-type="float" office:value="255" calcext:value-type="float">
            <text:p>255</text:p>
          </table:table-cell>
          <table:table-cell table:formula="of:=ROUND(127.5*SIN([.A361]*2*PI()/360)+127.5;0)" office:value-type="float" office:value="116" calcext:value-type="float">
            <text:p>116</text:p>
          </table:table-cell>
          <table:table-cell table:number-columns-repeated="18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ROUND(127.5*COS([.A362]*2*PI()/360)+127.5;0)" office:value-type="float" office:value="255" calcext:value-type="float">
            <text:p>255</text:p>
          </table:table-cell>
          <table:table-cell table:formula="of:=ROUND(127.5*SIN([.A362]*2*PI()/360)+127.5;0)"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ROUND(127.5*COS([.A363]*2*PI()/360)+127.5;0)" office:value-type="float" office:value="255" calcext:value-type="float">
            <text:p>255</text:p>
          </table:table-cell>
          <table:table-cell table:formula="of:=ROUND(127.5*SIN([.A363]*2*PI()/360)+127.5;0)" office:value-type="float" office:value="121" calcext:value-type="float">
            <text:p>121</text:p>
          </table:table-cell>
          <table:table-cell table:number-columns-repeated="18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ROUND(127.5*COS([.A364]*2*PI()/360)+127.5;0)" office:value-type="float" office:value="255" calcext:value-type="float">
            <text:p>255</text:p>
          </table:table-cell>
          <table:table-cell table:formula="of:=ROUND(127.5*SIN([.A364]*2*PI()/360)+127.5;0)" office:value-type="float" office:value="123" calcext:value-type="float">
            <text:p>123</text:p>
          </table:table-cell>
          <table:table-cell table:number-columns-repeated="18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ROUND(127.5*COS([.A365]*2*PI()/360)+127.5;0)" office:value-type="float" office:value="255" calcext:value-type="float">
            <text:p>255</text:p>
          </table:table-cell>
          <table:table-cell table:formula="of:=ROUND(127.5*SIN([.A365]*2*PI()/360)+127.5;0)" office:value-type="float" office:value="125" calcext:value-type="float">
            <text:p>12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b" fo:country="L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09:36:53.340271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y WEILER</meta:initial-creator>
    <meta:creation-date>2017-12-16T11:31:22.451141931</meta:creation-date>
    <dc:date>2018-03-28T10:15:07.527786343</dc:date>
    <dc:creator>Guy WEILER</dc:creator>
    <meta:editing-duration>PT1H56M37S</meta:editing-duration>
    <meta:editing-cycles>4</meta:editing-cycles>
    <meta:generator>LibreOffice/5.4.5.1$Linux_X86_64 LibreOffice_project/40m0$Build-1</meta:generator>
    <meta:document-statistic meta:table-count="1" meta:cell-count="1855" meta:object-count="0"/>
  </office:meta>
</office:document-meta>
</file>